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ntarell" svg:font-family="Cantarell"/>
    <style:font-face style:name="Nunito" svg:font-family="Nunito"/>
    <style:font-face style:name="Ubuntu Mono" svg:font-family="&quot;Ubuntu Mono&quot;"/>
    <style:font-face style:name="&quot;docs-Ubuntu Mono&quot;" svg:font-family="&quot;&quot;docs-Ubuntu Mono&quot;&quot;"/>
    <style:font-face style:name="Ubuntu Mono,Arial" svg:font-family="&quot;Ubuntu Mono,Arial&quot;"/>
    <style:font-face style:name="docs-Cantarell" svg:font-family="docs-Cantarel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E69138" style:repeat-content="false"/>
      <style:paragraph-properties fo:text-align="center"/>
      <style:text-properties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1C232" style:repeat-content="false"/>
      <style:paragraph-properties fo:text-align="center"/>
      <style:text-properties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741B47" style:repeat-content="false"/>
      <style:paragraph-properties fo:text-align="center"/>
      <style:text-properties fo:color="#FFFFFF"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background-color="#6AA84F" style:repeat-content="false"/>
      <style:paragraph-properties fo:text-align="center"/>
      <style:text-properties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CE5CD" style:repeat-content="false"/>
      <style:paragraph-properties fo:text-align="center"/>
      <style:text-properties fo:color="#FF0000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2CC" style:repeat-content="false"/>
      <style:paragraph-properties fo:text-align="center"/>
      <style:text-properties fo:color="#FF6D01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D5A6BD" style:repeat-content="false"/>
      <style:paragraph-properties fo:text-align="center"/>
      <style:text-properties fo:color="#FFFFFF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D9EAD3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11" style:family="table-cell" style:parent-style-name="Default" style:data-style-name="N0">
      <style:table-cell-properties fo:background-color="#CFE2F3"/>
      <style:text-properties style:font-name="Cantarell" style:font-name-asian="Cantarell" style:font-name-complex="Cantarell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middle" fo:background-color="#FCE5CD" style:repeat-content="false"/>
      <style:paragraph-properties fo:text-align="center"/>
      <style:text-properties fo:color="#FF0000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2CC"/>
      <style:text-properties style:font-name="Cantarell" style:font-name-asian="Cantarell" style:font-name-complex="Cantarell" fo:font-size="11pt" style:font-size-asian="11pt" style:font-size-complex="11pt"/>
    </style:style>
    <style:style style:name="ce14" style:family="table-cell" style:parent-style-name="Default" style:data-style-name="N0">
      <style:table-cell-properties style:vertical-align="middle" fo:background-color="#D5A6BD" style:repeat-content="false"/>
      <style:paragraph-properties fo:text-align="center"/>
      <style:text-properties fo:color="#FFFFFF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D9EAD3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top" fo:background-color="#CFE2F3"/>
      <style:text-properties style:font-name="Ubuntu Mono" style:font-name-asian="Ubuntu Mono" style:font-name-complex="Ubuntu Mono" fo:font-size="11pt" style:font-size-asian="11pt" style:font-size-complex="11pt"/>
    </style:style>
    <style:style style:name="ce17" style:family="table-cell" style:parent-style-name="Default" style:data-style-name="N0">
      <style:table-cell-properties style:vertical-align="automatic" fo:background-color="#CFE2F3"/>
      <style:text-properties style:font-name="Cantarell" style:font-name-asian="Cantarell" style:font-name-complex="Cantarell" fo:font-size="11pt" style:font-size-asian="11pt" style:font-size-complex="11pt"/>
    </style:style>
    <style:style style:name="ce18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/>
    </style:style>
    <style:style style:name="ce19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20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fo:color="#FF9900" style:font-name="Ubuntu Mono" style:font-name-asian="Ubuntu Mono" style:font-name-complex="Ubuntu Mono" fo:font-size="11pt" style:font-size-asian="11pt" style:font-size-complex="11pt"/>
    </style:style>
    <style:style style:name="ce21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00FF00" style:font-name="Ubuntu Mono" style:font-name-asian="Ubuntu Mono" style:font-name-complex="Ubuntu Mono" fo:font-size="11pt" style:font-size-asian="11pt" style:font-size-complex="11pt"/>
    </style:style>
    <style:style style:name="ce22" style:family="table-cell" style:parent-style-name="Default" style:data-style-name="N0">
      <style:table-cell-properties style:vertical-align="middle" fo:background-color="#CFE2F3" style:repeat-content="false"/>
      <style:paragraph-properties fo:text-align="center"/>
      <style:text-properties fo:color="#9900FF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style:font-name="&quot;docs-Ubuntu Mono&quot;" style:font-name-asian="&quot;docs-Ubuntu Mono&quot;" style:font-name-complex="&quot;docs-Ubuntu Mono&quot;" fo:font-size="11pt" style:font-size-asian="11pt" style:font-size-complex="11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top" fo:wrap-option="wrap" fo:background-color="#CFE2F3" style:repeat-content="false"/>
      <style:paragraph-properties fo:text-align="start" fo:margin-left="0cm"/>
      <style:text-properties style:font-name="&quot;docs-Ubuntu Mono&quot;" style:font-name-asian="&quot;docs-Ubuntu Mono&quot;" style:font-name-complex="&quot;docs-Ubuntu Mono&quot;" fo:font-size="11pt" style:font-size-asian="11pt" style:font-size-complex="11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background-color="#FCE5CD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27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/>
    </style:style>
    <style:style style:name="ce28" style:family="table-cell" style:parent-style-name="Default" style:data-style-name="N0">
      <style:table-cell-properties style:vertical-align="top"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29" style:family="table-cell" style:parent-style-name="Default" style:data-style-name="N0">
      <style:table-cell-properties fo:border-top="thin solid #FFFFFF" fo:border-bottom="thin solid #FFFFFF" fo:border-left="none" fo:border-right="none" style:vertical-align="top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30" style:family="table-cell" style:parent-style-name="Default" style:data-style-name="N0">
      <style:table-cell-properties style:vertical-align="top" fo:wrap-option="wrap"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31" style:family="table-cell" style:parent-style-name="Default" style:data-style-name="N0">
      <style:table-cell-properties style:vertical-align="automatic"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32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33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34" style:family="table-cell" style:parent-style-name="Default" style:data-style-name="N0">
      <style:table-cell-properties fo:border-top="thin solid #FFFFFF" fo:border-bottom="thin solid #FFFFFF" fo:border-left="none" fo:border-right="none" style:vertical-align="automatic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35" style:family="table-cell" style:parent-style-name="Default" style:data-style-name="N0">
      <style:table-cell-properties fo:border-top="thin solid #FFFFFF" fo:border-bottom="thin solid #FFFFFF" fo:border-left="none" fo:border-right="none" style:vertical-align="automatic" fo:background-color="#000000" style:repeat-content="false"/>
      <style:paragraph-properties fo:text-align="start" fo:margin-left="0cm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36" style:family="table-cell" style:parent-style-name="Default" style:data-style-name="N0">
      <style:table-cell-properties style:vertical-align="top" fo:background-color="#C9DAF8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38" style:family="table-cell" style:parent-style-name="Default" style:data-style-name="N36">
      <style:table-cell-properties fo:border-top="thin solid #FFFFFF" fo:border-bottom="thin solid #FFFFFF" fo:border-left="none" fo:border-right="none" style:vertical-align="automatic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39" style:family="table-cell" style:parent-style-name="Default" style:data-style-name="N0">
      <style:table-cell-properties style:vertical-align="top" fo:wrap-option="wrap" fo:background-color="#C9DAF8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middle" fo:wrap-option="wrap" fo:background-color="#C9DAF8" style:rotation-angle="90" style:repeat-content="false"/>
      <style:paragraph-properties fo:text-align="center"/>
      <style:text-properties fo:color="#FF00FF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top" fo:wrap-option="wrap" fo:background-color="#CFE2F3"/>
      <style:text-properties style:font-name="Ubuntu Mono" style:font-name-asian="Ubuntu Mono" style:font-name-complex="Ubuntu Mono" fo:font-size="11pt" style:font-size-asian="11pt" style:font-size-complex="11pt"/>
    </style:style>
    <style:style style:name="ce42" style:family="table-cell" style:parent-style-name="Default" style:data-style-name="N0">
      <style:table-cell-properties style:vertical-align="automatic" fo:background-color="#FFF2CC"/>
      <style:text-properties style:font-name="Cantarell" style:font-name-asian="Cantarell" style:font-name-complex="Cantarell" fo:font-size="11pt" style:font-size-asian="11pt" style:font-size-complex="11pt"/>
    </style:style>
    <style:style style:name="ce43" style:family="table-cell" style:parent-style-name="Default" style:data-style-name="N0">
      <style:table-cell-properties style:vertical-align="middle" fo:background-color="#FFF2CC" style:repeat-content="false"/>
      <style:paragraph-properties fo:text-align="center"/>
      <style:text-properties fo:color="#FF6D01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middle" fo:wrap-option="wrap" fo:background-color="#CFE2F3"/>
      <style:text-properties fo:color="#FF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fo:wrap-option="wrap" fo:background-color="#CFE2F3"/>
      <style:text-properties fo:color="#FF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FFFFFF" fo:border-bottom="thin solid #FFFFFF" fo:border-left="none" fo:border-right="none" style:vertical-align="automatic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47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FF00FF" style:font-name="Ubuntu Mono" style:font-name-asian="Ubuntu Mono" style:font-name-complex="Ubuntu Mono" fo:font-size="11pt" style:font-size-asian="11pt" style:font-size-complex="11pt"/>
    </style:style>
    <style:style style:name="ce48" style:family="table-cell" style:parent-style-name="Default" style:data-style-name="N0">
      <style:table-cell-properties style:vertical-align="automatic" fo:background-color="#CFE2F3"/>
      <style:text-properties fo:font-size="11pt" style:font-size-asian="11pt" style:font-size-complex="11pt"/>
    </style:style>
    <style:style style:name="ce49" style:family="table-cell" style:parent-style-name="Default" style:data-style-name="N0">
      <style:table-cell-properties style:vertical-align="automatic" fo:background-color="#FFF2CC"/>
      <style:text-properties fo:font-size="11pt" style:font-size-asian="11pt" style:font-size-complex="11pt"/>
    </style:style>
    <style:style style:name="ce50" style:family="table-cell" style:parent-style-name="Default" style:data-style-name="N0">
      <style:table-cell-properties style:vertical-align="automatic" fo:background-color="#CFE2F3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/>
    </style:style>
    <style:style style:name="ce51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52" style:family="table-cell" style:parent-style-name="Default" style:data-style-name="N0">
      <style:table-cell-properties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53" style:family="table-cell" style:parent-style-name="Default" style:data-style-name="N0">
      <style:table-cell-properties style:vertical-align="top" fo:background-color="#C9DAF8"/>
      <style:text-properties fo:color="#0000FF" style:font-name="Ubuntu Mono" style:font-name-asian="Ubuntu Mono" style:font-name-complex="Ubuntu Mono" fo:font-size="11pt" style:font-size-asian="11pt" style:font-size-complex="11pt"/>
    </style:style>
    <style:style style:name="ce54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fo:color="#0000FF" style:font-name="Ubuntu Mono" style:font-name-asian="Ubuntu Mono" style:font-name-complex="Ubuntu Mono" fo:font-size="11pt" style:font-size-asian="11pt" style:font-size-complex="11pt"/>
    </style:style>
    <style:style style:name="ce55" style:family="table-cell" style:parent-style-name="Default" style:data-style-name="N0">
      <style:table-cell-properties style:vertical-align="automatic"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56" style:family="table-cell" style:parent-style-name="Default" style:data-style-name="N0">
      <style:table-cell-properties style:vertical-align="top"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57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fo:color="#0000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58" style:family="table-cell" style:parent-style-name="Default" style:data-style-name="N0">
      <style:table-cell-properties style:vertical-align="top" fo:wrap-option="wrap" fo:background-color="#C9DAF8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automatic" fo:wrap-option="wrap"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60" style:family="table-cell" style:parent-style-name="Default" style:data-style-name="N0">
      <style:table-cell-properties style:vertical-align="automatic" fo:wrap-option="wrap" fo:background-color="#CFE2F3"/>
      <style:text-properties style:font-name="Cantarell" style:font-name-asian="Cantarell" style:font-name-complex="Cantarell" fo:font-size="11pt" style:font-size-asian="11pt" style:font-size-complex="11pt"/>
    </style:style>
    <style:style style:name="ce61" style:family="table-cell" style:parent-style-name="Default" style:data-style-name="N0">
      <style:table-cell-properties fo:border-top="thin solid #FFFFFF" fo:border-bottom="thin solid #FFFFFF" fo:border-left="none" fo:border-right="none" style:vertical-align="top" fo:wrap-option="wrap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62" style:family="table-cell" style:parent-style-name="Default" style:data-style-name="N0">
      <style:table-cell-properties style:vertical-align="top" fo:background-color="#CFE2F3"/>
      <style:text-properties fo:color="#0000FF" style:font-name="Ubuntu Mono" style:font-name-asian="Ubuntu Mono" style:font-name-complex="Ubuntu Mono" fo:font-size="11pt" style:font-size-asian="11pt" style:font-size-complex="11pt"/>
    </style:style>
    <style:style style:name="ce63" style:family="table-cell" style:parent-style-name="Default" style:data-style-name="N0">
      <style:table-cell-properties fo:border-top="thin solid #FFFFFF" fo:border-bottom="thin solid #FFFFFF" fo:border-left="none" fo:border-right="none" style:vertical-align="automatic" fo:wrap-option="wrap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64" style:family="table-cell" style:parent-style-name="Default" style:data-style-name="N0">
      <style:table-cell-properties style:vertical-align="automatic" fo:wrap-option="wrap" fo:background-color="#CFE2F3"/>
      <style:text-properties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fo:color="#0000FF" style:font-name="Ubuntu Mono" style:font-name-asian="Ubuntu Mono" style:font-name-complex="Ubuntu Mono" fo:font-size="11pt" style:font-size-asian="11pt" style:font-size-complex="11pt"/>
    </style:style>
    <style:style style:name="ce66" style:family="table-cell" style:parent-style-name="Default" style:data-style-name="N0">
      <style:table-cell-properties style:vertical-align="top" fo:background-color="#CFE2F3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67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none" fo:border-bottom="thin solid #FFFFFF" fo:border-left="none" fo:border-right="none" style:vertical-align="automatic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69" style:family="table-cell" style:parent-style-name="Default" style:data-style-name="N0">
      <style:table-cell-properties fo:border-top="thin solid #FFFFFF" fo:border-bottom="none" fo:border-left="none" fo:border-right="none" style:vertical-align="automatic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70" style:family="table-cell" style:parent-style-name="Default" style:data-style-name="N0">
      <style:table-cell-properties fo:border-top="none" fo:border-bottom="thin solid #FFFFFF" fo:border-left="none" fo:border-right="none" style:vertical-align="automatic" fo:wrap-option="wrap" fo:background-color="#000000"/>
      <style:text-properties fo:color="#FF00FF" style:font-name="Ubuntu Mono" style:font-name-asian="Ubuntu Mono" style:font-name-complex="Ubuntu Mono" fo:font-size="11pt" style:font-size-asian="11pt" style:font-size-complex="11pt"/>
    </style:style>
    <style:style style:name="ce71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72" style:family="table-cell" style:parent-style-name="Default" style:data-style-name="N0">
      <style:table-cell-properties style:vertical-align="automatic" fo:background-color="#000000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73" style:family="table-cell" style:parent-style-name="Default" style:data-style-name="N0">
      <style:table-cell-properties fo:border-top="none" fo:border-bottom="thin solid #FFFFFF" fo:border-left="none" fo:border-right="none" style:vertical-align="top" fo:wrap-option="wrap" fo:background-color="#000000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74" style:family="table-cell" style:parent-style-name="Default" style:data-style-name="N0">
      <style:table-cell-properties fo:border-top="thin solid #FFFFFF" fo:border-bottom="none" fo:border-left="none" fo:border-right="none" style:vertical-align="top" fo:wrap-option="wrap" fo:background-color="#000000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75" style:family="table-cell" style:parent-style-name="Default" style:data-style-name="N0">
      <style:table-cell-properties fo:border-top="thin solid #FFFFFF" fo:border-bottom="none" fo:border-left="none" fo:border-right="none" style:vertical-align="automatic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76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78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8pt" style:font-size-asian="8pt" style:font-size-complex="8pt"/>
    </style:style>
    <style:style style:name="ce79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666666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80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666666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81" style:family="table-cell" style:parent-style-name="Default" style:data-style-name="N0">
      <style:table-cell-properties fo:background-color="#CFE2F3"/>
      <style:text-properties style:font-name="Ubuntu Mono" style:font-name-asian="Ubuntu Mono" style:font-name-complex="Ubuntu Mono" fo:font-size="11pt" style:font-size-asian="11pt" style:font-size-complex="11pt"/>
    </style:style>
    <style:style style:name="ce82" style:family="table-cell" style:parent-style-name="Default" style:data-style-name="N0">
      <style:table-cell-properties fo:border-top="thin solid #FFFFFF" fo:border-bottom="thin solid #FFFFFF" fo:border-left="none" fo:border-right="none" style:vertical-align="automatic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83" style:family="table-cell" style:parent-style-name="Default" style:data-style-name="N0">
      <style:table-cell-properties style:vertical-align="middle" fo:background-color="#D5A6BD" style:repeat-content="false"/>
      <style:paragraph-properties fo:text-align="center"/>
      <style:text-properties fo:color="#FFFFFF" style:font-name="docs-Cantarell" style:font-name-asian="docs-Cantarell" style:font-name-complex="docs-Cantarell" fo:font-size="11pt" style:font-size-asian="11pt" style:font-size-complex="11pt"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 fo:background-color="#D0E0E3" style:repeat-content="false"/>
      <style:paragraph-properties fo:text-align="center"/>
      <style:text-properties style:font-name="Cantarell" style:font-name-asian="Cantarell" style:font-name-complex="Cantarell" fo:font-size="24pt" style:font-size-asian="24pt" style:font-size-complex="24pt" fo:font-weight="bold" style:font-weight-asian="bold" style:font-weight-complex="bold"/>
    </style:style>
    <style:style style:name="ce85" style:family="table-cell" style:parent-style-name="Default" style:data-style-name="N0">
      <style:table-cell-properties style:vertical-align="middle" fo:background-color="#FF0000" style:repeat-content="false"/>
      <style:paragraph-properties fo:text-align="center"/>
      <style:text-properties style:font-name="Cantarell" style:font-name-asian="Cantarell" style:font-name-complex="Cantarell" fo:font-size="14pt" style:font-size-asian="14pt" style:font-size-complex="14pt" fo:font-weight="bold" style:font-weight-asian="bold" style:font-weight-complex="bold"/>
    </style:style>
    <style:style style:name="ce86" style:family="table-cell" style:parent-style-name="Default" style:data-style-name="N0">
      <style:table-cell-properties style:vertical-align="automatic" fo:background-color="#A4C2F4" style:repeat-content="false"/>
      <style:paragraph-properties fo:text-align="center"/>
      <style:text-properties style:font-name="Cantarell" style:font-name-asian="Cantarell" style:font-name-complex="Cantarell" fo:font-size="14pt" style:font-size-asian="14pt" style:font-size-complex="14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none" fo:border-bottom="thin solid #000000" fo:border-left="none" fo:border-right="none" fo:background-color="#6D9EEB"/>
    </style:style>
    <style:style style:name="ce8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6D9EEB" style:repeat-content="false"/>
      <style:paragraph-properties fo:text-align="center"/>
      <style:text-properties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89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7pt" style:font-size-asian="7pt" style:font-size-complex="7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none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91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92" style:family="table-cell" style:parent-style-name="Default" style:data-style-name="N0">
      <style:table-cell-properties style:vertical-align="middle" fo:wrap-option="wrap" fo:background-color="#C9DAF8" style:rotation-angle="90" style:repeat-content="false"/>
      <style:paragraph-properties fo:text-align="center"/>
      <style:text-properties fo:color="#FF00FF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93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24pt" style:font-size-asian="24pt" style:font-size-complex="24pt" fo:font-weight="bold" style:font-weight-asian="bold" style:font-weight-complex="bold"/>
    </style:style>
    <style:style style:name="ce94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95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9pt" style:font-size-asian="9pt" style:font-size-complex="9pt" fo:font-weight="bold" style:font-weight-asian="bold" style:font-weight-complex="bold"/>
    </style:style>
    <style:style style:name="ce96" style:family="table-cell" style:parent-style-name="Default" style:data-style-name="N0">
      <style:table-cell-properties style:vertical-align="middle" fo:background-color="#D9EAD3" style:repeat-content="false"/>
      <style:paragraph-properties fo:text-align="center"/>
      <style:text-properties fo:color="#FF0000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97" style:family="table-cell" style:parent-style-name="Default" style:data-style-name="N0">
      <style:table-cell-properties style:vertical-align="top" fo:background-color="#C9DAF8"/>
      <style:text-properties style:font-name="Ubuntu Mono" style:font-name-asian="Ubuntu Mono" style:font-name-complex="Ubuntu Mono" fo:font-size="11pt" style:font-size-asian="11pt" style:font-size-complex="11pt" fo:font-style="italic" style:font-style-asian="italic" style:font-style-complex="italic" style:font-family-generic="modern"/>
    </style:style>
    <style:style style:name="ce98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 style:font-family-generic="modern"/>
    </style:style>
    <style:style style:name="ce99" style:family="table-cell" style:parent-style-name="Default" style:data-style-name="N0">
      <style:table-cell-properties fo:border-top="thin solid #FFFFFF" fo:border-bottom="none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 style:font-family-generic="modern"/>
    </style:style>
    <style:style style:name="ce100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7pt" style:font-size-asian="7pt" style:font-size-complex="7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000000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T1" style:family="text" style:parent-style-name="Default">
      <style:text-properties fo:color="#000000" style:text-line-through-style="none" style:font-name="Cantarell" style:font-name-asian="Cantarell" style:font-name-complex="Cantarel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FFFFFF" style:text-line-through-style="none" style:font-name="Nunito" style:font-name-asian="Nunito" style:font-name-complex="Nunito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FFFF" style:text-line-through-style="none" style:font-name="Nunito" style:font-name-asian="Nunito" style:font-name-complex="Nunito"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FFFF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8E7CC3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B4A7D6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FFFF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9" style:family="text" style:parent-style-name="Default">
      <style:text-properties fo:color="#FFFFFF" style:text-line-through-style="none" style:font-name="Cantarell" style:font-name-asian="Cantarell" style:font-name-complex="Cantarel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0" style:family="text" style:parent-style-name="Default">
      <style:text-properties fo:color="#000000" style:text-line-through-style="none" style:font-name="Cantarell" style:font-name-asian="Cantarell" style:font-name-complex="Cantarel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1" style:family="text" style:parent-style-name="Default">
      <style:text-properties fo:color="#FF0000" style:text-line-through-style="none" style:font-name="Cantarell" style:font-name-asian="Cantarell" style:font-name-complex="Cantarel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2" style:family="text" style:parent-style-name="Default">
      <style:text-properties fo:color="#CC0000" style:text-line-through-style="none" style:font-name="Cantarell" style:font-name-asian="Cantarell" style:font-name-complex="Cantarell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3" style:family="text" style:parent-style-name="Default">
      <style:text-properties fo:color="#FFFFFF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FF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5" style:family="text" style:parent-style-name="Default">
      <style:text-properties fo:color="#00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6" style:family="text" style:parent-style-name="Default">
      <style:text-properties fo:color="#FFFFFF" style:text-line-through-style="none" style:font-name="Ubuntu Mono" style:font-name-asian="Ubuntu Mono" style:font-name-complex="Ubuntu Mono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7" style:family="text" style:parent-style-name="Default">
      <style:text-properties fo:color="#FF00FF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8" style:family="text" style:parent-style-name="Default">
      <style:text-properties fo:color="#00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9" style:family="text" style:parent-style-name="Default">
      <style:text-properties fo:color="#FF00FF" style:text-line-through-style="none" style:font-name="Cantarell" style:font-name-asian="Cantarell" style:font-name-complex="Cantarel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0" style:family="text" style:parent-style-name="Default">
      <style:text-properties fo:color="#FF00FF" style:text-line-through-style="none" style:font-name="Cantarell" style:font-name-asian="Cantarell" style:font-name-complex="Cantarell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1" style:family="text" style:parent-style-name="Default">
      <style:text-properties fo:color="#000000" style:text-line-through-style="none" style:font-name="Ubuntu Mono" style:font-name-asian="Ubuntu Mono" style:font-name-complex="Ubuntu Mono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2" style:family="text" style:parent-style-name="Default">
      <style:text-properties fo:color="#00FFFF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CC0000" style:text-line-through-style="none" style:font-name="Cantarell" style:font-name-asian="Cantarell" style:font-name-complex="Cantarel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4" style:family="text" style:parent-style-name="Default">
      <style:text-properties fo:color="#00FF00" style:text-line-through-style="none" style:font-name="Ubuntu Mono,Arial" style:font-name-asian="Ubuntu Mono,Arial" style:font-name-complex="Ubuntu Mono,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FFFFFF" style:text-line-through-style="none" style:font-name="Ubuntu Mono,Arial" style:font-name-asian="Ubuntu Mono,Arial" style:font-name-complex="Ubuntu Mono,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6" style:family="text" style:parent-style-name="Default">
      <style:text-properties fo:color="#0000FF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00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28" style:family="text" style:parent-style-name="Default">
      <style:text-properties fo:color="#CC0000" style:text-line-through-style="none" style:font-name="Cantarell" style:font-name-asian="Cantarell" style:font-name-complex="Cantarel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9" style:family="text" style:parent-style-name="Default">
      <style:text-properties fo:color="#FF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296333333333333cm"/>
    </style:style>
    <style:style style:name="co2" style:family="table-column">
      <style:table-column-properties fo:break-before="auto" style:column-width="6.43466666666667cm"/>
    </style:style>
    <style:style style:name="co3" style:family="table-column">
      <style:table-column-properties fo:break-before="auto" style:column-width="0.8255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9.525cm"/>
    </style:style>
    <style:style style:name="co6" style:family="table-column">
      <style:table-column-properties fo:break-before="auto" style:column-width="4.97416666666667cm"/>
    </style:style>
    <style:style style:name="co7" style:family="table-column">
      <style:table-column-properties fo:break-before="auto" style:column-width="7.95866666666667cm"/>
    </style:style>
    <style:style style:name="co8" style:family="table-column">
      <style:table-column-properties fo:break-before="auto" style:column-width="2.4765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63.5pt" style:use-optimal-row-height="false" fo:break-before="auto"/>
    </style:style>
    <style:style style:name="ro5" style:family="table-row">
      <style:table-row-properties style:row-height="17.4pt" style:use-optimal-row-height="true" fo:break-before="auto"/>
    </style:style>
    <style:style style:name="ro6" style:family="table-row">
      <style:table-row-properties style:row-height="13.8pt" style:use-optimal-row-height="true" fo:break-before="auto"/>
    </style:style>
    <style:style style:name="ro7" style:family="table-row">
      <style:table-row-properties style:row-height="15.6pt" style:use-optimal-row-height="true" fo:break-before="auto"/>
    </style:style>
    <style:style style:name="ro8" style:family="table-row">
      <style:table-row-properties style:row-height="26.4pt" style:use-optimal-row-height="true" fo:break-before="auto"/>
    </style:style>
    <style:style style:name="ro9" style:family="table-row">
      <style:table-row-properties style:row-height="39.6pt" style:use-optimal-row-height="true" fo:break-before="auto"/>
    </style:style>
    <style:style style:name="ro10" style:family="table-row">
      <style:table-row-properties style:row-height="66pt" style:use-optimal-row-height="true" fo:break-before="auto"/>
    </style:style>
    <style:style style:name="ro11" style:family="table-row">
      <style:table-row-properties style:row-height="52.8pt" style:use-optimal-row-height="true" fo:break-before="auto"/>
    </style:style>
    <style:style style:name="ro12" style:family="table-row">
      <style:table-row-properties style:row-height="40.2pt" style:use-optimal-row-height="true" fo:break-before="auto"/>
    </style:style>
    <style:style style:name="ro13" style:family="table-row">
      <style:table-row-properties style:row-height="53.4pt" style:use-optimal-row-height="true" fo:break-before="auto"/>
    </style:style>
    <style:style style:name="ro14" style:family="table-row">
      <style:table-row-properties style:row-height="79.2pt" style:use-optimal-row-height="true" fo:break-before="auto"/>
    </style:style>
    <style:style style:name="ro15" style:family="table-row">
      <style:table-row-properties style:row-height="66.6pt" style:use-optimal-row-height="true" fo:break-before="auto"/>
    </style:style>
    <style:style style:name="ro16" style:family="table-row">
      <style:table-row-properties style:row-height="145.8pt" style:use-optimal-row-height="true" fo:break-before="auto"/>
    </style:style>
    <style:style style:name="ro17" style:family="table-row">
      <style:table-row-properties style:row-height="27pt" style:use-optimal-row-height="true" fo:break-before="auto"/>
    </style:style>
    <style:style style:name="ro18" style:family="table-row">
      <style:table-row-properties style:row-height="198.6pt" style:use-optimal-row-height="true" fo:break-before="auto"/>
    </style:style>
    <style:style style:name="ro19" style:family="table-row">
      <style:table-row-properties style:row-height="105.6pt" style:use-optimal-row-height="true" fo:break-before="auto"/>
    </style:style>
    <style:style style:name="ro20" style:family="table-row">
      <style:table-row-properties style:row-height="92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R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4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10" table:number-rows-spanned="1" table:style-name="ce84">
            <text:p>MINISHELL 🐚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10" table:number-rows-spanned="20" table:style-name="ce85">
            <text:p>⚠️⚠️⚠️⚠️⚠️⚠️⚠️⚠️⚠️⚠️⚠️</text:p>
            <text:p/>
            <text:p><text:span text:style-name="T2">[FR] ATTENTION</text:span><text:span text:style-name="T2"/></text:p>
            <text:p><text:span text:style-name="T2">Les comportements présents dans cet Excel<text:s/></text:span><text:span text:style-name="T3">ne sont pas tous a gérer</text:span><text:span text:style-name="T2"><text:s/>dans la Mandatory du projet Minishell !</text:span><text:span text:style-name="T2"/></text:p>
            <text:p><text:span text:style-name="T2">Ne vous mettez pas la pression pour essayer de tous les gérer !</text:span><text:span text:style-name="T2"/></text:p>
            <text:p><text:span text:style-name="T2">Vérifiez juste pour ces cas non gerables s'ils ne Segfault pas, ou n'effectuent pas un comportement suspect !</text:span><text:span text:style-name="T2"/></text:p>
            <text:p><text:span text:style-name="T2">Utilisez votre bon sens pour exploiter au mieux ce document et faire un Minishell pas trop ambitieux, selon votre situation du projet.</text:span><text:span text:style-name="T2"/></text:p>
            <text:p><text:span text:style-name="T2">(Par contre, si vous etes chauds pour tout gérer, GG à vous !)</text:span><text:span text:style-name="T2"/></text:p>
            <text:p/>
            <text:p/>
            <text:p><text:span text:style-name="T2">Bon courage et n'hésitez pas à m'envoyer un MP si besoin !</text:span><text:span text:style-name="T2"/></text:p>
            <text:p/>
            <text:p><text:span text:style-name="T2">--------------------------------------------------------</text:span><text:span text:style-name="T2"/></text:p>
            <text:p/>
            <text:p><text:span text:style-name="T2">[EN] WARNING</text:span><text:span text:style-name="T2"/></text:p>
            <text:p><text:span text:style-name="T2">The behaviors listed in this Excel file<text:s/></text:span><text:span text:style-name="T3">are not all required to be handled</text:span><text:span text:style-name="T2"><text:s/>in the mandatory part of the Minishell project!</text:span><text:span text:style-name="T2"/></text:p>
            <text:p><text:span text:style-name="T2">Don't stress yourself out trying to handle all of them!</text:span><text:span text:style-name="T2"/></text:p>
            <text:p><text:span text:style-name="T2">Just make sure that these unmanageable cases don't cause a segfault or exhibit suspicious behavior!</text:span><text:span text:style-name="T2"/></text:p>
            <text:p><text:span text:style-name="T2">Use your common sense to make the best use of this document and create a Minishell that is not overly ambitious, depending on your project situation.</text:span><text:span text:style-name="T2"/></text:p>
            <text:p><text:span text:style-name="T2">(However, if you're up for handling everything, GG to you!)</text:span><text:span text:style-name="T2"/></text:p>
            <text:p/>
            <text:p><text:span text:style-name="T2">Good luck, and feel free to DM me if needed!</text:span><text:span text:style-name="T2"/></text:p>
            <text:p/>
            <text:p/>
            <text:p><text:span text:style-name="T4">(</text:span><text:span text:style-name="T5">GitHub : vietdu91</text:span><text:span text:style-name="T4"><text:s/>/<text:s/></text:span><text:span text:style-name="T7">Discord : vietdu91#6048</text:span><text:span text:style-name="T6"><text:s/></text:span><text:span text:style-name="T4">/<text:s/></text:span><text:span text:style-name="T8">Intra : emtran</text:span><text:span text:style-name="T4">)</text:span><text:span text:style-name="T4"/></text:p>
            <text:p/>
            <text:p><text:span text:style-name="T9">⚠️⚠️⚠️⚠️⚠️⚠️⚠️⚠️⚠️⚠️⚠️</text:span></text:p>
          </table:table-cell>
          <table:covered-table-cell table:number-columns-repeated="9"/>
          <table:table-cell table:number-columns-repeated="16374"/>
        </table:table-row>
        <table:table-row table:number-rows-repeated="18" table:style-name="ro3">
          <table:covered-table-cell/>
          <table:covered-table-cell table:number-columns-repeated="9"/>
          <table:table-cell table:number-columns-repeated="16374"/>
        </table:table-row>
        <table:table-row table:style-name="ro4">
          <table:covered-table-cell/>
          <table:covered-table-cell table:number-columns-repeated="9"/>
          <table:table-cell table:number-columns-repeated="16374"/>
        </table:table-row>
        <table:table-row table:style-name="ro5">
          <table:table-cell office:value-type="string" table:number-columns-spanned="10" table:number-rows-spanned="1" table:style-name="ce86">
            <text:p>Gestion des comportements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table:number-columns-spanned="1" table:number-rows-spanned="2" table:style-name="ce87"/>
          <table:table-cell office:value-type="string" table:number-columns-spanned="1" table:number-rows-spanned="2" table:style-name="ce88">
            <text:p>test.c</text:p>
          </table:table-cell>
          <table:table-cell table:number-columns-spanned="1" table:number-rows-spanned="2" table:style-name="ce87"/>
          <table:table-cell office:value-type="string" table:style-name="ce2">
            <text:p>A faire</text:p>
          </table:table-cell>
          <table:table-cell office:value-type="string" table:style-name="ce3">
            <text:p>A tester</text:p>
          </table:table-cell>
          <table:table-cell office:value-type="string" table:style-name="ce4">
            <text:p>Leaks ?</text:p>
          </table:table-cell>
          <table:table-cell office:value-type="string" table:style-name="ce5">
            <text:p>Fonctionne</text:p>
          </table:table-cell>
          <table:table-cell office:value-type="string" table:number-columns-spanned="1" table:number-rows-spanned="2" table:style-name="ce88">
            <text:p>Comportement attendu</text:p>
          </table:table-cell>
          <table:table-cell office:value-type="string" table:number-columns-spanned="1" table:number-rows-spanned="2" table:style-name="ce88">
            <text:p>Sortie d'exit (echo $?)</text:p>
          </table:table-cell>
          <table:table-cell office:value-type="string" table:number-columns-spanned="1" table:number-rows-spanned="2" table:style-name="ce88">
            <text:p>Notes</text:p>
          </table:table-cell>
          <table:table-cell table:number-columns-repeated="16374"/>
        </table:table-row>
        <table:table-row table:style-name="ro6">
          <table:covered-table-cell/>
          <table:covered-table-cell/>
          <table:covered-table-cell/>
          <table:table-cell office:value-type="string" table:style-name="ce6">
            <text:p>X</text:p>
          </table:table-cell>
          <table:table-cell office:value-type="string" table:style-name="ce7">
            <text:p>X</text:p>
          </table:table-cell>
          <table:table-cell office:value-type="string" table:style-name="ce8">
            <text:p>OK<text:s/><text:span text:style-name="T10">KO</text:span></text:p>
          </table:table-cell>
          <table:table-cell office:value-type="string" table:style-name="ce9">
            <text:p>OK<text:s/><text:span text:style-name="T11">KO</text:span></text:p>
          </table:table-cell>
          <table:covered-table-cell/>
          <table:covered-table-cell/>
          <table:covered-table-cell/>
          <table:table-cell table:number-columns-repeated="16374"/>
        </table:table-row>
        <table:table-row table:style-name="ro6">
          <table:table-cell office:value-type="string" table:number-columns-spanned="1" table:number-rows-spanned="57" table:style-name="ce100">
            <text:p>CARACTERES A LA VOLEE (SYNTAXE)<text:s/><text:span text:style-name="T12">🌦</text:span></text:p>
          </table:table-cell>
          <table:table-cell office:value-type="string" table:style-name="ce10">
            <text:p><text:span text:style-name="T14">$&gt;</text:span><text:s/>\n (touche entrée)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number-columns-spanned="1" table:number-rows-spanned="5" table:style-name="ce101">
            <text:p>$&gt;</text:p>
          </table:table-cell>
          <table:table-cell office:value-type="string" table:style-name="ce16">
            <text:p>Exit de l'ancienne commande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<text:span text:style-name="T14">$&gt;</text:span><text:s/>[<text:span text:style-name="T16">que des espaces</text:span>]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<text:span text:style-name="T14">$&gt;</text:span><text:s/>[<text:span text:style-name="T16">que des tabulations</text:span>]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0" table:style-name="ce18">
            <text:p>0</text:p>
          </table:table-cell>
          <table:table-cell office:value-type="string" table:style-name="ce16">
            <text:p>Crl + V + Tab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: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0" table:style-name="ce20">
            <text:p>0</text:p>
          </table:table-cell>
          <table:table-cell office:value-type="string" table:style-name="ce16">
            <text:p>Marche aussi pour "#"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!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1" table:style-name="ce20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number-columns-spanned="1" table:number-rows-spanned="5" table:style-name="ce91">
            <text:p>bash: syntax error near</text:p>
            <text:p>unexpected token `newline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&l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&gt;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&gt;&gt;&gt;&gt;&gt;&gt;&gt;&gt;&gt;&gt;&gt;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&lt;&l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lt;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&lt;&lt;&lt;&lt;&lt;&lt;&lt;&lt;&lt;&lt;&lt;&lt;&l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lt;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&gt; &gt; 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&lt;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 &gt;&gt; &gt;&gt; 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&lt;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&gt;&gt; &gt;&gt; &gt;&gt; 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&lt;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/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.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.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./../../../../..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./../../../../..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/////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//////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21">
            <text:p>$&gt;<text:s/><text:span text:style-name="T13">\\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\: command not found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21">
            <text:p>$&gt;<text:s/><text:span text:style-name="T13">\\\\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\\: command not found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21">
            <text:p>$&gt;<text:s/><text:span text:style-name="T13">\\\\\\\\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\\\\: command not found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-</text:span>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-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16">
            <text:p>Marche aussi pour "_@°]=+£$?"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les metacharacters "&amp;();"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 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 | 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|||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|||||||||||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|&g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&amp;&amp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amp;&amp;&amp;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&amp;&amp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amp;&amp;&amp;&amp;&amp;&amp;&amp;&amp;&amp;&amp;&amp;&amp;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&amp;&amp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;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;;;;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;;;;;;;;;;;;;;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 (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 ( ( ( ) )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"hola"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'hola'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''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<text:s/><text:span text:style-name="T17">crashtest.c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23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*/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<text:s/><text:span text:style-name="T17">Docs/attest.cation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23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*/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*/*: No such file or directory</text:p>
          </table:table-cell>
          <table:table-cell office:value-type="float" office:value="127" table:style-name="ce18">
            <text:p>127</text:p>
          </table:table-cell>
          <table:table-cell office:value-type="string" table:style-name="ce24">
            <text:p><text:span text:style-name="T18">[BONUS]<text:s/></text:span><text:span text:style-name="T15">S'il n'y aucun dossier à l'intérieur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25"/>
          <table:table-cell office:value-type="string" table:style-name="ce19">
            <text:p>bash: .: filename argument required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.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25"/>
          <table:table-cell office:value-type="string" table:style-name="ce19">
            <text:p>bash: ..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~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<text:s/><text:span text:style-name="T17">/home/vietdu91</text:span>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ABC=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/!\ A gerer comme une erreur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4ABC=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4ABC=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 que tal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Makefile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Makefile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table-cell office:value-type="string" table:number-columns-spanned="1" table:number-rows-spanned="114" table:style-name="ce92">
            <text:p>ECHO<text:s/><text:span text:style-name="T20">🎉</text:span></text:p>
          </table:table-cell>
          <table:table-cell office:value-type="string" table:style-name="ce19">
            <text:p><text:span text:style-name="T14">$&gt;<text:s/></text:span>echo</text:p>
          </table:table-cell>
          <table:table-cell table:style-name="ce2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/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-n</text:p>
          </table:table-cell>
          <table:table-cell table:style-name="ce2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</text:p>
          </table:table-cell>
          <table:table-cell table:style-name="ce2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Hola</text:p>
          </table:table-cell>
          <table:table-cell table:style-name="ce2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echoHola: command not found</text:p>
            <text:p>$&gt;</text:p>
          </table:table-cell>
          <table:table-cell office:value-type="float" office:value="127" table:style-name="ce27">
            <text:p>127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-nHola</text:p>
          </table:table-cell>
          <table:table-cell table:style-name="ce2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echo-nHola: command not found</text:p>
            <text:p>$&gt;</text:p>
          </table:table-cell>
          <table:table-cell office:value-type="float" office:value="127" table:style-name="ce27">
            <text:p>127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-n Hola</text:p>
          </table:table-cell>
          <table:table-cell table:style-name="ce2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-n" Hola</text:p>
          </table:table-cell>
          <table:table-cell table:style-name="ce2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-nHola</text:p>
          </table:table-cell>
          <table:table-cell table:style-name="ce2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-nHola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-n</text:p>
          </table:table-cell>
          <table:table-cell table:style-name="ce2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-n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Que Tal</text:p>
          </table:table-cell>
          <table:table-cell table:style-name="ce2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29">
            <text:p><text:span text:style-name="T14">$&gt;</text:span><text:s/>echo Hola Que Tal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\n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office:value-type="string" table:style-name="ce96">
            <text:p>KO</text:p>
          </table:table-cell>
          <table:table-cell office:value-type="string" table:style-name="ce19">
            <text:p>n hola</text:p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97">
            <text:p>M'affiche `\n hola`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" " | cat -e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98">
            <text:p><text:span text:style-name="T14">$&gt;<text:s/></text:span><text:span text:style-name="T13">echo | cat -e</text:span>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98">
            <text:p><text:span text:style-name="T14">$&gt;<text:s/></text:span><text:span text:style-name="T13">""''echo hola""'''' que""'' tal""''</text:span>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office:value-type="string" table:style-name="ce96">
            <text:p>KO</text:p>
          </table:table-cell>
          <table:table-cell office:value-type="string" table:style-name="ce19"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99">
            <text:p><text:span text:style-name="T14">$&gt;</text:span><text:span text:style-name="T13"><text:s/>echo -n -n Hola Que</text:span>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office:value-type="string" table:style-name="ce96">
            <text:p>KO</text:p>
          </table:table-cell>
          <table:table-cell office:value-type="string" table:style-name="ce19">
            <text:p>Hola Que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p</text:p>
          </table:table-cell>
          <table:table-cell table:style-name="ce2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-p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nn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office:value-type="string" table:style-name="ce96">
            <text:p>KO</text:p>
          </table:table-cell>
          <table:table-cell office:value-type="string" table:style-name="ce19"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nn -nnnn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office:value-type="string" table:style-name="ce96">
            <text:p>KO</text:p>
          </table:table-cell>
          <table:table-cell office:value-type="string" table:style-name="ce19"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-nnn -nnnn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office:value-type="string" table:style-name="ce96">
            <text:p>KO</text:p>
          </table:table-cell>
          <table:table-cell office:value-type="string" table:style-name="ce19">
            <text:p>-n-nnn -nnnn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nn hola -nnnn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office:value-type="string" table:style-name="ce96">
            <text:p>KO</text:p>
          </table:table-cell>
          <table:table-cell office:value-type="string" table:style-name="ce19">
            <text:p>hola -nnnn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nn-nnnn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office:value-type="string" table:style-name="ce96">
            <text:p>KO</text:p>
          </table:table-cell>
          <table:table-cell office:value-type="string" table:style-name="ce19">
            <text:p>-nnn-nnnn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-------n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office:value-type="string" table:style-name="ce96">
            <text:p>KO</text:p>
          </table:table-cell>
          <table:table-cell office:value-type="string" table:style-name="ce19">
            <text:p>--------n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 --------n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office:value-type="string" table:style-name="ce96">
            <text:p>KO</text:p>
          </table:table-cell>
          <table:table-cell office:value-type="string" table:style-name="ce19">
            <text:p>--------n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 -----nn---nnnn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office:value-type="string" table:style-name="ce96">
            <text:p>KO</text:p>
          </table:table-cell>
          <table:table-cell office:value-type="string" table:style-name="ce19">
            <text:p>-----nn---nnnn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 --------nnnn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office:value-type="string" table:style-name="ce96">
            <text:p>KO</text:p>
          </table:table-cell>
          <table:table-cell office:value-type="string" table:style-name="ce19">
            <text:p>--------nnnn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$?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0</text:span><text:span text:style-name="T17"/></text:p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30">
            <text:p>Renvoie le code de retour du dernier pipeline exécuté à l'avant-pla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?$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0</text:span>$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? | echo $? | echo $?</text:p>
          </table:table-cell>
          <table:table-cell table:style-name="ce3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2">
            <text:p>0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:$= | cat -e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:$=$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 $ " | cat -e</text:p>
          </table:table-cell>
          <table:table-cell table:style-name="ce33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 $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 $ ' | cat -e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 $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HOME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\$HOME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HOME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30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my shit terminal is [$TERM]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my shit terminal is [<text:span text:style-name="T17">xterm-256color</text:span>]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30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my shit terminal is [$TERM4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my shit terminal is [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30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my shit terminal is [$TERM4]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my shit terminal is []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30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UID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<text:span text:style-name="T17">1000</text:span><text:span text:style-name="T17"/>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30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$HOME9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5">
            <text:p/>
            <text:p><text:span text:style-name="T13">$&gt;</text:span></text:p>
          </table:table-cell>
          <table:table-cell office:value-type="float" office:value="0" table:style-name="ce27">
            <text:p>0</text:p>
          </table:table-cell>
          <table:table-cell office:value-type="string" table:style-name="ce30">
            <text:p>Marche pour tous les caractères alphanumériques de l'ASCII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$&gt; echo $9HOME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ME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30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cho $HOME%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</text:span>%</text:p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30">
            <text:p>Marche pour les autres caractères (ponctuation, caractères non-ASCII, etc.)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UID$HOME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1000/home/vietdu91</text:span>%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<text:span text:style-name="T14">$&gt;</text:span><text:s/>echo Le path de mon HOME est $HOME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Le path de mon HOME est<text:span text:style-name="T17"><text:s/>/home/vietdu91</text:span><text:span text:style-name="T17"/>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9">
          <table:covered-table-cell/>
          <table:table-cell office:value-type="string" table:style-name="ce29">
            <text:p><text:span text:style-name="T14">$&gt;</text:span><text:s/>echo $USER$var\$USER$USER\$USERtest$USER</text:p>
          </table:table-cell>
          <table:table-cell table:style-name="ce3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5">
            <text:p><text:span text:style-name="T17">vietdu91</text:span><text:span text:style-name="T13">$USER</text:span><text:span text:style-name="T17">vietdu91</text:span><text:span text:style-name="T13">$USERtest</text:span><text:span text:style-name="T17">vietdu91</text:span><text:span text:style-name="T17"/></text:p>
            <text:p><text:span text:style-name="T13">$&gt;</text:span></text:p>
          </table:table-cell>
          <table:table-cell office:value-type="float" office:value="0" table:style-name="ce27">
            <text:p>0</text:p>
          </table:table-cell>
          <table:table-cell office:value-type="string" table:style-name="ce28">
            <text:p>A ne pas gerer si '\' non gere :</text:p>
            <text:p>Doit sortir : vietdu91vietdu91vietdu91vietdu91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hola*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5">
            <text:p/>
            <text:p><text:span text:style-name="T13">$&gt;</text:span></text:p>
          </table:table-cell>
          <table:table-cell office:value-type="float" office:value="0" table:style-name="ce27">
            <text:p>0</text:p>
          </table:table-cell>
          <table:table-cell office:value-type="string" table:style-name="ce28">
            <text:p>Cas d'un variable inexistant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n $hola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5"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text:s/></text:span>echo &gt; &lt;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bash: syntax error near unexpected token `&lt;'</text:p>
            <text:p>$&gt;</text:p>
          </table:table-cell>
          <table:table-cell office:value-type="float" office:value="2" table:style-name="ce27">
            <text:p>2</text:p>
          </table:table-cell>
          <table:table-cell table:style-name="ce3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text:s/></text:span>echo | |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bash: syntax error near unexpected token `|'</text:p>
            <text:p>$&gt;</text:p>
          </table:table-cell>
          <table:table-cell office:value-type="float" office:value="2" table:style-name="ce27">
            <text:p>2</text:p>
          </table:table-cell>
          <table:table-cell table:style-name="ce3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echoE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bash: EechoE: command not found</text:p>
            <text:p>$&gt;</text:p>
          </table:table-cell>
          <table:table-cell office:value-type="float" office:value="127" table:style-name="ce27">
            <text:p>127</text:p>
          </table:table-cell>
          <table:table-cell table:style-name="ce3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.echo.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bash: .echo.: command not found</text:p>
            <text:p>$&gt;</text:p>
          </table:table-cell>
          <table:table-cell office:value-type="float" office:value="127" table:style-name="ce27">
            <text:p>127</text:p>
          </table:table-cell>
          <table:table-cell table:style-name="ce3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&gt;echo&gt;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bash: syntax error near unexpected token `newline'</text:p>
            <text:p>$&gt;</text:p>
          </table:table-cell>
          <table:table-cell office:value-type="float" office:value="2" table:style-name="ce27">
            <text:p>2</text:p>
          </table:table-cell>
          <table:table-cell table:style-name="ce3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&lt;echo&lt;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bash: syntax error near unexpected token `newline'</text:p>
            <text:p>$&gt;</text:p>
          </table:table-cell>
          <table:table-cell office:value-type="float" office:value="2" table:style-name="ce27">
            <text:p>2</text:p>
          </table:table-cell>
          <table:table-cell table:style-name="ce3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&gt;&gt;echo&gt;&gt;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bash: syntax error near unexpected token `newline'</text:p>
            <text:p>$&gt;</text:p>
          </table:table-cell>
          <table:table-cell office:value-type="float" office:value="2" table:style-name="ce27">
            <text:p>2</text:p>
          </table:table-cell>
          <table:table-cell table:style-name="ce3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|echo|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bash: syntax error near unexpected token `|'</text:p>
            <text:p>$&gt;</text:p>
          </table:table-cell>
          <table:table-cell office:value-type="float" office:value="2" table:style-name="ce27">
            <text:p>2</text:p>
          </table:table-cell>
          <table:table-cell table:style-name="ce3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|echo -n hola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bash: syntax error near unexpected token `|'</text:p>
            <text:p>$&gt;</text:p>
          </table:table-cell>
          <table:table-cell office:value-type="float" office:value="2" table:style-name="ce27">
            <text:p>2</text:p>
          </table:table-cell>
          <table:table-cell table:style-name="ce3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cho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36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'*'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*</text:p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28">
            <text:p>Marche aussi pour les double quotes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D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<text:span text:style-name="T17">Docs Dockers Drawings</text:span><text:span text:style-name="T17"/></text:p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37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*Z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<text:span text:style-name="T17">*Z</text:span><text:span text:style-name="T17"/></text:p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37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*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<text:span text:style-name="T17">crashtest.c test.c<text:s/></text:span>hola</text:p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37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*t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<text:span text:style-name="T17">crashtest.c test.c</text:span><text:span text:style-name="T17"/></text:p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3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$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5">
            <text:p/>
            <text:p><text:span text:style-name="T13">$&gt;</text:span></text:p>
          </table:table-cell>
          <table:table-cell office:value-type="float" office:value="0" table:style-name="ce27">
            <text:p>0</text:p>
          </table:table-cell>
          <table:table-cell office:value-type="string" table:style-name="ce37">
            <text:p>[BONUS]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cho hola*hola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hola*hola<text:s/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37">
            <text:p>[BONUS]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cho $hola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36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$HOME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36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$""</text:p>
          </table:table-cell>
          <table:table-cell table:style-name="ce2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/>
            <text:p>$&gt;</text:p>
          </table:table-cell>
          <table:table-cell office:value-type="float" office:value="0" table:style-name="ce27">
            <text:p>0</text:p>
          </table:table-cell>
          <table:table-cell table:style-name="ce3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"$"""</text:p>
          </table:table-cell>
          <table:table-cell table:style-name="ce2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$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3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$'''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8">
            <text:p>$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3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"HOME"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HOME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3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''HOME</text:p>
          </table:table-cell>
          <table:table-cell table:style-name="ce3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HOME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3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""HOME</text:p>
          </table:table-cell>
          <table:table-cell table:style-name="ce3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HOME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3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$HO"ME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ME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3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$HO'ME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$HOME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3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$HO""ME"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ME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3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$HO''ME'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$HOME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3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cho "'$HO''ME'"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'''ME'</text:p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39">
            <text:p>⚠️ Il y a bien 3 singles quotes avant le ME. Je ne sais pas pourquoi Excel tronque à l'affichage le 3e quot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$HOME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3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$HOME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table:style-name="ce27"/>
          <table:table-cell table:style-name="ce3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$HOME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3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 $HOME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table:style-name="ce27"/>
          <table:table-cell table:style-name="ce3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"HO""ME"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HOME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3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'HO''ME'</text:p>
          </table:table-cell>
          <table:table-cell table:style-name="ce3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HOME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3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'HOME'</text:p>
          </table:table-cell>
          <table:table-cell table:style-name="ce3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HOME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3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$"HOME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$HOME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3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=HOME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$=HOME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3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"HOLA"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HOLA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3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'HOLA'</text:p>
          </table:table-cell>
          <table:table-cell table:style-name="ce3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HOLA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3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$DONTEXIST Hola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Hola</text:p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30">
            <text:p>Le cas ou la variable n'existe pas et n'est pas importe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hola"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hola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hola'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hola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hola''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hola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h'o'la''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hola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''h'o'la''"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''h'o'la''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'"h'o'la"'"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'hola'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"'hola'"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bash: echo'hola': command not found</text:p>
            <text:p>$&gt;</text:p>
          </table:table-cell>
          <table:table-cell office:value-type="float" office:value="127" table:style-name="ce27">
            <text:p>127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'hola'"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'hola'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"hola"'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"hola"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'ho"''''l"a'''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ho"l"a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""""""""""""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hola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"''''''''''"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hola''''''''''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''''''''''''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hola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'""""""""""'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hola""""""""""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"cho hola"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bash: echo hola: command not found</text:p>
            <text:p>$&gt;</text:p>
          </table:table-cell>
          <table:table-cell office:value-type="float" office:value="127" table:style-name="ce27">
            <text:p>127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'cho hola'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bash: echo hola: command not found</text:p>
            <text:p>$&gt;</text:p>
          </table:table-cell>
          <table:table-cell office:value-type="float" office:value="127" table:style-name="ce27">
            <text:p>127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hola " | cat -e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hola $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hola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hola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hola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hola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hola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hola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hola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hola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hola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hola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""bonjour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holabonjour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table-cell table:style-name="ce40"/>
          <table:table-cell office:value-type="string" table:style-name="ce19">
            <text:p><text:span text:style-name="T14">$&gt;</text:span><text:s/>"e"'c'ho 'b'"o"nj"o"'u'r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bonjour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table-cell table:style-name="ce40"/>
          <table:table-cell office:value-type="string" table:style-name="ce19">
            <text:p><text:span text:style-name="T14">$&gt;</text:span><text:s/>""e"'c'ho 'b'"o"nj"o"'u'r"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bash: e'c'ho 'b'onjo'u'r: command not found</text:p>
            <text:p>$&gt;</text:p>
          </table:table-cell>
          <table:table-cell office:value-type="float" office:value="127" table:style-name="ce27">
            <text:p>127</text:p>
          </table:table-cell>
          <table:table-cell table:style-name="ce28"/>
          <table:table-cell table:number-columns-repeated="16374"/>
        </table:table-row>
        <table:table-row table:style-name="ro6">
          <table:table-cell table:style-name="ce40"/>
          <table:table-cell office:value-type="string" table:style-name="ce19">
            <text:p><text:span text:style-name="T14">$&gt;</text:span><text:s/>echo "$DONTEXIST"Makefile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Makefile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table-cell table:style-name="ce40"/>
          <table:table-cell office:value-type="string" table:style-name="ce19">
            <text:p><text:span text:style-name="T14">$&gt;</text:span><text:s/>echo "$DONTEXIST""Makefile"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Makefile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table-cell table:style-name="ce40"/>
          <table:table-cell office:value-type="string" table:style-name="ce19">
            <text:p><text:span text:style-name="T14">$&gt;</text:span><text:s/>echo "$DONTEXIST" "Makefile"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Makefile</text:p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28">
            <text:p>Attention a l'espace avant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10" table:style-name="ce93">
            <text:p>💰</text:p>
          </table:table-cell>
          <table:table-cell office:value-type="string" table:style-name="ce19">
            <text:p><text:span text:style-name="T14">$&gt;</text:span><text:s/>$?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bash:<text:s/><text:span text:style-name="T17">0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41">
            <text:p>Renvoie le code de retour du dernier pipeline exécuté à l'avant-pla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?$?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bash:<text:s/><text:span text:style-name="T17">00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?$HOM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bash: ?<text:span text:style-name="T17">/home/vietdu91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bash: $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HOM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bash:<text:s/><text:span text:style-name="T17">/home/vietdu91</text:span>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HOMEdskjhfkdshfs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"$HOMEdskjhfkdshfsd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'$HOMEdskjhfkdshfsd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$HOMEsddfddfssfdfs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DONTEXIST</text:p>
          </table:table-cell>
          <table:table-cell table:style-name="ce11"/>
          <table:table-cell table:style-name="ce12"/>
          <table:table-cell table:style-name="ce42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Cas d'un variable inexistant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$&gt; $LESS$VA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bash: -R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table-cell office:value-type="string" table:number-columns-spanned="1" table:number-rows-spanned="10" table:style-name="ce92">
            <text:p>SIGNAUX 🛰</text:p>
          </table:table-cell>
          <table:table-cell office:value-type="string" table:style-name="ce19">
            <text:p><text:span text:style-name="T14">$&gt;<text:s/></text:span><text:span text:style-name="T22">Ctlr-C</text:span></text:p>
          </table:table-cell>
          <table:table-cell table:style-name="ce26"/>
          <table:table-cell table:style-name="ce12"/>
          <table:table-cell table:style-name="ce43"/>
          <table:table-cell table:style-name="ce14"/>
          <table:table-cell table:style-name="ce15"/>
          <table:table-cell office:value-type="string" table:style-name="ce19">
            <text:p><text:span text:style-name="T14">$&gt;</text:span><text:s/>^C</text:p>
            <text:p>$&gt;</text:p>
          </table:table-cell>
          <table:table-cell office:value-type="float" office:value="130" table:style-name="ce27">
            <text:p>13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<text:span text:style-name="T22">Ctlr-C</text:span></text:p>
          </table:table-cell>
          <table:table-cell table:style-name="ce26"/>
          <table:table-cell table:style-name="ce12"/>
          <table:table-cell table:style-name="ce43"/>
          <table:table-cell table:style-name="ce14"/>
          <table:table-cell table:style-name="ce15"/>
          <table:table-cell office:value-type="string" table:style-name="ce19">
            <text:p><text:span text:style-name="T14">$&gt;</text:span><text:s/>hola^C</text:p>
            <text:p>$&gt;</text:p>
          </table:table-cell>
          <table:table-cell office:value-type="float" office:value="130" table:style-name="ce27">
            <text:p>130</text:p>
          </table:table-cell>
          <table:table-cell table:style-name="ce28"/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<text:span text:style-name="T14">$&gt;</text:span><text:s/>cat (faire<text:s/><text:span text:style-name="T22">Ctlr-C<text:s/></text:span>apres avoir fait plusieurs fois [ENTREE])</text:p>
          </table:table-cell>
          <table:table-cell table:style-name="ce17"/>
          <table:table-cell table:style-name="ce12"/>
          <table:table-cell table:style-name="ce43"/>
          <table:table-cell table:style-name="ce14"/>
          <table:table-cell table:style-name="ce15"/>
          <table:table-cell office:value-type="string" table:style-name="ce19">
            <text:p/>
            <text:p/>
            <text:p/>
            <text:p>^C</text:p>
            <text:p>$&gt;</text:p>
          </table:table-cell>
          <table:table-cell office:value-type="float" office:value="130" table:style-name="ce27">
            <text:p>130</text:p>
          </table:table-cell>
          <table:table-cell table:style-name="ce28"/>
          <table:table-cell table:number-columns-repeated="16374"/>
        </table:table-row>
        <table:table-row table:style-name="ro9">
          <table:covered-table-cell/>
          <table:table-cell office:value-type="string" table:style-name="ce29">
            <text:p><text:span text:style-name="T14">$&gt;</text:span><text:s/>cat | rev(faire<text:s/><text:span text:style-name="T22">Ctlr-C<text:s/></text:span>apres avoir fait plusieurs fois [ENTREE])</text:p>
          </table:table-cell>
          <table:table-cell table:style-name="ce33"/>
          <table:table-cell table:style-name="ce12"/>
          <table:table-cell table:style-name="ce43"/>
          <table:table-cell table:style-name="ce14"/>
          <table:table-cell table:style-name="ce15"/>
          <table:table-cell office:value-type="string" table:style-name="ce19">
            <text:p/>
            <text:p/>
            <text:p/>
            <text:p>^C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<text:span text:style-name="T22">Ctlr-D</text:span></text:p>
          </table:table-cell>
          <table:table-cell table:style-name="ce26"/>
          <table:table-cell table:style-name="ce12"/>
          <table:table-cell table:style-name="ce43"/>
          <table:table-cell table:style-name="ce14"/>
          <table:table-cell table:style-name="ce15"/>
          <table:table-cell office:value-type="string" table:style-name="ce34">
            <text:p><text:span text:style-name="T14">$&gt;</text:span><text:s/>exit</text:p>
            <text:p><text:span text:style-name="T22">~/minishell</text:span><text:s/>$&gt;</text:p>
          </table:table-cell>
          <table:table-cell office:value-type="float" office:value="0" table:style-name="ce27">
            <text:p>0</text:p>
          </table:table-cell>
          <table:table-cell office:value-type="string" table:style-name="ce28">
            <text:p>Sort du programm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<text:span text:style-name="T14"><text:s/></text:span><text:span text:style-name="T22">Ctlr-D</text:span></text:p>
          </table:table-cell>
          <table:table-cell table:style-name="ce26"/>
          <table:table-cell table:style-name="ce12"/>
          <table:table-cell table:style-name="ce43"/>
          <table:table-cell table:style-name="ce14"/>
          <table:table-cell table:style-name="ce15"/>
          <table:table-cell office:value-type="string" table:style-name="ce19">
            <text:p><text:span text:style-name="T14">$&gt;</text:span><text:s/>hola</text:p>
          </table:table-cell>
          <table:table-cell office:value-type="string" table:style-name="ce27">
            <text:p>/</text:p>
          </table:table-cell>
          <table:table-cell office:value-type="string" table:style-name="ce28">
            <text:p>Ne fait rie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<text:span text:style-name="T22">Ctlr-\</text:span></text:p>
          </table:table-cell>
          <table:table-cell table:style-name="ce17"/>
          <table:table-cell table:style-name="ce12"/>
          <table:table-cell table:style-name="ce43"/>
          <table:table-cell table:style-name="ce14"/>
          <table:table-cell table:style-name="ce15"/>
          <table:table-cell office:value-type="string" table:style-name="ce21">
            <text:p>$&gt;</text:p>
          </table:table-cell>
          <table:table-cell office:value-type="string" table:style-name="ce27">
            <text:p>/</text:p>
          </table:table-cell>
          <table:table-cell office:value-type="string" table:style-name="ce28">
            <text:p>Ne fait rie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<text:span text:style-name="T14"><text:s/></text:span><text:span text:style-name="T22">Ctlr-\</text:span></text:p>
          </table:table-cell>
          <table:table-cell table:style-name="ce17"/>
          <table:table-cell table:style-name="ce12"/>
          <table:table-cell table:style-name="ce43"/>
          <table:table-cell table:style-name="ce14"/>
          <table:table-cell table:style-name="ce15"/>
          <table:table-cell office:value-type="string" table:style-name="ce19">
            <text:p><text:span text:style-name="T14">$&gt;</text:span><text:s/>hola</text:p>
          </table:table-cell>
          <table:table-cell office:value-type="string" table:style-name="ce27">
            <text:p>/</text:p>
          </table:table-cell>
          <table:table-cell table:style-name="ce28"/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<text:span text:style-name="T14">$&gt;</text:span><text:s/>cat (faire<text:s/><text:span text:style-name="T22">Ctlr-\<text:s/></text:span>apres avoir fait plusieurs fois [ENTREE])</text:p>
          </table:table-cell>
          <table:table-cell table:style-name="ce17"/>
          <table:table-cell table:style-name="ce12"/>
          <table:table-cell table:style-name="ce43"/>
          <table:table-cell table:style-name="ce14"/>
          <table:table-cell table:style-name="ce15"/>
          <table:table-cell office:value-type="string" table:style-name="ce19">
            <text:p/>
            <text:p/>
            <text:p/>
            <text:p>^\Quit (core dumped)</text:p>
            <text:p>$&gt;</text:p>
          </table:table-cell>
          <table:table-cell office:value-type="float" office:value="131" table:style-name="ce27">
            <text:p>131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<text:span text:style-name="T22">Ctlr-Z</text:span></text:p>
          </table:table-cell>
          <table:table-cell table:style-name="ce17"/>
          <table:table-cell table:style-name="ce12"/>
          <table:table-cell table:style-name="ce43"/>
          <table:table-cell table:style-name="ce14"/>
          <table:table-cell table:style-name="ce15"/>
          <table:table-cell office:value-type="string" table:style-name="ce21">
            <text:p>$&gt;</text:p>
          </table:table-cell>
          <table:table-cell office:value-type="string" table:style-name="ce27">
            <text:p>/</text:p>
          </table:table-cell>
          <table:table-cell office:value-type="string" table:style-name="ce28">
            <text:p>Ne fait rien</text:p>
          </table:table-cell>
          <table:table-cell table:number-columns-repeated="16374"/>
        </table:table-row>
        <table:table-row table:style-name="ro8">
          <table:table-cell table:style-name="ce40"/>
          <table:table-cell office:value-type="string" table:style-name="ce29">
            <text:p><text:span text:style-name="T14">$&gt;</text:span><text:s/>sleep 3 | sleep 3 | sleep 3 (faire<text:s/><text:span text:style-name="T22">Ctlr-C<text:s/></text:span>une seconde apres)</text:p>
          </table:table-cell>
          <table:table-cell table:style-name="ce17"/>
          <table:table-cell table:style-name="ce12"/>
          <table:table-cell table:style-name="ce43"/>
          <table:table-cell table:style-name="ce14"/>
          <table:table-cell table:style-name="ce15"/>
          <table:table-cell office:value-type="string" table:style-name="ce19">
            <text:p>^C</text:p>
            <text:p>$&gt;</text:p>
          </table:table-cell>
          <table:table-cell office:value-type="float" office:value="130" table:style-name="ce27">
            <text:p>130</text:p>
          </table:table-cell>
          <table:table-cell table:style-name="ce28"/>
          <table:table-cell table:number-columns-repeated="16374"/>
        </table:table-row>
        <table:table-row table:style-name="ro8">
          <table:table-cell table:style-name="ce40"/>
          <table:table-cell office:value-type="string" table:style-name="ce29">
            <text:p><text:span text:style-name="T14">$&gt;</text:span><text:s/>sleep 3 | sleep 3 | sleep 3 (faire<text:s/><text:span text:style-name="T22">Ctlr-D<text:s/></text:span>une seconde apres)</text:p>
          </table:table-cell>
          <table:table-cell table:style-name="ce17"/>
          <table:table-cell table:style-name="ce12"/>
          <table:table-cell table:style-name="ce4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28">
            <text:p>Ne fait rien</text:p>
          </table:table-cell>
          <table:table-cell table:number-columns-repeated="16374"/>
        </table:table-row>
        <table:table-row table:style-name="ro8">
          <table:table-cell table:style-name="ce40"/>
          <table:table-cell office:value-type="string" table:style-name="ce29">
            <text:p><text:span text:style-name="T14">$&gt;</text:span><text:s/>sleep 3 | sleep 3 | sleep 3 (faire<text:s/><text:span text:style-name="T22">Ctlr-\<text:s/></text:span>une seconde apres)</text:p>
          </table:table-cell>
          <table:table-cell table:style-name="ce17"/>
          <table:table-cell table:style-name="ce12"/>
          <table:table-cell table:style-name="ce43"/>
          <table:table-cell table:style-name="ce14"/>
          <table:table-cell table:style-name="ce15"/>
          <table:table-cell office:value-type="string" table:style-name="ce19">
            <text:p>^\Quit (core dumped)</text:p>
            <text:p>$&gt;</text:p>
          </table:table-cell>
          <table:table-cell office:value-type="float" office:value="131" table:style-name="ce27">
            <text:p>131</text:p>
          </table:table-cell>
          <table:table-cell table:style-name="ce28"/>
          <table:table-cell table:number-columns-repeated="16374"/>
        </table:table-row>
        <table:table-row table:style-name="ro6">
          <table:table-cell office:value-type="string" table:number-columns-spanned="1" table:number-rows-spanned="113" table:style-name="ce94">
            <text:p><text:span text:style-name="T12">🛫<text:s/></text:span>ENV &amp; EXPORT &amp; UNSET<text:s/><text:span text:style-name="T12">🛬</text:span></text:p>
          </table:table-cell>
          <table:table-cell office:value-type="string" table:style-name="ce19"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env: ʻhola’: No such file or directory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hola que tal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env: ʻhola’: No such file or directory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Affiche une seule fois env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env env env 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Affiche une seule fois env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nv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<text:s/><text:span text:style-name="T17">./Makefile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env: ‘./Makefile’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export PATH="..."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41">
            <text:p>Les variables sont triees par ordre alphabetique</text:p>
            <text:p>On n'oublie pas les doubles quotes qui designent les strings attribues a chaque variable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</text:p>
            <text:p><text:span text:style-name="T14">$&gt;</text:span><text:s/>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export HOME="<text:span text:style-name="T17">/home/vietdu91</text:span>"</text:p>
            <text:p>export Hola</text:p>
            <text:p>export PATH="..."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41">
            <text:p>Hola n'existe pas dans env mais il existe dans export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9hey</text:p>
            <text:p><text:span text:style-name="T14">$&gt;</text:span><text:s/>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export HOME="<text:span text:style-name="T17">/home/vietdu91</text:span>"</text:p>
            <text:p>export Hola9hey</text:p>
            <text:p>export PATH="..."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41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$DONTEXIS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export HOME="<text:span text:style-name="T17">/home/vietdu91</text:span>"</text:p>
            <text:p>export PATH="..."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41">
            <text:p>Le cas ou la variable n'existe pas et n'est pas importe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| grep "HOME"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export HOME="<text:span text:style-name="T17">/home/vietdu91</text:span>"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`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%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%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$?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`<text:span text:style-name="T17">0</text:span>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?=2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?=2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9HOLA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9HOLA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9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9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_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_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___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___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_HO_LA_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_HO_LA_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@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bash: export: ʻHOL@=bonjour’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office:value-type="string" table:style-name="ce41">
            <text:p>Cas où le nom de variable ne contient pas de lettres, ni de chiffres, ni d'underscores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\~A=bonjour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42">
            <text:p><text:s text:c="2"/></text:p>
          </table:table-cell>
          <table:table-cell table:style-name="ce14"/>
          <table:table-cell table:style-name="ce15"/>
          <table:table-cell office:value-type="string" table:style-name="ce29">
            <text:p>bash: export: `HOL~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-HO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bash: export: -H: invalid option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--HO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bash: export: --: invalid option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A-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bash: export: `HOLA-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-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bash: export: `HO-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.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bash: export: `HOL.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\\\$A=bon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bash: export: `HOL\$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\\\\LA=bon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bash: export: `HO\\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}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bash: export: `HOL}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{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bash: export: `HOL{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*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bash: export: `HO*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#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bash: export: `HO#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@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bash: export: `HO@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!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bash: !LA=bonjour: event not found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$?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<text:span text:style-name="T17">0</text:span>LA=bon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+HO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bash: export: `+HO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port HOL+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bash: export: `HOL+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+=bon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HOLA+=bon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bonjour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"+=" s'ajoute au contenu de la variable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HOLA=bon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 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=bonjour’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 = 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 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 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soir</text:p>
            <text:p><text:span text:style-name="T14">$&gt;</text:span><text:s/>export HOLA=bonretour</text:p>
            <text:p><text:span text:style-name="T14">$&gt;</text:span><text:s/>export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$HOME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<text:span text:style-name="T17">/home/vietdu91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$HOME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text:span text:style-name="T17">/home/vietdu91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$HOME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$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16">
            <text:p>Le cas où la variable "$jour" n'existe p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\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\\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\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(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pour les caractères : ()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()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&amp;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jour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16">
            <text:p>Marche pour les caractères : &amp;|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@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 env</text:p>
            <text:p>...</text:p>
            <text:p>HOLA=bon@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;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jour: command not found</text:p>
            <text:p>$&gt; env</text:p>
            <text:p>...</text:p>
            <text:p>HOLA=bon</text:p>
            <text:p>$&gt;</text:p>
          </table:table-cell>
          <table:table-cell office:value-type="string" table:style-name="ce18">
            <text:p>127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!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bash: !jour: event not found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"jour"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PATH=..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$USER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<text:span text:style-name="T17">vietdu91</text:span>=bonjour</text:p>
            <text:p>PATH=..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=casse-toi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=bonjour=casse-toi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HOLA=bonjour"=casse-toi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=bonjour=casse-toi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BYE=casse-toi</text:p>
            <text:p><text:span text:style-name="T14">$&gt;</text:span><text:s/>echo $HOLA et $BY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et casse-toi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29">
            <text:p><text:span text:style-name="T14">$&gt;</text:span><text:s/>export HOLA=bonjour BYE=casse-toi</text:p>
            <text:p><text:span text:style-name="T14">$&gt;</text:span><text:s/>echo $HOLA et $BY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et casse-toi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$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bonjour=bonjour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"bonjour "</text:p>
            <text:p><text:span text:style-name="T14">$&gt;</text:span><text:s/>echo $HOLA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" -n bonjour "</text:p>
            <text:p><text:span text:style-name="T14">$&gt;</text:span><text:s/>echo $HOLA</text:p>
          </table:table-cell>
          <table:table-cell table:style-name="ce4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"bonjour "/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bonjour /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'"'</text:p>
            <text:p><text:span text:style-name="T14">$&gt;</text:span><text:s/>echo " $HOLA " | cat -e</text:p>
          </table:table-cell>
          <table:table-cell table:style-name="ce4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" 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at</text:p>
            <text:p><text:span text:style-name="T14">$&gt;</text:span><text:s/>c$HOLA Makefil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6">[cela affiche le Makefile]</text:span><text:span text:style-name="T16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"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`": not a valid identifier</text:p>
            <text:p>$&gt; env</text:p>
            <text:p>...</text:p>
            <text:p>HOLA=bonjou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29">
            <text:p><text:span text:style-name="T14">$&gt;</text:span><text:s/>export HOLA="cat Makefile | grep NAME"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2">
            <text:p>cat Makefile | grep NA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<text:span text:style-name="T14">$&gt;</text:span><text:s/>export HOLA=hey</text:p>
            <text:p><text:span text:style-name="T14">$&gt;</text:span><text:s/>echo $HOLA$HOLA$HOLA=hey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eyheyhey=heyhey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41"/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<text:span text:style-name="T14">$&gt;</text:span><text:s/>export HOLA=" bonjour hey "</text:p>
            <text:p><text:span text:style-name="T14">$&gt;</text:span><text:s/>echo $HOLA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hey$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41"/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<text:span text:style-name="T14">$&gt;</text:span><text:s/>export HOLA=" bonjour hey "</text:p>
            <text:p><text:span text:style-name="T14">$&gt;</text:span><text:s/>echo """$HOLA"""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hey $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41"/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<text:span text:style-name="T14">$&gt;</text:span><text:s/>export HOLA=" bonjour hey "</text:p>
            <text:p><text:span text:style-name="T14">$&gt;</text:span><text:s/>echo wesh"$HOLA"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wesh bonjour hey $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41"/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<text:span text:style-name="T14">$&gt;</text:span><text:s/>export HOLA=" bonjour hey "</text:p>
            <text:p><text:span text:style-name="T14">$&gt;</text:span><text:s/>echo wesh""$HOLA.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wesh bonjour hey .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41">
            <text:p>/!\ Bien supprimer les espaces en trop au debut et a la fin du string d'export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<text:span text:style-name="T14">$&gt;</text:span><text:s/>export HOLA=" bonjour hey "</text:p>
            <text:p><text:span text:style-name="T14">$&gt;</text:span><text:s/>echo wesh$""HOLA.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weshHOLA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<text:span text:style-name="T14">$&gt;</text:span><text:s/>export HOLA=" bonjour hey "</text:p>
            <text:p><text:span text:style-name="T14">$&gt;</text:span><text:s/>echo wesh$"HOLA HOLA".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weshHOLA HOLA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HOLA=" hola et $HOLA"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et bonjour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HOLA=' hola et $HOLA'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et $HOLA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1">
          <table:covered-table-cell/>
          <table:table-cell office:value-type="string" table:style-name="ce29">
            <text:p><text:span text:style-name="T14">$&gt;</text:span><text:s/>export HOLA=bonjour</text:p>
            <text:p><text:span text:style-name="T14">$&gt;</text:span><text:s/>export HOLA=" hola et $HOLA"$HOLA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et bonjourbonjour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<text:span text:style-name="T14">$&gt;</text:span><text:s/>export HOLA="ls -l - a"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ls -l - a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<text:span text:style-name="T14">$&gt;</text:span><text:s/>export HOLA="s -la"</text:p>
            <text:p><text:span text:style-name="T14">$&gt;</text:span><text:s/>l$HOLA</text:p>
          </table:table-cell>
          <table:table-cell table:style-name="ce4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total 16</text:span><text:span text:style-name="T17"/></text:p>
            <text:p><text:span text:style-name="T17">drwx------ 2 vietdu91 [...] .</text:span><text:span text:style-name="T17"/></text:p>
            <text:p><text:span text:style-name="T17">drwxrwxewt 51 root [...] ..</text:span><text:span text:style-name="T17"/></text:p>
            <text:p><text:span text:style-name="T17">-rwxr-xr-x 8 vietdu91 [...] crashtest.c</text:span><text:span text:style-name="T17"/></text:p>
            <text:p><text:span text:style-name="T17">[...]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<text:span text:style-name="T14">$&gt;</text:span><text:s/>export HOLA="s -la"</text:p>
            <text:p><text:span text:style-name="T14">$&gt;</text:span><text:s/>l"$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bash: ls -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<text:span text:style-name="T14">$&gt;</text:span><text:s/>export HOLA="s -la"</text:p>
            <text:p><text:span text:style-name="T14">$&gt;</text:span><text:s/>l'$HOLA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bash: l$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<text:span text:style-name="T14">$&gt;</text:span><text:s/>export HOLA="l"</text:p>
            <text:p><text:span text:style-name="T14">$&gt;</text:span><text:s/>$HOLA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29">
            <text:p><text:span text:style-name="T14">$&gt;</text:span><text:s/>export HOLA="l"</text:p>
            <text:p><text:span text:style-name="T14">$&gt;</text:span><text:s/>"$HOLA"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<text:span text:style-name="T14">$&gt;</text:span><text:s/>export HOL=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=A=bon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<text:span text:style-name="T14">$&gt;</text:span><text:s/>export HOLA="l"</text:p>
            <text:p><text:span text:style-name="T14">$&gt;</text:span><text:s/>'$HOLA'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bash: $HOLAs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=A=""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=A=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TE+S=T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46">
            <text:p>bash: export: `TE+S=T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"="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46">
            <text:p>bash: export: `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''='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46">
            <text:p>bash: export: `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="="=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46">
            <text:p>bash: export: `==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'='='=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46">
            <text:p>bash: export: `==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$HOLA"BYE"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2">
            <text:p>bash: p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"$HOLA"'$BYE'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2">
            <text:p>bash: p$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"$HOLA""$BYE"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47">
            <text:p>/home/vietdu91/42_works/minishell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$"HOLA"$"BYE"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2">
            <text:p>bash: HOLA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$'HOLA'$'BYE'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2">
            <text:p>bash: HOLA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-n</text:p>
            <text:p><text:span text:style-name="T14">$&gt;</text:span><text:s/>"echo $HOLA" hey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bash: echo -n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A=1 B=2 C=3 D=4 E=5 F=6 G=7 H=8</text:p>
            <text:p><text:span text:style-name="T14">$&gt;</text:span><text:s/>echo "$A'$B"'$C"$D'$E'"$F'"'$G'$H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1'2$C"$D5"$F'7'8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  <text:p><text:span text:style-name="T14">$&gt;</text:span><text:s/>unset HOLA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string" table:style-name="ce18"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  <text:p><text:span text:style-name="T14">$&gt;</text:span><text:s/>unset HOLA</text:p>
            <text:p><text:span text:style-name="T14">$&gt;</text:span><text:s/>unset HOLA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string" table:style-name="ce18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PATH</text:p>
            <text:p><text:span text:style-name="T14">$&gt;</text:span><text:s/>echo $PATH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5">
            <text:p/>
            <text:p><text:span text:style-name="T13">$&gt;</text:span>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PATH</text:p>
            <text:p><text:span text:style-name="T14">$&gt;</text:span><text:s/>ls</text:p>
          </table:table-cell>
          <table:table-cell table:style-name="ce4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ls: No such file or directory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<text:span text:style-name="T24">$&gt;</text:span><text:span text:style-name="T25"><text:s/>unset ""</text:span></text:p>
          </table:table-cell>
          <table:table-cell table:style-name="ce48"/>
          <table:table-cell table:style-name="ce12"/>
          <table:table-cell table:style-name="ce49"/>
          <table:table-cell table:style-name="ce14"/>
          <table:table-cell table:style-name="ce15"/>
          <table:table-cell office:value-type="string" table:style-name="ce46">
            <text:p>bash: unset: `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INEXISTAN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50">
            <text:p>0</text:p>
          </table:table-cell>
          <table:table-cell office:value-type="string" table:style-name="ce16">
            <text:p>Cas où la variable n'existe pas</text:p>
          </table:table-cell>
          <table:table-cell table:number-columns-repeated="16374"/>
        </table:table-row>
        <table:table-row table:style-name="ro6">
          <table:table-cell table:style-name="ce51"/>
          <table:table-cell office:value-type="string" table:style-name="ce19">
            <text:p><text:span text:style-name="T14">$&gt;</text:span><text:s/>unset PWD</text:p>
            <text:p><text:span text:style-name="T14">$&gt;</text:span><text:s/>env | grep PWD</text:p>
            <text:p><text:span text:style-name="T14">$&gt;</text:span><text:s/>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1"/>
          <table:table-cell office:value-type="string" table:style-name="ce19">
            <text:p><text:span text:style-name="T14">$&gt;<text:s/></text:span>pwd</text:p>
            <text:p><text:span text:style-name="T14">$&gt;</text:span><text:s/>unset PWD</text:p>
            <text:p><text:span text:style-name="T14">$&gt;</text:span><text:s/>env | grep PWD</text:p>
            <text:p><text:span text:style-name="T14">$&gt;</text:span><text:s/>cd $PWD</text:p>
            <text:p><text:span text:style-name="T14">$&gt;</text:span><text:s/>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  <text:p>$&gt;</text:p>
            <text:p>$&gt;</text:p>
            <text:p><text:span text:style-name="T17">/home/vietdu91</text:span></text:p>
          </table:table-cell>
          <table:table-cell office:value-type="string" table:style-name="ce18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1"/>
          <table:table-cell office:value-type="string" table:style-name="ce19">
            <text:p><text:span text:style-name="T14">$&gt;</text:span><text:s/>unset OLDPWD</text:p>
            <text:p><text:span text:style-name="T14">$&gt;</text:span><text:s/>env | grep OLD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</table:table-cell>
          <table:table-cell office:value-type="string" table:style-name="ce50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1"/>
          <table:table-cell office:value-type="string" table:style-name="ce19">
            <text:p><text:span text:style-name="T14">$&gt;</text:span><text:s/>unset 9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9HOLA': not a valid identifier</text:p>
            <text:p>$&gt;</text:p>
          </table:table-cell>
          <table:table-cell office:value-type="float" office:value="1" table:style-name="ce50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1"/>
          <table:table-cell office:value-type="string" table:style-name="ce19">
            <text:p><text:span text:style-name="T14">$&gt;</text:span><text:s/>unset HOLA9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50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1"/>
          <table:table-cell office:value-type="string" table:style-name="ce19">
            <text:p><text:span text:style-name="T14">$&gt;</text:span><text:s/>unset HOL?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?A': not a valid identifier</text:p>
            <text:p>$&gt;</text:p>
          </table:table-cell>
          <table:table-cell office:value-type="float" office:value="1" table:style-name="ce50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1"/>
          <table:table-cell office:value-type="string" table:style-name="ce19">
            <text:p><text:span text:style-name="T14">$&gt;</text:span><text:s/>unset HOLA HOL?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?A': not a valid identifier</text:p>
            <text:p>$&gt;</text:p>
          </table:table-cell>
          <table:table-cell office:value-type="float" office:value="1" table:style-name="ce50">
            <text:p>1</text:p>
          </table:table-cell>
          <table:table-cell office:value-type="string" table:style-name="ce16">
            <text:p>Il unset bien HOLA</text:p>
          </table:table-cell>
          <table:table-cell table:number-columns-repeated="16374"/>
        </table:table-row>
        <table:table-row table:style-name="ro6">
          <table:table-cell table:style-name="ce51"/>
          <table:table-cell office:value-type="string" table:style-name="ce19">
            <text:p><text:span text:style-name="T14">$&gt;</text:span><text:s/>unset HOL?A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?A': not a valid identifier</text:p>
            <text:p>$&gt;</text:p>
          </table:table-cell>
          <table:table-cell office:value-type="float" office:value="1" table:style-name="ce50">
            <text:p>1</text:p>
          </table:table-cell>
          <table:table-cell office:value-type="string" table:style-name="ce16">
            <text:p>Il unset bien HOLA</text:p>
          </table:table-cell>
          <table:table-cell table:number-columns-repeated="16374"/>
        </table:table-row>
        <table:table-row table:style-name="ro6">
          <table:table-cell table:style-name="ce51"/>
          <table:table-cell office:value-type="string" table:style-name="ce19">
            <text:p><text:span text:style-name="T14">$&gt;</text:span><text:s/>unset HOL?A HOL.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?A': not a valid identifier</text:p>
            <text:p>bash: unset: `HOL.A': not a valid identifier</text:p>
            <text:p>$&gt;</text:p>
          </table:table-cell>
          <table:table-cell office:value-type="float" office:value="1" table:style-name="ce50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1"/>
          <table:table-cell office:value-type="string" table:style-name="ce19">
            <text:p><text:span text:style-name="T14">$&gt;</text:span><text:s/>unset HOLA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A=': not a valid identifier</text:p>
            <text:p>$&gt;</text:p>
          </table:table-cell>
          <table:table-cell office:value-type="float" office:value="1" table:style-name="ce50">
            <text:p>1</text:p>
          </table:table-cell>
          <table:table-cell table:style-name="ce16"/>
          <table:table-cell table:number-columns-repeated="16374"/>
        </table:table-row>
        <table:table-row table:style-name="ro7">
          <table:table-cell table:style-name="ce51"/>
          <table:table-cell office:value-type="string" table:style-name="ce19">
            <text:p><text:span text:style-name="T14">$&gt;</text:span><text:s/>unset HOL\\\\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\\A': not a valid identifier</text:p>
          </table:table-cell>
          <table:table-cell office:value-type="float" office:value="1" table:style-name="ce50">
            <text:p>1</text:p>
          </table:table-cell>
          <table:table-cell table:style-name="ce16"/>
          <table:table-cell table:number-columns-repeated="16374"/>
        </table:table-row>
        <table:table-row table:style-name="ro7">
          <table:table-cell table:style-name="ce51"/>
          <table:table-cell office:value-type="string" table:style-name="ce19">
            <text:p><text:span text:style-name="T14">$&gt;</text:span><text:s/>unset HOL;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A: command not found</text:p>
          </table:table-cell>
          <table:table-cell office:value-type="float" office:value="127" table:style-name="ce50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1"/>
          <table:table-cell office:value-type="string" table:style-name="ce19">
            <text:p><text:span text:style-name="T14">$&gt;</text:span><text:s/>unset HOL.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.A': not a valid identifier</text:p>
          </table:table-cell>
          <table:table-cell office:value-type="float" office:value="1" table:style-name="ce50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1"/>
          <table:table-cell office:value-type="string" table:style-name="ce19">
            <text:p><text:span text:style-name="T14">$&gt;</text:span><text:s/>unset HOL+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+A': not a valid identifier</text:p>
          </table:table-cell>
          <table:table-cell office:value-type="float" office:value="1" table:style-name="ce50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1"/>
          <table:table-cell office:value-type="string" table:style-name="ce19">
            <text:p><text:span text:style-name="T14">$&gt;</text:span><text:s/>unset HOL=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=A': not a valid identifier</text:p>
          </table:table-cell>
          <table:table-cell office:value-type="float" office:value="1" table:style-name="ce50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1"/>
          <table:table-cell office:value-type="string" table:style-name="ce19">
            <text:p><text:span text:style-name="T14">$&gt;</text:span><text:s/>unset HOL{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{A': not a valid identifier</text:p>
          </table:table-cell>
          <table:table-cell office:value-type="float" office:value="1" table:style-name="ce50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1"/>
          <table:table-cell office:value-type="string" table:style-name="ce19">
            <text:p><text:span text:style-name="T14">$&gt;</text:span><text:s/>unset HOL}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}A': not a valid identifier</text:p>
          </table:table-cell>
          <table:table-cell office:value-type="float" office:value="1" table:style-name="ce50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1"/>
          <table:table-cell office:value-type="string" table:style-name="ce19">
            <text:p><text:span text:style-name="T14">$&gt;</text:span><text:s/>unset HOL-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-A': not a valid identifier</text:p>
          </table:table-cell>
          <table:table-cell office:value-type="float" office:value="1" table:style-name="ce50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1"/>
          <table:table-cell office:value-type="string" table:style-name="ce19">
            <text:p><text:span text:style-name="T14">$&gt;</text:span><text:s/>unset -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-H: invalid option</text:p>
          </table:table-cell>
          <table:table-cell office:value-type="float" office:value="2" table:style-name="ce50">
            <text:p>2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1"/>
          <table:table-cell office:value-type="string" table:style-name="ce19">
            <text:p><text:span text:style-name="T14">$&gt;</text:span><text:s/>unset _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50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1"/>
          <table:table-cell office:value-type="string" table:style-name="ce19">
            <text:p><text:span text:style-name="T14">$&gt;</text:span><text:s/>unset HOL_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50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1"/>
          <table:table-cell office:value-type="string" table:style-name="ce19">
            <text:p><text:span text:style-name="T14">$&gt;</text:span><text:s/>unset HOLA_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50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1"/>
          <table:table-cell office:value-type="string" table:style-name="ce19">
            <text:p><text:span text:style-name="T14">$&gt;</text:span><text:s/>unset HOL*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*A': not a valid identifier</text:p>
          </table:table-cell>
          <table:table-cell office:value-type="float" office:value="1" table:style-name="ce50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1"/>
          <table:table-cell office:value-type="string" table:style-name="ce19">
            <text:p><text:span text:style-name="T14">$&gt;</text:span><text:s/>unset HOL#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#A': not a valid identifier</text:p>
          </table:table-cell>
          <table:table-cell office:value-type="float" office:value="1" table:style-name="ce50">
            <text:p>1</text:p>
          </table:table-cell>
          <table:table-cell table:style-name="ce16"/>
          <table:table-cell table:number-columns-repeated="16374"/>
        </table:table-row>
        <table:table-row table:style-name="ro8">
          <table:table-cell table:style-name="ce51"/>
          <table:table-cell office:value-type="string" table:style-name="ce19">
            <text:p><text:span text:style-name="T14">$&gt;</text:span><text:s/>unset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41">
            <text:p>Il va unset le contenu de $HOLA, c'est-a-dire la variable bonjour</text:p>
          </table:table-cell>
          <table:table-cell table:number-columns-repeated="16374"/>
        </table:table-row>
        <table:table-row table:style-name="ro9">
          <table:table-cell table:style-name="ce51"/>
          <table:table-cell office:value-type="string" table:style-name="ce19">
            <text:p><text:span text:style-name="T14">$&gt;</text:span><text:s/>unset $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bash: unset: `<text:span text:style-name="T17">/home/vietdu91/42_works/minishell</text:span>': not a valid identifier</text:p>
          </table:table-cell>
          <table:table-cell office:value-type="float" office:value="1" table:style-name="ce50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1"/>
          <table:table-cell office:value-type="string" table:style-name="ce19">
            <text:p><text:span text:style-name="T14">$&gt;</text:span><text:s/>unset HOL@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@': not a valid identifier</text:p>
          </table:table-cell>
          <table:table-cell office:value-type="float" office:value="1" table:style-name="ce50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1"/>
          <table:table-cell office:value-type="string" table:style-name="ce19">
            <text:p><text:span text:style-name="T14">$&gt;</text:span><text:s/>unset HOL!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!A: event not found</text:p>
          </table:table-cell>
          <table:table-cell office:value-type="float" office:value="1" table:style-name="ce50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1"/>
          <table:table-cell office:value-type="string" table:style-name="ce19">
            <text:p><text:span text:style-name="T14">$&gt;</text:span><text:s/>unset HOL^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^A': not a valid identifier</text:p>
          </table:table-cell>
          <table:table-cell office:value-type="float" office:value="1" table:style-name="ce18">
            <text:p>1</text:p>
          </table:table-cell>
          <table:table-cell table:style-name="ce41"/>
          <table:table-cell table:number-columns-repeated="16374"/>
        </table:table-row>
        <table:table-row table:style-name="ro8">
          <table:table-cell table:style-name="ce51"/>
          <table:table-cell office:value-type="string" table:style-name="ce19">
            <text:p><text:span text:style-name="T14">$&gt;</text:span><text:s/>unset HOL$?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41">
            <text:p>Unset prend en compte le contenu de $?, c'est-a-dire qu'il lit HOL0A ou HOL127A</text:p>
          </table:table-cell>
          <table:table-cell table:number-columns-repeated="16374"/>
        </table:table-row>
        <table:table-row table:style-name="ro6">
          <table:table-cell table:style-name="ce51"/>
          <table:table-cell office:value-type="string" table:style-name="ce19">
            <text:p><text:span text:style-name="T14">$&gt;</text:span><text:s/>unset HOL\~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~': not a valid identifier</text:p>
          </table:table-cell>
          <table:table-cell office:value-type="float" office:value="1" table:style-name="ce50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1"/>
          <table:table-cell office:value-type="string" table:style-name="ce19">
            <text:p><text:span text:style-name="T14">$&gt;</text:span><text:s/>unset "" HOLA</text:p>
            <text:p><text:span text:style-name="T14">$&gt;<text:s/></text:span>env | grep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': not a valid identifier</text:p>
            <text:p>$&gt;</text:p>
            <text:p>$&gt;</text:p>
          </table:table-cell>
          <table:table-cell office:value-type="string" table:style-name="ce18">
            <text:p>1</text:p>
            <text:p>0</text:p>
          </table:table-cell>
          <table:table-cell office:value-type="string" table:style-name="ce16">
            <text:p>HOLA sera quand meme unset !!</text:p>
          </table:table-cell>
          <table:table-cell table:number-columns-repeated="16374"/>
        </table:table-row>
        <table:table-row table:style-name="ro6">
          <table:table-cell table:style-name="ce51"/>
          <table:table-cell office:value-type="string" table:style-name="ce19">
            <text:p><text:span text:style-name="T14">$&gt;</text:span><text:s/>unset PATH</text:p>
            <text:p><text:span text:style-name="T14">$&gt;</text:span><text:s/>echo $PATH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string" table:style-name="ce50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1"/>
          <table:table-cell office:value-type="string" table:style-name="ce19">
            <text:p><text:span text:style-name="T14">$&gt;</text:span><text:s/>unset PATH</text:p>
            <text:p><text:span text:style-name="T14">$&gt;<text:s/></text:span>cat Makefil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at: No such file or directory</text:p>
            <text:p>$&gt;</text:p>
          </table:table-cell>
          <table:table-cell office:value-type="string" table:style-name="ce50">
            <text:p>0</text:p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1"/>
          <table:table-cell office:value-type="string" table:style-name="ce19">
            <text:p><text:span text:style-name="T14">$&gt;</text:span><text:s/>unset 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=': not a valid identifier</text:p>
          </table:table-cell>
          <table:table-cell office:value-type="float" office:value="0" table:style-name="ce50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1"/>
          <table:table-cell office:value-type="string" table:style-name="ce19">
            <text:p><text:span text:style-name="T14">$&gt;</text:span><text:s/>unset =====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======': not a valid identifier</text:p>
          </table:table-cell>
          <table:table-cell office:value-type="float" office:value="0" table:style-name="ce50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1"/>
          <table:table-cell office:value-type="string" table:style-name="ce19">
            <text:p><text:span text:style-name="T14">$&gt;</text:span><text:s/>unset ++++++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++++++': not a valid identifier</text:p>
          </table:table-cell>
          <table:table-cell office:value-type="float" office:value="0" table:style-name="ce50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1"/>
          <table:table-cell office:value-type="string" table:style-name="ce19">
            <text:p><text:span text:style-name="T14">$&gt;</text:span><text:s/>unset _______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18"/>
          <table:table-cell office:value-type="string" table:style-name="ce19">
            <text:p><text:span text:style-name="T14">$&gt;</text:span><text:s/>unset 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1"/>
          <table:table-cell office:value-type="string" table:style-name="ce19">
            <text:p><text:span text:style-name="T14">$&gt;</text:span><text:s/>unset echo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1"/>
          <table:table-cell office:value-type="string" table:style-name="ce19">
            <text:p><text:span text:style-name="T14">$&gt;</text:span><text:s/>unset 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1"/>
          <table:table-cell office:value-type="string" table:style-name="ce19">
            <text:p><text:span text:style-name="T14">$&gt;</text:span><text:s/>unset c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1"/>
          <table:table-cell office:value-type="string" table:style-name="ce19">
            <text:p><text:span text:style-name="T14">$&gt;</text:span><text:s/>unset unse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1"/>
          <table:table-cell office:value-type="string" table:style-name="ce19">
            <text:p><text:span text:style-name="T14">$&gt;</text:span><text:s/>unset sudo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1"/>
          <table:table-cell office:value-type="string" table:style-name="ce19">
            <text:p><text:span text:style-name="T14">$&gt;</text:span><text:s/>export hola | unset hola | echo $?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0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office:value-type="string" table:number-columns-spanned="1" table:number-rows-spanned="4" table:style-name="ce92">
            <text:p>FICHIERS BINAIRES 0️⃣ 1️⃣</text:p>
          </table:table-cell>
          <table:table-cell office:value-type="string" table:style-name="ce19">
            <text:p><text:span text:style-name="T14">$&gt;</text:span><text:s/>/bin/echo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/bin/echo Hola Que Tal</text:p>
          </table:table-cell>
          <table:table-cell table:style-name="ce33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/bin/env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/bin/cd<text:s/><text:span text:style-name="T17">Desktop</text:span>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bin/cd: No such file or directory</text:p>
          </table:table-cell>
          <table:table-cell office:value-type="float" office:value="127" table:style-name="ce27">
            <text:p>127</text:p>
          </table:table-cell>
          <table:table-cell table:style-name="ce28"/>
          <table:table-cell table:number-columns-repeated="16374"/>
        </table:table-row>
        <table:table-row table:style-name="ro7">
          <table:table-cell office:value-type="string" table:number-columns-spanned="1" table:number-rows-spanned="2" table:style-name="ce95">
            <text:p>HISTORIQUE<text:s/><text:span text:style-name="T12">🏦</text:span></text:p>
          </table:table-cell>
          <table:table-cell office:value-type="string" table:style-name="ce10">
            <text:p><text:span text:style-name="T14">$&gt;</text:span><text:s/>history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558 echo $?</text:p>
            <text:p>559 clear</text:p>
            <text:p>560 history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Affiche les 500 dernières command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<text:span text:style-name="T14">$&gt;</text:span><text:s/>[<text:span text:style-name="T16">touche du haut</text:span>]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0">
            <text:p><text:span text:style-name="T14">$&gt;</text:span><text:s/>clear</text:p>
          </table:table-cell>
          <table:table-cell office:value-type="string" table:style-name="ce18">
            <text:p>/</text:p>
          </table:table-cell>
          <table:table-cell office:value-type="string" table:style-name="ce16">
            <text:p>Defile l'historique</text:p>
          </table:table-cell>
          <table:table-cell table:number-columns-repeated="16374"/>
        </table:table-row>
        <table:table-row table:style-name="ro6">
          <table:table-cell office:value-type="string" table:number-columns-spanned="1" table:number-rows-spanned="71" table:style-name="ce92">
            <text:p>CD 💿 PWD</text:p>
          </table:table-cell>
          <table:table-cell office:value-type="string" table:style-name="ce19">
            <text:p><text:span text:style-name="T14">$&gt;</text:span><text:s/>pwd</text:p>
          </table:table-cell>
          <table:table-cell table:style-name="ce5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30">
            <text:p>Retourne $PWD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hola</text:p>
          </table:table-cell>
          <table:table-cell table:style-name="ce5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30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./hola</text:p>
          </table:table-cell>
          <table:table-cell table:style-name="ce5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30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hola que tal</text:p>
          </table:table-cell>
          <table:table-cell table:style-name="ce5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30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-p</text:p>
          </table:table-cell>
          <table:table-cell table:style-name="ce5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wd: -p: invalid option</text:p>
            <text:p>$&gt;</text:p>
          </table:table-cell>
          <table:table-cell office:value-type="float" office:value="2" table:style-name="ce27">
            <text:p>2</text:p>
          </table:table-cell>
          <table:table-cell table:style-name="ce30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--p</text:p>
          </table:table-cell>
          <table:table-cell table:style-name="ce5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wd: --: invalid option</text:p>
            <text:p>$&gt;</text:p>
          </table:table-cell>
          <table:table-cell office:value-type="float" office:value="2" table:style-name="ce27">
            <text:p>2</text:p>
          </table:table-cell>
          <table:table-cell table:style-name="ce30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---p</text:p>
          </table:table-cell>
          <table:table-cell table:style-name="ce5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wd: --: invalid option</text:p>
            <text:p>$&gt;</text:p>
          </table:table-cell>
          <table:table-cell office:value-type="float" office:value="2" table:style-name="ce27">
            <text:p>2</text:p>
          </table:table-cell>
          <table:table-cell table:style-name="ce30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pwd -- p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30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pwd pwd</text:p>
          </table:table-cell>
          <table:table-cell table:style-name="ce5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30">
            <text:p>N'affiche qu'une foi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ls</text:p>
          </table:table-cell>
          <table:table-cell table:style-name="ce5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30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ls env</text:p>
          </table:table-cell>
          <table:table-cell table:style-name="ce5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30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cd</text:p>
          </table:table-cell>
          <table:table-cell table:style-name="ce5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30">
            <text:p>On doit se retrouver dans le dossier défini par $HOME</text:p>
            <text:p><text:span text:style-name="T26">/home/vietdu91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</text:p>
          </table:table-cell>
          <table:table-cell table:style-name="ce5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28">
            <text:p>L'user reste dans le même dossier</text:p>
            <text:p><text:span text:style-name="T26">/home/vietdu91/42_works/minishell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/</text:p>
          </table:table-cell>
          <table:table-cell table:style-name="ce5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53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/././.</text:p>
          </table:table-cell>
          <table:table-cell table:style-name="ce5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53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/./././</text:p>
          </table:table-cell>
          <table:table-cell table:style-name="ce5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53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</text:p>
          </table:table-cell>
          <table:table-cell table:style-name="ce5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28">
            <text:p>On se retrouve au dossier précédent</text:p>
            <text:p><text:span text:style-name="T26">/home/vietdu91/42_works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</text:p>
          </table:table-cell>
          <table:table-cell table:style-name="ce5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54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.</text:p>
          </table:table-cell>
          <table:table-cell table:style-name="ce5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54">
            <text:p>/home/vietdu91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</text:p>
          </table:table-cell>
          <table:table-cell table:style-name="ce5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54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/././.</text:p>
          </table:table-cell>
          <table:table-cell table:style-name="ce5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54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srcs</text:span></text:p>
          </table:table-cell>
          <table:table-cell table:style-name="ce5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53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srcs objs</text:span></text:p>
          </table:table-cell>
          <table:table-cell table:style-name="ce5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7">
            <text:p>1</text:p>
          </table:table-cell>
          <table:table-cell office:value-type="string" table:style-name="ce53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<text:span text:style-name="T17">srcs</text:span>'</text:p>
          </table:table-cell>
          <table:table-cell table:style-name="ce5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53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"<text:span text:style-name="T17">srcs</text:span>"</text:p>
          </table:table-cell>
          <table:table-cell table:style-name="ce5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53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/etc'</text:p>
          </table:table-cell>
          <table:table-cell table:style-name="ce5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28">
            <text:p>Marche aussi avec les double quotes</text:p>
            <text:p><text:span text:style-name="T26">/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e'tc'</text:p>
          </table:table-cell>
          <table:table-cell table:style-name="ce5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53">
            <text:p>/etc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e"tc"</text:p>
          </table:table-cell>
          <table:table-cell table:style-name="ce5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53">
            <text:p>/etc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sr</text:span></text:p>
          </table:table-cell>
          <table:table-cell table:style-name="ce5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<text:s/><text:span text:style-name="T17">sr</text:span>: No such file or directory</text:p>
            <text:p>$&gt;</text:p>
          </table:table-cell>
          <table:table-cell office:value-type="float" office:value="1" table:style-name="ce27">
            <text:p>1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Makefile</text:span></text:p>
          </table:table-cell>
          <table:table-cell table:style-name="ce5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<text:s/><text:span text:style-name="T17">Makefile</text:span>: Not a directory</text:p>
            <text:p>$&gt;</text:p>
          </table:table-cell>
          <table:table-cell office:value-type="float" office:value="1" table:style-name="ce27">
            <text:p>1</text:p>
          </table:table-cell>
          <table:table-cell table:style-name="ce5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<text:span text:style-name="T17">minishell</text:span></text:p>
          </table:table-cell>
          <table:table-cell table:style-name="ce5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53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./../../../../..</text:p>
          </table:table-cell>
          <table:table-cell table:style-name="ce5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53">
            <text:p>/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cd .././../.././../bin/ls</text:p>
          </table:table-cell>
          <table:table-cell table:style-name="ce5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bash: cd: .././../.././../bin/ls: No such file or directory</text:p>
            <text:p>$&gt;</text:p>
          </table:table-cell>
          <table:table-cell office:value-type="float" office:value="1" table:style-name="ce27">
            <text:p>1</text:p>
          </table:table-cell>
          <table:table-cell office:value-type="string" table:style-name="ce53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</text:p>
          </table:table-cell>
          <table:table-cell table:style-name="ce5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53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/'</text:p>
          </table:table-cell>
          <table:table-cell table:style-name="ce5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28">
            <text:p>Marche aussi avec les double quotes</text:p>
            <text:p><text:span text:style-name="T26">/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//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/</text:p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53">
            <text:p>/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'//'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/</text:p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28">
            <text:p>Marche aussi avec les double quotes</text:p>
            <text:p><text:span text:style-name="T26">/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//</text:p>
            <text:p><text:span text:style-name="T14">$&gt;</text:span><text:s/>pwd</text:p>
          </table:table-cell>
          <table:table-cell table:style-name="ce5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</text:p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53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///////</text:p>
            <text:p><text:span text:style-name="T14">$&gt;</text:span><text:s/>pwd</text:p>
          </table:table-cell>
          <table:table-cell table:style-name="ce5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</text:p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53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////////'</text:p>
            <text:p><text:span text:style-name="T14">$&gt;</text:span><text:s/>pwd</text:p>
          </table:table-cell>
          <table:table-cell table:style-name="ce5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</text:p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28">
            <text:p>Marche aussi avec les double quotes</text:p>
            <text:p><text:span text:style-name="T26">/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<text:span text:style-name="T17">minishell</text:span></text:p>
          </table:table-cell>
          <table:table-cell table:style-name="ce5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<text:s/><text:span text:style-name="T17">/minishell</text:span>: No such file or directory</text:p>
            <text:p>$&gt;</text:p>
          </table:table-cell>
          <table:table-cell office:value-type="float" office:value="1" table:style-name="ce27">
            <text:p>1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</text:p>
            <text:p><text:span text:style-name="T14">$&gt;</text:span><text:s/>cd ..</text:p>
          </table:table-cell>
          <table:table-cell table:style-name="ce5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53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_</text:p>
          </table:table-cell>
          <table:table-cell table:style-name="ce5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_: No such file or directory</text:p>
            <text:p>$&gt;</text:p>
          </table:table-cell>
          <table:table-cell office:value-type="float" office:value="1" table:style-name="ce27">
            <text:p>1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-</text:p>
          </table:table-cell>
          <table:table-cell table:style-name="ce5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28">
            <text:p>Retourne à $OLD_PWD</text:p>
            <text:p>$OLD_PWD et $PWD sont inversés</text:p>
            <text:p><text:span text:style-name="T26">/home/vietdu91/42_works/minishell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--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28">
            <text:p>Retourne à $HOME</text:p>
            <text:p>$OLD_PWD et $PWD sont inversés</text:p>
            <text:p><text:span text:style-name="T26">/home/vietdu91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---</text:p>
          </table:table-cell>
          <table:table-cell table:style-name="ce5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--: invalid option</text:p>
            <text:p>$&gt;</text:p>
          </table:table-cell>
          <table:table-cell office:value-type="float" office:value="2" table:style-name="ce27">
            <text:p>2</text:p>
          </table:table-cell>
          <table:table-cell table:style-name="ce5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$HOME</text:p>
          </table:table-cell>
          <table:table-cell table:style-name="ce5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54">
            <text:p>/home/vietdu91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$HOME $HOME</text:p>
          </table:table-cell>
          <table:table-cell table:style-name="ce5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7">
            <text:p>1</text:p>
          </table:table-cell>
          <table:table-cell table:style-name="ce54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$HOME/<text:span text:style-name="T17">42_works</text:span></text:p>
          </table:table-cell>
          <table:table-cell table:style-name="ce5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54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"$PWD/<text:span text:style-name="T17">srcs</text:span>"</text:p>
          </table:table-cell>
          <table:table-cell table:style-name="ce5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53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$PWD/<text:span text:style-name="T17">srcs</text:span>'</text:p>
          </table:table-cell>
          <table:table-cell table:style-name="ce5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$PWD<text:span text:style-name="T17">/srcs</text:span>: No such file or directory</text:p>
            <text:p>$&gt;</text:p>
          </table:table-cell>
          <table:table-cell office:value-type="float" office:value="1" table:style-name="ce27">
            <text:p>1</text:p>
          </table:table-cell>
          <table:table-cell table:style-name="ce5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HOME</text:p>
            <text:p><text:span text:style-name="T14">$&gt;</text:span><text:s/>cd $HOME</text:p>
          </table:table-cell>
          <table:table-cell table:style-name="ce5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HOME not set</text:p>
            <text:p>$&gt;</text:p>
          </table:table-cell>
          <table:table-cell office:value-type="float" office:value="1" table:style-name="ce27">
            <text:p>1</text:p>
          </table:table-cell>
          <table:table-cell table:style-name="ce5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HOME</text:p>
            <text:p><text:span text:style-name="T14">$&gt;</text:span><text:s/>export HOME=</text:p>
            <text:p><text:span text:style-name="T14">$&gt;</text:span><text:s/>cd</text:p>
          </table:table-cell>
          <table:table-cell table:style-name="ce5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53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HOME</text:p>
            <text:p><text:span text:style-name="T14">$&gt;</text:span><text:s/>export HOME</text:p>
            <text:p><text:span text:style-name="T14">$&gt;</text:span><text:s/>cd</text:p>
          </table:table-cell>
          <table:table-cell table:style-name="ce5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HOME not set</text:p>
            <text:p>$&gt;</text:p>
          </table:table-cell>
          <table:table-cell office:value-type="float" office:value="1" table:style-name="ce27">
            <text:p>1</text:p>
          </table:table-cell>
          <table:table-cell table:style-name="ce57"/>
          <table:table-cell table:number-columns-repeated="16374"/>
        </table:table-row>
        <table:table-row table:style-name="ro6">
          <table:covered-table-cell/>
          <table:table-cell office:value-type="string" table:style-name="ce29">
            <text:p><text:span text:style-name="T14">$&gt;</text:span><text:s/>cd<text:s/><text:span text:style-name="T17">minishell Docs crashtest.c</text:span></text:p>
          </table:table-cell>
          <table:table-cell table:style-name="ce55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7">
            <text:p>1</text:p>
          </table:table-cell>
          <table:table-cell table:style-name="ce5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 | echo $?</text:p>
            <text:p><text:span text:style-name="T14">$&gt;</text:span><text:s/>pwd</text:p>
          </table:table-cell>
          <table:table-cell table:style-name="ce5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0</text:p>
            <text:p>$&gt;</text:p>
          </table:table-cell>
          <table:table-cell office:value-type="string" table:style-name="ce27">
            <text:p>0</text:p>
            <text:p>0</text:p>
          </table:table-cell>
          <table:table-cell office:value-type="string" table:style-name="ce53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~</text:p>
          </table:table-cell>
          <table:table-cell table:style-name="ce5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53">
            <text:p>/home/vietdu9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~/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53">
            <text:p>/home/vietdu9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~/ | echo $?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0</text:p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53">
            <text:p>/home/vietdu91/42_works/minishell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cd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58">
            <text:p>[BONUS]<text:s/><text:span text:style-name="T15">S'il n'y a qu'un seul<text:s/></text:span><text:span text:style-name="T27">dossier</text:span><text:span text:style-name="T15"><text:s/>et rien d'autre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cd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<text:s/><text:span text:style-name="T17">minishell</text:span>: No such file or directory</text:p>
            <text:p>$&gt;</text:p>
          </table:table-cell>
          <table:table-cell office:value-type="float" office:value="1" table:style-name="ce27">
            <text:p>1</text:p>
          </table:table-cell>
          <table:table-cell office:value-type="string" table:style-name="ce58">
            <text:p>[BONUS]<text:s/><text:span text:style-name="T15">S'il n'y a qu'un seul<text:s/></text:span><text:span text:style-name="T27">fichier</text:span><text:span text:style-name="T15"><text:s/>et rien d'autre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7">
            <text:p>1</text:p>
          </table:table-cell>
          <table:table-cell office:value-type="string" table:style-name="ce36">
            <text:p>[BONUS]<text:s/><text:span text:style-name="T15">S'il y au moins deux éléments</text:span>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cd ..</text:p>
          </table:table-cell>
          <table:table-cell table:style-name="ce59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chdir: error retrieving current directory: getcwd: cannot access parent directories: No such file or directory</text:p>
            <text:p>$&gt;</text:p>
          </table:table-cell>
          <table:table-cell office:value-type="float" office:value="1" table:style-name="ce27">
            <text:p>1</text:p>
          </table:table-cell>
          <table:table-cell table:style-name="ce28"/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pwd</text:p>
          </table:table-cell>
          <table:table-cell table:style-name="ce59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pwd: error retrieving current directory: getcwd: cannot access parent directories: No such file or directory</text:p>
            <text:p>$&gt;</text:p>
          </table:table-cell>
          <table:table-cell office:value-type="float" office:value="1" table:style-name="ce27">
            <text:p>1</text:p>
          </table:table-cell>
          <table:table-cell table:style-name="ce28"/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echo $PWD</text:p>
            <text:p><text:span text:style-name="T14">$&gt;</text:span><text:s/>echo $OLDPWD</text:p>
          </table:table-cell>
          <table:table-cell table:style-name="ce59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<text:span text:style-name="T17">/home/vietdu91/42_works/minishell/a/b</text:span><text:span text:style-name="T17"/></text:p>
            <text:p>$&gt;</text:p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27"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cd</text:p>
            <text:p><text:span text:style-name="T14">$&gt;</text:span><text:s/>echo $PWD</text:p>
            <text:p><text:span text:style-name="T14">$&gt;</text:span><text:s/>echo $OLDPWD</text:p>
          </table:table-cell>
          <table:table-cell table:style-name="ce59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<text:span text:style-name="T17">/home</text:span><text:span text:style-name="T17"/></text:p>
            <text:p>$&gt;</text:p>
            <text:p><text:span text:style-name="T17">/home/vietdu91/42_works/minishell/a/b</text:span><text:span text:style-name="T17"/></text:p>
            <text:p>$&gt;</text:p>
          </table:table-cell>
          <table:table-cell office:value-type="string" table:style-name="ce27"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cd a</text:p>
            <text:p><text:span text:style-name="T14">$&gt;</text:span><text:s/>rm -r ../a</text:p>
            <text:p><text:span text:style-name="T14">$&gt;</text:span><text:s/>echo $PWD</text:p>
            <text:p><text:span text:style-name="T14">$&gt;</text:span><text:s/>echo $OLDPWD</text:p>
          </table:table-cell>
          <table:table-cell table:style-name="ce59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<text:span text:style-name="T17">../../../home/vietdu91/42_works/minishell/a</text:span><text:span text:style-name="T17"/></text:p>
            <text:p>$&gt;</text:p>
            <text:p><text:span text:style-name="T17">../../../home/vietdu91/42_works/minishell</text:span><text:span text:style-name="T17"/></text:p>
            <text:p>$&gt;</text:p>
          </table:table-cell>
          <table:table-cell office:value-type="string" table:style-name="ce27"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CDPATH=/</text:p>
            <text:p><text:span text:style-name="T14">$&gt;</text:span><text:s/>cd $HOME/.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7">
            <text:p>0</text:p>
            <text:p>0</text:p>
          </table:table-cell>
          <table:table-cell office:value-type="string" table:style-name="ce54">
            <text:p><text:span text:style-name="T21">A gerer ?</text:span><text:span text:style-name="T21"/></text:p>
            <text:p>/home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CDPATH=/</text:p>
            <text:p><text:span text:style-name="T14">$&gt;</text:span><text:s/>cd<text:s/><text:span text:style-name="T17">home/vietdu91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<text:span text:style-name="T17">/home/vietdu91</text:span><text:span text:style-name="T17"/></text:p>
            <text:p>$&gt;</text:p>
          </table:table-cell>
          <table:table-cell office:value-type="string" table:style-name="ce27">
            <text:p>0</text:p>
            <text:p>0</text:p>
          </table:table-cell>
          <table:table-cell office:value-type="string" table:style-name="ce54">
            <text:p><text:span text:style-name="T21">A gerer ?</text:span><text:span text:style-name="T21"/></text:p>
            <text:p>/home/vietdu9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CDPATH=./</text:p>
            <text:p><text:span text:style-name="T14">$&gt;</text:span><text:s/>cd 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7">
            <text:p>0</text:p>
            <text:p>0</text:p>
          </table:table-cell>
          <table:table-cell office:value-type="string" table:style-name="ce53">
            <text:p><text:span text:style-name="T21">A gerer ?</text:span><text:span text:style-name="T21"/></text:p>
            <text:p>/home/vietdu91/42_works/minishell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CDPATH=./</text:p>
            <text:p><text:span text:style-name="T14">$&gt;</text:span><text:s/>cd .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7">
            <text:p>0</text:p>
            <text:p>0</text:p>
          </table:table-cell>
          <table:table-cell office:value-type="string" table:style-name="ce53">
            <text:p><text:span text:style-name="T21">A gerer ?</text:span><text:span text:style-name="T21"/></text:p>
            <text:p>/home/vietdu91/42_works</text:p>
          </table:table-cell>
          <table:table-cell table:number-columns-repeated="16374"/>
        </table:table-row>
        <table:table-row table:style-name="ro12">
          <table:table-cell office:value-type="string" table:number-columns-spanned="1" table:number-rows-spanned="14" table:style-name="ce95">
            <text:p>BÂTARDS<text:s/><text:span text:style-name="T28">🖕</text:span></text:p>
          </table:table-cell>
          <table:table-cell office:value-type="string" table:style-name="ce10">
            <text:p><text:span text:style-name="T22">$&gt;</text:span><text:s/>chmod 000 minishell</text:p>
            <text:p><text:span text:style-name="T22">$&gt;</text:span><text:s/>./minishell</text:p>
          </table:table-cell>
          <table:table-cell office:value-type="string" table:style-name="ce59">
            <text:p>messag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./minishell 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ls hola</text:p>
          </table:table-cell>
          <table:table-cell table:style-name="ce6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ls: cannot access 'hola': No such file or directory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./Makefile</text:p>
          </table:table-cell>
          <table:table-cell office:value-type="string" table:style-name="ce59">
            <text:p>messag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2">
            <text:p>bash: ./Makefile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./minishell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2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Relance le Minishell</text:p>
            <text:p>Il faut donc 2 fois exit pour exit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| grep SHLVL</text:p>
            <text:p><text:span text:style-name="T14">$&gt;</text:span><text:s/>./minishell</text:p>
            <text:p><text:span text:style-name="T14">$&gt;</text:span><text:s/>env | grep SHLVL</text:p>
            <text:p><text:span text:style-name="T14">$&gt;</text:span><text:s/>exit</text:p>
            <text:p><text:span text:style-name="T14">$&gt;</text:span><text:s/>env | grep SHLVL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2">
            <text:p>$&gt;</text:p>
          </table:table-cell>
          <table:table-cell office:value-type="string" table:style-name="ce18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touch hola</text:p>
            <text:p><text:span text:style-name="T14">$&gt;</text:span><text:s/>./hola</text:p>
          </table:table-cell>
          <table:table-cell office:value-type="string" table:style-name="ce59">
            <text:p>messag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bash: ./hola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nv|"wc" -l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61">
            <text:p>66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nv|"wc "-l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bash: wc -l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r 1 + 1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2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r $? + $?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<text:span text:style-name="T17">0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Fait la somme de la valeur de $?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0">
            <text:p><text:span text:style-name="T22">$&gt;</text:span><text:s/>env -i ./minishell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PWD=/mnt/nfs/homes/emtran/Desktop/42_minishell</text:p>
            <text:p>SHLVL=1</text:p>
            <text:p>_=/usr/bin/env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0">
            <text:p><text:span text:style-name="T22">$&gt;</text:span><text:s/>env -i ./minishell</text:p>
            <text:p><text:span text:style-name="T14">$&gt;</text:span><text:s/>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export OLDPWD</text:p>
            <text:p>export PWD="/mnt/nfs/homes/emtran/Desktop/42_minishell"</text:p>
            <text:p>export SHLVL="1"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0">
            <text:p><text:span text:style-name="T22">$&gt;</text:span><text:s/>env -i ./minishell</text:p>
            <text:p><text:span text:style-name="T14">$&gt;</text:span><text:s/>c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bash: cd: HOME not set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0">
            <text:p><text:span text:style-name="T22">$&gt;</text:span><text:s/>env -i ./minishell</text:p>
            <text:p><text:span text:style-name="T14">$&gt;</text:span><text:s/>cd ~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62">
            <text:p>/home/vietdu91</text:p>
          </table:table-cell>
          <table:table-cell table:number-columns-repeated="16374"/>
        </table:table-row>
        <table:table-row table:style-name="ro6">
          <table:table-cell office:value-type="string" table:number-columns-spanned="1" table:number-rows-spanned="46" table:style-name="ce92">
            <text:p>EXIT <text:s/>⛔</text:p>
          </table:table-cell>
          <table:table-cell office:value-type="string" table:style-name="ce19">
            <text:p><text:span text:style-name="T14">$&gt;</text:span><text:s/>exit</text:p>
          </table:table-cell>
          <table:table-cell table:style-name="ce26"/>
          <table:table-cell table:style-name="ce12"/>
          <table:table-cell table:style-name="ce43"/>
          <table:table-cell table:style-name="ce14"/>
          <table:table-cell table:style-name="ce15"/>
          <table:table-cell office:value-type="string" table:style-name="ce34">
            <text:p>exit</text:p>
            <text:p><text:span text:style-name="T22">~/minishell</text:span><text:s/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exit</text:p>
          </table:table-cell>
          <table:table-cell table:style-name="ce26"/>
          <table:table-cell table:style-name="ce12"/>
          <table:table-cell table:style-name="ce43"/>
          <table:table-cell table:style-name="ce14"/>
          <table:table-cell table:style-name="ce15"/>
          <table:table-cell office:value-type="string" table:style-name="ce34">
            <text:p>exit</text:p>
            <text:p>bash: exit: exit: numeric argument required</text:p>
            <text:p><text:span text:style-name="T22">~/minishell</text:span><text:s/>$&gt;</text:p>
          </table:table-cell>
          <table:table-cell office:value-type="float" office:value="2" table:style-name="ce27">
            <text:p>2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exit</text:p>
            <text:p>bash: exit: hola: numeric argument required</text:p>
            <text:p><text:span text:style-name="T22">~/minishell</text:span><text:s/>$&gt;</text:p>
          </table:table-cell>
          <table:table-cell office:value-type="float" office:value="2" table:style-name="ce27">
            <text:p>2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 que tal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exit</text:p>
            <text:p>bash: exit: hola: numeric argument required</text:p>
            <text:p><text:span text:style-name="T22">~/minishell</text:span><text:s/>$&gt;</text:p>
          </table:table-cell>
          <table:table-cell office:value-type="float" office:value="2" table:style-name="ce27">
            <text:p>2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42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exit</text:p>
            <text:p><text:span text:style-name="T22">~/minishell</text:span><text:s/>$&gt;</text:p>
          </table:table-cell>
          <table:table-cell office:value-type="float" office:value="42" table:style-name="ce27">
            <text:p>42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000042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exit</text:p>
            <text:p><text:span text:style-name="T22">~/minishell</text:span><text:s/>$&gt;</text:p>
          </table:table-cell>
          <table:table-cell office:value-type="float" office:value="42" table:style-name="ce27">
            <text:p>42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exit</text:p>
            <text:p><text:span text:style-name="T22">~/minishell</text:span><text:s/>$&gt;</text:p>
          </table:table-cell>
          <table:table-cell office:value-type="float" office:value="154" table:style-name="ce27">
            <text:p>154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 666</text:p>
          </table:table-cell>
          <table:table-cell table:style-name="ce3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exit</text:p>
            <text:p>bash: exit: too many arguments</text:p>
            <text:p>$&gt;</text:p>
          </table:table-cell>
          <table:table-cell office:value-type="float" office:value="1" table:style-name="ce27">
            <text:p>1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666 666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exit</text:p>
            <text:p>bash: exit: too many arguments</text:p>
            <text:p>$&gt;</text:p>
          </table:table-cell>
          <table:table-cell office:value-type="float" office:value="1" table:style-name="ce27">
            <text:p>1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 666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exit</text:p>
            <text:p>bash: exit: hola: numeric argument required</text:p>
            <text:p><text:span text:style-name="T22">~/minishell</text:span><text:s/>$&gt;</text:p>
          </table:table-cell>
          <table:table-cell office:value-type="float" office:value="2" table:style-name="ce27">
            <text:p>2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 666 666 666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exit</text:p>
            <text:p>bash: exit: too many arguments</text:p>
            <text:p>$&gt;</text:p>
          </table:table-cell>
          <table:table-cell office:value-type="float" office:value="1" table:style-name="ce27">
            <text:p>1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 hola 666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exit</text:p>
            <text:p>bash: exit: too many arguments</text:p>
          </table:table-cell>
          <table:table-cell office:value-type="float" office:value="1" table:style-name="ce27">
            <text:p>1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 666 666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exit</text:p>
            <text:p>bash: exit: hola: numeric argument required</text:p>
            <text:p><text:span text:style-name="T22">~/minishell</text:span><text:s/>$&gt;</text:p>
          </table:table-cell>
          <table:table-cell office:value-type="float" office:value="2" table:style-name="ce27">
            <text:p>2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259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exit</text:p>
            <text:p><text:span text:style-name="T22">~/minishell</text:span><text:s/>$&gt;</text:p>
          </table:table-cell>
          <table:table-cell office:value-type="float" office:value="3" table:style-name="ce27">
            <text:p>3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4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exit</text:p>
            <text:p><text:span text:style-name="T22">~/minishell</text:span><text:s/>$&gt;</text:p>
          </table:table-cell>
          <table:table-cell office:value-type="float" office:value="252" table:style-name="ce27">
            <text:p>252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42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exit</text:p>
            <text:p><text:span text:style-name="T22">~/minishell</text:span><text:s/>$&gt;</text:p>
          </table:table-cell>
          <table:table-cell office:value-type="float" office:value="214" table:style-name="ce27">
            <text:p>214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0000042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exit</text:p>
            <text:p><text:span text:style-name="T22">~/minishell</text:span><text:s/>$&gt;</text:p>
          </table:table-cell>
          <table:table-cell office:value-type="float" office:value="214" table:style-name="ce27">
            <text:p>214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259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exit</text:p>
            <text:p><text:span text:style-name="T22">~/minishell</text:span><text:s/>$&gt;</text:p>
          </table:table-cell>
          <table:table-cell office:value-type="float" office:value="253" table:style-name="ce27">
            <text:p>253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666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exit</text:p>
            <text:p><text:span text:style-name="T22">~/minishell</text:span><text:s/>$&gt;</text:p>
          </table:table-cell>
          <table:table-cell office:value-type="float" office:value="102" table:style-name="ce27">
            <text:p>102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666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exit</text:p>
            <text:p><text:span text:style-name="T22">~/minishell</text:span><text:s/>$&gt;</text:p>
          </table:table-cell>
          <table:table-cell office:value-type="float" office:value="154" table:style-name="ce27">
            <text:p>154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0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exit</text:p>
            <text:p><text:span text:style-name="T22">~/minishell</text:span><text:s/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0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exit</text:p>
            <text:p><text:span text:style-name="T22">~/minishell</text:span><text:s/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0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exit</text:p>
            <text:p><text:span text:style-name="T22">~/minishell</text:span><text:s/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42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exit</text:p>
            <text:p><text:span text:style-name="T22">~/minishell</text:span><text:s/>$&gt;</text:p>
          </table:table-cell>
          <table:table-cell office:value-type="float" office:value="42" table:style-name="ce27">
            <text:p>42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69 -96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exit</text:p>
            <text:p>bash: exit: too many arguments</text:p>
            <text:p>$&gt;</text:p>
          </table:table-cell>
          <table:table-cell office:value-type="float" office:value="1" table:style-name="ce27">
            <text:p>1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-666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exit</text:p>
            <text:p>bash: exit: --666: numeric argument required</text:p>
            <text:p><text:span text:style-name="T22">~/minishell</text:span><text:s/>$&gt;</text:p>
          </table:table-cell>
          <table:table-cell office:value-type="float" office:value="2" table:style-name="ce27">
            <text:p>2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+++666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exit</text:p>
            <text:p>bash: exit: ++++666: numeric argument required</text:p>
            <text:p><text:span text:style-name="T22">~/minishell</text:span><text:s/>$&gt;</text:p>
          </table:table-cell>
          <table:table-cell office:value-type="float" office:value="2" table:style-name="ce27">
            <text:p>2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+++++0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exit</text:p>
            <text:p>bash: exit: ++++++0: numeric argument required</text:p>
            <text:p><text:span text:style-name="T22">~/minishell</text:span><text:s/>$&gt;</text:p>
          </table:table-cell>
          <table:table-cell office:value-type="float" office:value="2" table:style-name="ce27">
            <text:p>2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-----0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exit</text:p>
            <text:p>bash: exit: ------0: numeric argument required</text:p>
            <text:p><text:span text:style-name="T22">~/minishell</text:span><text:s/>$&gt;</text:p>
          </table:table-cell>
          <table:table-cell office:value-type="float" office:value="2" table:style-name="ce27">
            <text:p>2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"666"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exit</text:p>
            <text:p><text:span text:style-name="T22">~/minishell</text:span><text:s/>$&gt;</text:p>
          </table:table-cell>
          <table:table-cell office:value-type="float" office:value="154" table:style-name="ce27">
            <text:p>154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666'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exit</text:p>
            <text:p><text:span text:style-name="T22">~/minishell</text:span><text:s/>$&gt;</text:p>
          </table:table-cell>
          <table:table-cell office:value-type="float" office:value="154" table:style-name="ce27">
            <text:p>154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-666'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exit</text:p>
            <text:p><text:span text:style-name="T22">~/minishell</text:span><text:s/>$&gt;</text:p>
          </table:table-cell>
          <table:table-cell office:value-type="float" office:value="102" table:style-name="ce27">
            <text:p>102</text:p>
          </table:table-cell>
          <table:table-cell office:value-type="string" table:style-name="ce28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+666'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exit</text:p>
            <text:p><text:span text:style-name="T22">~/minishell</text:span><text:s/>$&gt;</text:p>
          </table:table-cell>
          <table:table-cell office:value-type="float" office:value="154" table:style-name="ce27">
            <text:p>154</text:p>
          </table:table-cell>
          <table:table-cell office:value-type="string" table:style-name="ce28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----666'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exit</text:p>
            <text:p>bash: exit: ----666: numeric argument required</text:p>
            <text:p><text:span text:style-name="T22">~/minishell</text:span><text:s/>$&gt;</text:p>
          </table:table-cell>
          <table:table-cell office:value-type="float" office:value="2" table:style-name="ce27">
            <text:p>2</text:p>
          </table:table-cell>
          <table:table-cell office:value-type="string" table:style-name="ce28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++++666'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exit</text:p>
            <text:p>bash: exit: ++++666: numeric argument required</text:p>
            <text:p><text:span text:style-name="T22">~/minishell</text:span><text:s/>$&gt;</text:p>
          </table:table-cell>
          <table:table-cell office:value-type="float" office:value="2" table:style-name="ce27">
            <text:p>2</text:p>
          </table:table-cell>
          <table:table-cell office:value-type="string" table:style-name="ce28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6'66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exit</text:p>
            <text:p><text:span text:style-name="T22">~/minishell</text:span><text:s/>$&gt;</text:p>
          </table:table-cell>
          <table:table-cell office:value-type="float" office:value="154" table:style-name="ce27">
            <text:p>154</text:p>
          </table:table-cell>
          <table:table-cell office:value-type="string" table:style-name="ce28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2'66'32'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exit</text:p>
            <text:p><text:span text:style-name="T22">~/minishell</text:span><text:s/>$&gt;</text:p>
          </table:table-cell>
          <table:table-cell office:value-type="float" office:value="8" table:style-name="ce27">
            <text:p>8</text:p>
          </table:table-cell>
          <table:table-cell office:value-type="string" table:style-name="ce28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"'666'"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exit</text:p>
            <text:p>bash: exit: '666': numeric argument required</text:p>
            <text:p><text:span text:style-name="T22">~/minishell</text:span><text:s/>$&gt;</text:p>
          </table:table-cell>
          <table:table-cell office:value-type="float" office:value="2" table:style-name="ce27">
            <text:p>2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"666"'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exit</text:p>
            <text:p>bash: exit: "666": numeric argument required</text:p>
            <text:p><text:span text:style-name="T22">~/minishell</text:span><text:s/>$&gt;</text:p>
          </table:table-cell>
          <table:table-cell office:value-type="float" office:value="2" table:style-name="ce27">
            <text:p>2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666'"666"666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exit</text:p>
            <text:p><text:span text:style-name="T22">~/minishell</text:span><text:s/>$&gt;</text:p>
          </table:table-cell>
          <table:table-cell office:value-type="float" office:value="170" table:style-name="ce27">
            <text:p>17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'666'"666"666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exit</text:p>
            <text:p><text:span text:style-name="T22">~/minishell</text:span><text:s/>$&gt;</text:p>
          </table:table-cell>
          <table:table-cell office:value-type="float" office:value="170" table:style-name="ce27">
            <text:p>17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'666'"666"666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exit</text:p>
            <text:p><text:span text:style-name="T22">~/minishell</text:span><text:s/>$&gt;</text:p>
          </table:table-cell>
          <table:table-cell office:value-type="float" office:value="86" table:style-name="ce27">
            <text:p>86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9223372036854775807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exit</text:p>
            <text:p><text:span text:style-name="T22">~/minishell</text:span><text:s/>$&gt;</text:p>
          </table:table-cell>
          <table:table-cell office:value-type="float" office:value="255" table:style-name="ce27">
            <text:p>255</text:p>
          </table:table-cell>
          <table:table-cell table:style-name="ce28"/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exit 9223372036854775808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63">
            <text:p>exit</text:p>
            <text:p>bash: exit: 9223372036854775808: numeric argument required</text:p>
            <text:p><text:span text:style-name="T22">~/minishell</text:span><text:s/>$&gt;</text:p>
          </table:table-cell>
          <table:table-cell office:value-type="float" office:value="2" table:style-name="ce27">
            <text:p>2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9223372036854775808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4">
            <text:p>exit</text:p>
            <text:p><text:span text:style-name="T22">~/minishell</text:span><text:s/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exit -9223372036854775809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63">
            <text:p>exit</text:p>
            <text:p>bash: exit: -9223372036854775809: numeric argument required</text:p>
            <text:p><text:span text:style-name="T22">~/minishell</text:span><text:s/>$&gt;</text:p>
          </table:table-cell>
          <table:table-cell office:value-type="float" office:value="2" table:style-name="ce27">
            <text:p>2</text:p>
          </table:table-cell>
          <table:table-cell table:style-name="ce28"/>
          <table:table-cell table:number-columns-repeated="16374"/>
        </table:table-row>
        <table:table-row table:style-name="ro14">
          <table:table-cell office:value-type="string" table:number-columns-spanned="1" table:number-rows-spanned="48" table:style-name="ce95">
            <text:p>PIPES<text:s/><text:span text:style-name="T12">🚬</text:span></text:p>
          </table:table-cell>
          <table:table-cell office:value-type="string" table:style-name="ce19">
            <text:p><text:span text:style-name="T14">$&gt;</text:span><text:s/>cat | cat | cat | 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<text:span text:style-name="T17">crashtest.c Docs Dockers Drawings Makefile minishell philosophers srcs test.c</text:span><text:span text:style-name="T17"/></text:p>
            <text:p/>
            <text:p/>
            <text:p/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41">
            <text:p>Apparaît la ligne ls</text:p>
            <text:p>Et 3 retours à la ligne avec la touche Entrée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ls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41">
            <text:p>Ne fait rien</text:p>
            <text:p/>
            <text:p>Chaque commande d'un pipeline est exécutée dans son propre sous-shell, qui est un processus distinct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exit 42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42" table:style-name="ce18">
            <text:p>42</text:p>
          </table:table-cell>
          <table:table-cell office:value-type="string" table:style-name="ce16">
            <text:p>Ne fait rien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exit | 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<text:span text:style-name="T14">$&gt;</text:span><text:s/>echo hola &gt; bonjour</text:p>
            <text:p><text:span text:style-name="T14">$&gt;</text:span><text:s/>exit | cat -e 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<text:span text:style-name="T14">$&gt;</text:span><text:s/>echo hola &gt; bonjour</text:p>
            <text:p><text:span text:style-name="T14">$&gt;</text:span><text:s/>cat -e bonjour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| echo</text:p>
          </table:table-cell>
          <table:table-cell table:style-name="ce6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 echo que tal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que tal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nv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oui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oui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<text:span text:style-name="T14">$&gt;</text:span><text:s/>echo oui | echo non | echo hola | grep oui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<text:span text:style-name="T14">$&gt;</text:span><text:s/>echo oui | echo non | echo hola | grep non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<text:span text:style-name="T14">$&gt;</text:span><text:s/>echo oui | echo non | echo hola | grep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<text:span text:style-name="T14">$&gt;</text:span><text:s/>echo hola | cat -e | cat -e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$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6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 | echo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 | echo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62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 | 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62">
            <text:p>/home/vietdu91/42_works/minishell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ifconfig | grep ":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docker0: flags=4099&lt;UP,BROADCAST,MULTICAST&gt; mtu 1500</text:p>
            <text:p>ether 02:42:27:cf:95:49 txqueuelen 0 (Ethernet)</text:p>
            <text:p>[...]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ifconfig | grep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whoami | grep $USE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vietdu91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whoami | grep $USER &gt; /tmp/bonjour</text:p>
            <text:p><text:span text:style-name="T14">$&gt;</text:span><text:s/>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vietdu91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29">
            <text:p><text:span text:style-name="T14">$&gt;</text:span><text:s/>whoami | cat -e | cat -e &gt; /tmp/bonjour</text:p>
            <text:p><text:span text:style-name="T14">$&gt;</text:span><text:s/>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vietdu91</text:span>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29">
            <text:p><text:span text:style-name="T14">$&gt;</text:span><text:s/>whereis ls | cat -e | cat -e &gt; /tmp/bonjour</text:p>
            <text:p><text:span text:style-name="T14">$&gt;</text:span><text:s/>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ls: /usr/bin/ls /usr/share/man/man1/ls.1posix.gz /usr/share/man/man1/ls.1.gz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hola</text:p>
          </table:table-cell>
          <table:table-cell table:style-name="ce11"/>
          <table:table-cell table:style-name="ce12"/>
          <table:table-cell table:style-name="ce43"/>
          <table:table-cell table:style-name="ce14"/>
          <table:table-cell table:style-name="ce15"/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ls | ls hola</text:p>
          </table:table-cell>
          <table:table-cell table:style-name="ce17"/>
          <table:table-cell table:style-name="ce12"/>
          <table:table-cell table:style-name="ce43"/>
          <table:table-cell table:style-name="ce14"/>
          <table:table-cell table:style-name="ce15"/>
          <table:table-cell office:value-type="string" table:style-name="ce29">
            <text:p>ls: cannot access 'hola': No such file or directory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ls |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ls | hola | ls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bash: hola: command not found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ls | hola | rev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hola: command not found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ls | echo hola | re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aloh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-la | grep ".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total 16</text:span><text:span text:style-name="T17"/></text:p>
            <text:p><text:span text:style-name="T17">drwx------ 2 vietdu91 [...] .</text:span><text:span text:style-name="T17"/></text:p>
            <text:p><text:span text:style-name="T17">drwxrwxewt 51 root [...] ..</text:span><text:span text:style-name="T17"/></text:p>
            <text:p><text:span text:style-name="T17">-rwxr-xr-x 8 vietdu91 [...] crashtest.c</text:span><text:span text:style-name="T17"/></text:p>
            <text:p>[...]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Sort la commande entiere de ls -la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-la | grep "'.'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1">
          <table:covered-table-cell/>
          <table:table-cell office:value-type="string" table:style-name="ce29">
            <text:p><text:span text:style-name="T14">$&gt;</text:span><text:s/>echo test.c | cat -e| cat -e| cat -e| cat -e| cat -e| cat -e| cat -e| cat -e|cat -e|cat -e|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test.c$$$$$$$$$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29">
            <text:p><text:span text:style-name="T14">$&gt;</text:span><text:s/>ls|ls|ls|ls|ls|ls|ls|ls|ls|ls|ls|ls</text:p>
            <text:p>|ls|ls|ls|ls|ls|ls|ls|ls|ls|ls|ls|ls|ls|ls|ls|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<text:span text:style-name="T14">$&gt;</text:span><text:s/>echo hola | cat | cat | cat | cat | cat | grep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6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6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|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6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|| cat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66">
            <text:p>[BONUS]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|| cat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|o hola 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ch: command not found</text:p>
            <text:p>bash: o: command not found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Makefile | cat -e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[...]</text:p>
            <text:p><text:span text:style-name="T17">$$</text:span><text:span text:style-name="T17"/></text:p>
            <text:p><text:span text:style-name="T17">.PHONY: all clean fclean re$$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Makefile | grep srcs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objs/%.o: srcs/%.c$</text:span><text:span text:style-name="T17"/></text:p>
            <text:p><text:span text:style-name="T17">@norminette srcs/*$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<text:span text:style-name="T14">$&gt;</text:span><text:s/>cat Makefile | grep srcs | grep srcs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objs/%.o: srcs/%.c$</text:span><text:span text:style-name="T17"/></text:p>
            <text:p><text:span text:style-name="T17">@norminette srcs/*$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9">
          <table:covered-table-cell/>
          <table:table-cell office:value-type="string" table:style-name="ce29">
            <text:p><text:span text:style-name="T14">$&gt;</text:span><text:s/>cat Makefile | grep pr | head -n 5 | cd file_not_exist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bash: cd: file_not_exist: No such file or directory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<text:span text:style-name="T14">$&gt;</text:span><text:s/>cat Makefile | grep pr | head -n 5 | hello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bash: hello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<text:span text:style-name="T14">$&gt;</text:span><text:s/>export HOLA=bonjour | cat -e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67"/>
          <table:table-cell office:value-type="string" table:style-name="ce29">
            <text:p><text:span text:style-name="T14">$&gt;</text:span><text:s/>unset HOLA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table-cell table:style-name="ce67"/>
          <table:table-cell office:value-type="string" table:style-name="ce29">
            <text:p><text:span text:style-name="T14">$&gt;</text:span><text:s/>export HOLA | echo hola</text:p>
            <text:p><text:span text:style-name="T14">$&gt;</text:span><text:s/>env | grep PROU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67"/>
          <table:table-cell office:value-type="string" table:style-name="ce29">
            <text:p><text:span text:style-name="T14">$&gt;</text:span><text:s/>export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67"/>
          <table:table-cell office:value-type="string" table:style-name="ce29">
            <text:p><text:span text:style-name="T14">$&gt;</text:span><text:s/>sleep 3 | sleep 3</text:p>
          </table:table-cell>
          <table:table-cell table:style-name="ce6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67"/>
          <table:table-cell office:value-type="string" table:style-name="ce29">
            <text:p><text:span text:style-name="T14">$&gt;</text:span><text:s/>time sleep 3 | sleep 3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real0m3.002s</text:p>
            <text:p>user0m0.003s</text:p>
            <text:p>sys0m0.001s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67"/>
          <table:table-cell office:value-type="string" table:style-name="ce29">
            <text:p><text:span text:style-name="T14">$&gt;</text:span><text:s/>sleep 3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67"/>
          <table:table-cell office:value-type="string" table:style-name="ce29">
            <text:p><text:span text:style-name="T14">$&gt;</text:span><text:s/>exit | sleep 3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67"/>
          <table:table-cell office:value-type="string" table:style-name="ce19">
            <text:p><text:span text:style-name="T14">$&gt;</text:span><text:s/>echo hola &gt; a</text:p>
            <text:p><text:span text:style-name="T14">$&gt;</text:span><text:s/>&gt;&gt;b echo que tal</text:p>
            <text:p><text:span text:style-name="T14">$&gt;</text:span><text:s/>cat a | &lt;b cat | cat &gt; c | cat</text:p>
          </table:table-cell>
          <table:table-cell table:style-name="ce6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1">
          <table:table-cell office:value-type="string" table:number-columns-spanned="1" table:number-rows-spanned="26" table:style-name="ce92">
            <text:p>&amp;&amp;<text:s/><text:span text:style-name="T20">🍒</text:span><text:s/>||</text:p>
          </table:table-cell>
          <table:table-cell office:value-type="string" table:style-name="ce19">
            <text:p><text:span text:style-name="T14">$&gt;</text:span><text:s/>pwd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<text:span text:style-name="T17">/home/vietdu91/42_works/minishell</text:span><text:span text:style-name="T17"/>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36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pwd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36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|| echo bon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36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&amp;&amp; echo bon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bonjour</text:p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36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bonjour ||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</text:p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36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bonjour &amp;&amp;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</text:p>
            <text:p>hola</text:p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36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-n bonjour &amp;&amp; echo -n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hola$&gt;</text:p>
          </table:table-cell>
          <table:table-cell office:value-type="float" office:value="0" table:style-name="ce27">
            <text:p>0</text:p>
          </table:table-cell>
          <table:table-cell office:value-type="string" table:style-name="ce36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pwd &amp;&amp; ls &amp;&amp;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<text:span text:style-name="T17">/home/vietdu91/42_works/minishell</text:span><text:span text:style-name="T17"/></text:p>
            <text:p><text:span text:style-name="T17">crashtest.c Docs Dockers Drawings Makefile minishell philosophers srcs test.c</text:span><text:span text:style-name="T17"/></text:p>
            <text:p>hola</text:p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36">
            <text:p>[BONUS]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pwd || ls &amp;&amp;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<text:span text:style-name="T17">/home/vietdu91/42_works/minishell</text:span><text:span text:style-name="T17"/></text:p>
            <text:p>hola</text:p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36">
            <text:p>[BONUS]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pwd &amp;&amp; ls ||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<text:span text:style-name="T17">/home/vietdu91/42_works/minishell</text:span><text:span text:style-name="T17"/>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36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pwd || ls ||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36">
            <text:p>[BONUS]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ls || export 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36">
            <text:p>[BONUS]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export ""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bash: export: `': not a valid identifier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36">
            <text:p>[BONUS]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ls &amp;&amp; export 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<text:span text:style-name="T17">crashtest.c Docs Dockers Drawings Makefile minishell philosophers srcs test.c</text:span><text:span text:style-name="T17"/></text:p>
            <text:p>bash: export: `': not a valid identifier</text:p>
            <text:p>$&gt;</text:p>
          </table:table-cell>
          <table:table-cell office:value-type="float" office:value="1" table:style-name="ce27">
            <text:p>1</text:p>
          </table:table-cell>
          <table:table-cell office:value-type="string" table:style-name="ce36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""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bash: export: `': not a valid identifier</text:p>
            <text:p>$&gt;</text:p>
          </table:table-cell>
          <table:table-cell office:value-type="float" office:value="1" table:style-name="ce27">
            <text:p>1</text:p>
          </table:table-cell>
          <table:table-cell office:value-type="string" table:style-name="ce36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ls || 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7">
            <text:p>2</text:p>
          </table:table-cell>
          <table:table-cell office:value-type="string" table:style-name="ce39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;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7">
            <text:p>2</text:p>
          </table:table-cell>
          <table:table-cell office:value-type="string" table:style-name="ce39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ls &amp;&amp; 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7">
            <text:p>2</text:p>
          </table:table-cell>
          <table:table-cell office:value-type="string" table:style-name="ce39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;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7">
            <text:p>2</text:p>
          </table:table-cell>
          <table:table-cell office:value-type="string" table:style-name="ce39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ls || &lt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68">
            <text:p>bash: syntax error near unexpected token `newline'</text:p>
            <text:p>$&gt;</text:p>
          </table:table-cell>
          <table:table-cell office:value-type="float" office:value="2" table:style-name="ce27">
            <text:p>2</text:p>
          </table:table-cell>
          <table:table-cell office:value-type="string" table:style-name="ce39">
            <text:p>[BONUS]<text:s/><text:span text:style-name="T15">Marche pour les metacharacters &lt;&gt;</text:span>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ls &amp;&amp; &lt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69">
            <text:p>bash: syntax error near unexpected token `newline'</text:p>
            <text:p>$&gt;</text:p>
          </table:table-cell>
          <table:table-cell office:value-type="float" office:value="2" table:style-name="ce27">
            <text:p>2</text:p>
          </table:table-cell>
          <table:table-cell office:value-type="string" table:style-name="ce39">
            <text:p>[BONUS]<text:s/><text:span text:style-name="T15">Marche pour les metacharacters &lt;&gt;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at | echo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/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36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cat | echo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/>
            <text:p/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36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ls || cat | echo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0"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27">
            <text:p>0</text:p>
          </table:table-cell>
          <table:table-cell office:value-type="string" table:style-name="ce36">
            <text:p>[BONUS]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19">
            <text:p><text:span text:style-name="T14">$&gt;</text:span><text:s/>ls &amp;&amp; cat | echo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0">
            <text:p>crashtest.c Docs Dockers Drawings Makefile minishell philosophers srcs test.c</text:p>
            <text:p/>
            <text:p/>
            <text:p><text:span text:style-name="T13">$&gt;</text:span></text:p>
          </table:table-cell>
          <table:table-cell office:value-type="float" office:value="0" table:style-name="ce27">
            <text:p>0</text:p>
          </table:table-cell>
          <table:table-cell office:value-type="string" table:style-name="ce36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"" &amp;&amp; unset 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`': not a valid identifier</text:p>
          </table:table-cell>
          <table:table-cell office:value-type="float" office:value="1" table:style-name="ce27">
            <text:p>1</text:p>
          </table:table-cell>
          <table:table-cell office:value-type="string" table:style-name="ce36">
            <text:p>[BONUS]</text:p>
          </table:table-cell>
          <table:table-cell table:number-columns-repeated="16374"/>
        </table:table-row>
        <table:table-row table:style-name="ro12">
          <table:table-cell office:value-type="string" table:number-columns-spanned="1" table:number-rows-spanned="38" table:style-name="ce95">
            <text:p>( PARENTHESES )</text:p>
          </table:table-cell>
          <table:table-cell office:value-type="string" table:style-name="ce19">
            <text:p><text:span text:style-name="T14">$&gt;</text:span><text:s/>(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0"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66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( ( ls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0"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66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 ( ) ls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66">
            <text:p>[BONUS]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19">
            <text:p><text:span text:style-name="T14">$&gt;</text:span><text:s/>ls &amp;&amp; (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0">
            <text:p>crashtest.c Docs Dockers Drawings Makefile minishell philosophers srcs test.c</text:p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66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(ls &amp;&amp; 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0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66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( ( ls&amp;&amp;pwd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0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66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( ( ls ) &amp;&amp;pwd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0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66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(ls &amp;&amp; ( ( pwd )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0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66">
            <text:p>[BONUS]</text:p>
          </table:table-cell>
          <table:table-cell table:number-columns-repeated="16374"/>
        </table:table-row>
        <table:table-row table:style-name="ro16">
          <table:covered-table-cell/>
          <table:table-cell office:value-type="string" table:style-name="ce19">
            <text:p><text:span text:style-name="T14">$&gt;</text:span><text:s/>(ls &amp;&amp; pwd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1"/>
          <table:table-cell office:value-type="string" table:style-name="ce70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66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&gt; hola ls &amp;&amp;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2">
            <text:p><text:span text:style-name="T17">/home/vietdu91/42_works/minishell</text:span><text:span text:style-name="T17"/>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66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&gt; hola (ls &amp;&amp; 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1"/>
          <table:table-cell office:value-type="string" table:style-name="ce19">
            <text:p>bash: syntax error near 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66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(&gt; pwd)</text:p>
            <text:p><text:span text:style-name="T14">$&gt;</text:span><text:s/>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0">
            <text:p>crashtest.c Docs Dockers Drawings Makefile minishell philosophers pwd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66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&lt; pwd)</text:p>
            <text:p><text:span text:style-name="T14">$&gt;</text:span><text:s/>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66">
            <text:p>[BONUS]<text:s/><text:span text:style-name="T15">Si pwd existe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&lt; 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wd: No such file or directory</text:p>
            <text:p>$&gt;</text:p>
          </table:table-cell>
          <table:table-cell office:value-type="float" office:value="1" table:style-name="ce18">
            <text:p>1</text:p>
          </table:table-cell>
          <table:table-cell office:value-type="string" table:style-name="ce66">
            <text:p>[BONUS]<text:s/><text:span text:style-name="T15">Si pwd n'existe pas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 ( ( ( ( pwd) ) )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2">
            <text:p><text:span text:style-name="T17">/home/vietdu91/42_works/minishell</text:span><text:span text:style-name="T17"/>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66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)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66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&gt; pwd (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1"/>
          <table:table-cell office:value-type="string" table:style-name="ce19">
            <text:p>bash: syntax error near 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66">
            <text:p>[BONUS]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19">
            <text:p><text:span text:style-name="T14">$&gt;</text:span><text:s/>(ls||pwd)&amp;&amp;(ls||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0">
            <text:p>crashtest.c Docs Dockers Drawings Makefile minishell philosophers pwd srcs test.c</text:p>
            <text:p>crashtest.c Docs Dockers Drawings Makefile minishell philosophers pwd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66">
            <text:p>[BONUS]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19">
            <text:p><text:span text:style-name="T14">$&gt;</text:span><text:s/>(lss||pwd)&amp;&amp;(lss||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0">
            <text:p><text:span text:style-name="T13">bash: lss: command not found</text:span><text:span text:style-name="T13"/></text:p>
            <text:p>/home/vietdu91/42_works/minishell</text:p>
            <text:p><text:span text:style-name="T13">bash: lss: command not found</text:span><text:span text:style-name="T13"/>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66">
            <text:p>[BONUS]</text:p>
          </table:table-cell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/text:span><text:s/>(lss&amp;&amp;pwd)&amp;&amp;(lss&amp;&amp;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0">
            <text:p><text:span text:style-name="T13">bash: lss: command not found</text:span><text:span text:style-name="T13"/></text:p>
            <text:p><text:span text:style-name="T13">$&gt;</text:span></text:p>
          </table:table-cell>
          <table:table-cell office:value-type="float" office:value="127" table:style-name="ce18">
            <text:p>127</text:p>
          </table:table-cell>
          <table:table-cell office:value-type="string" table:style-name="ce66">
            <text:p>[BONUS]</text:p>
          </table:table-cell>
          <table:table-cell table:number-columns-repeated="16374"/>
        </table:table-row>
        <table:table-row table:style-name="ro16">
          <table:covered-table-cell/>
          <table:table-cell office:value-type="string" table:style-name="ce19">
            <text:p><text:span text:style-name="T14">$&gt;<text:s/></text:span>(ls &amp;&amp; pwd | wc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1"/>
          <table:table-cell office:value-type="string" table:style-name="ce70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<text:span text:style-name="T13">$&gt;</text:span>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66">
            <text:p>[BONUS]</text:p>
          </table:table-cell>
          <table:table-cell table:number-columns-repeated="16374"/>
        </table:table-row>
        <table:table-row table:style-name="ro16">
          <table:covered-table-cell/>
          <table:table-cell office:value-type="string" table:style-name="ce19">
            <text:p><text:span text:style-name="T14">$&gt;<text:s/></text:span>(ls &amp;&amp; pwd | wc) &gt; hola</text:p>
            <text:p><text:span text:style-name="T14">$&gt;</text:span><text:s/>(ls &amp;&amp; pwd | wc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1"/>
          <table:table-cell office:value-type="string" table:style-name="ce70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66">
            <text:p>[BONUS]</text:p>
          </table:table-cell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text:s/></text:span>(ls &amp;&amp; pwd | wc) &gt;&gt; hola</text:p>
            <text:p><text:span text:style-name="T14">$&gt;</text:span><text:s/>echo hey&amp;&amp;(ls &amp;&amp; pwd | wc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1"/>
          <table:table-cell office:value-type="string" table:style-name="ce70">
            <text:p><text:span text:style-name="T13">hey</text:span><text:span text:style-name="T13"/></text:p>
            <text:p><text:span text:style-name="T13">$&gt;</text:span><text:span text:style-name="T13"/></text:p>
            <text:p>crashtest.c</text:p>
            <text:p>Docs</text:p>
            <text:p>[...]</text:p>
            <text:p>srcs</text:p>
            <text:p>test.c</text:p>
            <text:p>1 1 34</text:p>
            <text:p>crashtest.c</text:p>
            <text:p>Docs</text:p>
            <text:p>[...]</text:p>
            <text:p>srcs</text:p>
            <text:p>test.c</text:p>
            <text:p>1 1 34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66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text:s/></text:span>(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1"/>
          <table:table-cell office:value-type="string" table:style-name="ce19"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66">
            <text:p>[BONUS]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text:s/></text:span>(ls &amp;&amp;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1"/>
          <table:table-cell office:value-type="string" table:style-name="ce29">
            <text:p><text:span text:style-name="T17">crashtest.c Docs Dockers Drawings Makefile minishell philosophers pwd srcs test.c</text:span><text:span text:style-name="T17"/>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66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text:s/></text:span>(ls -z ||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1"/>
          <table:table-cell office:value-type="string" table:style-name="ce19">
            <text:p>ls: invalid option -- 'z'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66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ey &gt; hola</text:p>
            <text:p><text:span text:style-name="T14">$&gt;</text:span><text:s/>(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1"/>
          <table:table-cell office:value-type="string" table:style-name="ce19"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66">
            <text:p>[BONUS]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echo hey &gt; hola</text:p>
            <text:p><text:span text:style-name="T14">$&gt;</text:span><text:s/>(ls &amp;&amp;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1"/>
          <table:table-cell office:value-type="string" table:style-name="ce29">
            <text:p><text:span text:style-name="T17">crashtest.c Docs Dockers Drawings Makefile minishell philosophers pwd srcs test.c</text:span><text:span text:style-name="T17"/>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66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ey &gt; hola</text:p>
            <text:p><text:span text:style-name="T14">$&gt;</text:span><text:s/>(ls -z ||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1"/>
          <table:table-cell office:value-type="string" table:style-name="ce19">
            <text:p>ls: invalid option -- 'z'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66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(ls -z || pwd &amp;&amp; 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ls: invalid option -- 'z'</text:p>
            <text:p><text:span text:style-name="T17">/home/vietdu91/42_works/minishell</text:span><text:span text:style-name="T17"/></text:p>
            <text:p><text:span text:style-name="T17">crashtest.c Docs Dockers Drawings Makefile minishell philosophers pwd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66">
            <text:p>[BONUS]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29">
            <text:p><text:span text:style-name="T14">$&gt;</text:span><text:s/>ls || (cat Makefile|grep srcs) &amp;&amp; (pwd|wc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<text:span text:style-name="T17">crashtest.c Docs Dockers Drawings Makefile minishell philosophers pwd srcs test.c</text:span><text:span text:style-name="T17"/>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66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ls -z &amp;&amp; (ls) &amp;&amp; (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ls: invalid option -- 'z'</text:p>
            <text:p>$&gt;</text:p>
          </table:table-cell>
          <table:table-cell office:value-type="float" office:value="130" table:style-name="ce18">
            <text:p>130</text:p>
          </table:table-cell>
          <table:table-cell office:value-type="string" table:style-name="ce66">
            <text:p>[BONUS]</text:p>
          </table:table-cell>
          <table:table-cell table:number-columns-repeated="16374"/>
        </table:table-row>
        <table:table-row table:style-name="ro19">
          <table:covered-table-cell/>
          <table:table-cell office:value-type="string" table:style-name="ce19">
            <text:p><text:span text:style-name="T14">$&gt;</text:span><text:s/>(ls &gt; Docs/hey &amp;&amp; pwd) &gt; hola</text:p>
            <text:p><text:span text:style-name="T14">$&gt;</text:span><text:s/>cat hola</text:p>
            <text:p><text:span text:style-name="T14">$&gt;</text:span><text:s/>cat Docs/hey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3">
            <text:p><text:span text:style-name="T17">/home/vietdu91/42_works/minishell</text:span><text:span text:style-name="T17"/></text:p>
            <text:p><text:span text:style-name="T13">$&gt;</text:span><text:span text:style-name="T13"/>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srcs</text:span><text:span text:style-name="T17"/></text:p>
            <text:p><text:span text:style-name="T17">test.c</text:span><text:span text:style-name="T17"/>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66">
            <text:p>[BONUS]</text:p>
          </table:table-cell>
          <table:table-cell table:number-columns-repeated="16374"/>
        </table:table-row>
        <table:table-row table:style-name="ro19">
          <table:covered-table-cell/>
          <table:table-cell office:value-type="string" table:style-name="ce19">
            <text:p><text:span text:style-name="T14">$&gt;</text:span><text:s/>ls &gt; Docs/hey &amp;&amp; pwd &gt; hola</text:p>
            <text:p><text:span text:style-name="T14">$&gt;</text:span><text:s/>cat hola</text:p>
            <text:p><text:span text:style-name="T14">$&gt;</text:span><text:s/>cat Docs/hey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4">
            <text:p><text:span text:style-name="T17">/home/vietdu91/42_works/minishell</text:span><text:span text:style-name="T17"/></text:p>
            <text:p><text:span text:style-name="T13">$&gt;</text:span><text:span text:style-name="T13"/>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srcs</text:span><text:span text:style-name="T17"/></text:p>
            <text:p><text:span text:style-name="T17">test.c</text:span><text:span text:style-name="T17"/>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66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../.. &amp;&amp; pwd &amp;&amp;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</text:span><text:span text:style-name="T17"/></text:p>
            <text:p><text:span text:style-name="T17">/home/vietdu91/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66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cd ../.. &amp;&amp; pwd) &amp;&amp;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</text:span><text:span text:style-name="T17"/></text:p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66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ls -z || cd ../../..&amp;&amp;pwd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5">
            <text:p>ls: invalid option -- 'z'</text:p>
            <text:p><text:span text:style-name="T17">/home/vietdu91</text:span><text:span text:style-name="T17"/></text:p>
            <text:p>$&gt;</text:p>
            <text:p><text:span text:style-name="T17">/home/vietdu91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66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ls -z || (cd ../../..&amp;&amp;pwd)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5">
            <text:p>ls: invalid option -- 'z'</text:p>
            <text:p><text:span text:style-name="T17">/home/vietdu91</text:span><text:span text:style-name="T17"/></text:p>
            <text:p>$&gt;</text:p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66">
            <text:p>[BONUS]</text:p>
          </table:table-cell>
          <table:table-cell table:number-columns-repeated="16374"/>
        </table:table-row>
        <table:table-row table:style-name="ro6">
          <table:table-cell office:value-type="string" table:number-columns-spanned="1" table:number-rows-spanned="105" table:style-name="ce92">
            <text:p>&lt;&lt; &lt;&lt; &lt;&lt; &lt;&lt; &lt;&lt; &lt;&lt; &lt;&lt; &lt;&lt; &lt;&lt; &lt;&lt; &lt;&lt; &lt;&lt; &lt;&lt; &lt;&lt; &lt;&lt; &lt;&lt; <text:s/>&lt; REDIRECTIONS &gt; <text:s/>&gt;&gt; &gt;&gt; &gt;&gt; &gt;&gt; &gt;&gt; &gt;&gt; &gt;&gt; &gt;&gt; &gt;&gt; &gt;&gt; &gt;&gt; &gt;&gt; &gt;&gt; &gt;&gt; &gt;&gt; &gt;&gt; &gt;&gt; &gt;&gt; &gt;&gt; &gt;&gt; &gt;&gt; &gt;&gt;</text:p>
          </table:table-cell>
          <table:table-cell office:value-type="string" table:style-name="ce19">
            <text:p><text:span text:style-name="T14">$&gt;</text:span><text:s/>echo hola &gt; bonjour</text:p>
            <text:p><text:span text:style-name="T14">$&gt;</text:span><text:s/>cat bonjour</text:p>
          </table:table-cell>
          <table:table-cell table:style-name="ce3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7"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que tal &gt;&gt; bonjour</text:p>
            <text:p><text:span text:style-name="T14">$&gt;</text:span><text:s/>cat bonjour</text:p>
          </table:table-cell>
          <table:table-cell table:style-name="ce3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que tal</text:p>
            <text:p>$&gt;</text:p>
          </table:table-cell>
          <table:table-cell office:value-type="string" table:style-name="ce27"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3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hola</text:p>
            <text:p>que tal</text:p>
            <text:p>$&gt;</text:p>
          </table:table-cell>
          <table:table-cell office:value-type="string" table:style-name="ce27">
            <text:p>0</text:p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rm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3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que tal</text:p>
            <text:p>$&gt;</text:p>
          </table:table-cell>
          <table:table-cell office:value-type="string" table:style-name="ce27">
            <text:p>0</text:p>
            <text:p>0</text:p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que tal &gt; bonjour</text:p>
            <text:p><text:span text:style-name="T14">$&gt;</text:span><text:s/>cat bonjour</text:p>
          </table:table-cell>
          <table:table-cell table:style-name="ce33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que tal</text:p>
            <text:p>$&gt;</text:p>
          </table:table-cell>
          <table:table-cell office:value-type="string" table:style-name="ce27"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que tal &gt; /tmp/bonjour</text:p>
            <text:p><text:span text:style-name="T14">$&gt;</text:span><text:s/>cat -e /tmp/bonjour</text:p>
          </table:table-cell>
          <table:table-cell table:style-name="ce33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que tal$</text:p>
            <text:p>$&gt;</text:p>
          </table:table-cell>
          <table:table-cell office:value-type="string" table:style-name="ce27"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hey</text:p>
            <text:p><text:span text:style-name="T14">$&gt;</text:span><text:s/>echo bonjour &gt; $HOLA</text:p>
            <text:p><text:span text:style-name="T14">$&gt;</text:span><text:s/>echo $HOLA</text:p>
          </table:table-cell>
          <table:table-cell table:style-name="ce33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hey</text:p>
            <text:p>$&gt;</text:p>
          </table:table-cell>
          <table:table-cell office:value-type="string" table:style-name="ce27">
            <text:p>0</text:p>
            <text:p>0</text:p>
            <text:p>0</text:p>
          </table:table-cell>
          <table:table-cell office:value-type="string" table:style-name="ce28">
            <text:p>Ne fait rien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whereis grep &gt; Docs/bonjour</text:p>
            <text:p><text:span text:style-name="T14">$&gt;</text:span><text:s/>cat Docs/bonjour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grep: /usr/bin/grep /usr/share/man/man1/grep.1.gz /usr/share/man/man1/grep.1posix.gz /usr/share/info/grep.info.gz</text:p>
            <text:p>$&gt;</text:p>
          </table:table-cell>
          <table:table-cell office:value-type="string" table:style-name="ce27"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-la &gt; Docs/bonjour</text:p>
            <text:p><text:span text:style-name="T14">$&gt;</text:span><text:s/>cat Docs/bonjour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total 16</text:span><text:span text:style-name="T17"/></text:p>
            <text:p><text:span text:style-name="T17">drwx------ 2 vietdu91 [...] .</text:span><text:span text:style-name="T17"/></text:p>
            <text:p><text:span text:style-name="T17">drwxrwxewt 51 root [...] ..</text:span><text:span text:style-name="T17"/></text:p>
            <text:p><text:span text:style-name="T17">-rwxr-xr-x 8 vietdu91 [...] crashtest.c</text:span><text:span text:style-name="T17"/></text:p>
            <text:p>[...]</text:p>
            <text:p>$&gt;</text:p>
          </table:table-cell>
          <table:table-cell office:value-type="string" table:style-name="ce27"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&gt;bonjour</text:p>
            <text:p><text:span text:style-name="T14">$&gt;</text:span><text:s/>cat bonjour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27"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&gt; bonjour</text:p>
            <text:p><text:span text:style-name="T14">$&gt;</text:span><text:s/>cat bonjour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27"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&gt; bonjour</text:p>
          </table:table-cell>
          <table:table-cell table:style-name="ce3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&gt;'</text:p>
            <text:p>$&gt;</text:p>
          </table:table-cell>
          <table:table-cell office:value-type="float" office:value="2" table:style-name="ce27">
            <text:p>2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 &lt; bonjour</text:p>
          </table:table-cell>
          <table:table-cell table:style-name="ce3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&lt;'</text:p>
            <text:p>$&gt;</text:p>
          </table:table-cell>
          <table:table-cell office:value-type="float" office:value="2" table:style-name="ce27">
            <text:p>2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&gt;&gt; bonjour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&gt;'</text:p>
            <text:p>$&gt;</text:p>
          </table:table-cell>
          <table:table-cell office:value-type="float" office:value="2" table:style-name="ce27">
            <text:p>2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bonjour echo hola</text:p>
            <text:p><text:span text:style-name="T14">$&gt;</text:span><text:s/>cat bonjour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7"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bonjour | echo hola</text:p>
            <text:p><text:span text:style-name="T14">$&gt;</text:span><text:s/>cat bonjour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7"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prout hola &gt; bonjour</text:p>
            <text:p><text:span text:style-name="T14">$&gt;</text:span><text:s/>ls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command not found</text:p>
            <text:p>$&gt;</text:p>
            <text:p>bonjour [...]</text:p>
          </table:table-cell>
          <table:table-cell office:value-type="string" table:style-name="ce27">
            <text:p>127</text:p>
            <text:p>0</text:p>
          </table:table-cell>
          <table:table-cell office:value-type="string" table:style-name="ce30">
            <text:p>Erreur mais file "bonjour" cree tout de mem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 &gt;&gt; hello &gt;&gt; hello</text:p>
            <text:p><text:span text:style-name="T14">$&gt;</text:span><text:s/>ls</text:p>
            <text:p><text:span text:style-name="T14">$&gt;</text:span><text:s/>cat hello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hello</text:p>
            <text:p>$&gt;</text:p>
            <text:p>hola</text:p>
            <text:p>$&gt;</text:p>
          </table:table-cell>
          <table:table-cell office:value-type="string" table:style-name="ce27">
            <text:p>0</text:p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 &gt;&gt; hello &gt;&gt; hello</text:p>
            <text:p><text:span text:style-name="T14">$&gt;</text:span><text:s/>echo hola &gt;&gt; hello</text:p>
            <text:p><text:span text:style-name="T14">$&gt;</text:span><text:s/>cat &lt; hello</text:p>
          </table:table-cell>
          <table:table-cell table:style-name="ce3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$&gt;</text:p>
          </table:table-cell>
          <table:table-cell office:value-type="string" table:style-name="ce27">
            <text:p>0</text:p>
            <text:p>0</text:p>
            <text:p>0</text:p>
          </table:table-cell>
          <table:table-cell table:style-name="ce30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 &gt;&gt; hello &gt;&gt; hello</text:p>
            <text:p><text:span text:style-name="T14">$&gt;</text:span><text:s/>echo hola &gt;&gt; hello</text:p>
            <text:p><text:span text:style-name="T14">$&gt;</text:span><text:s/>echo hola &gt; hello &gt;&gt; hello &gt;&gt; hello</text:p>
            <text:p><text:span text:style-name="T14">$&gt;</text:span><text:s/>cat &lt; hello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7">
            <text:p>0</text:p>
            <text:p>0</text:p>
            <text:p>0</text:p>
            <text:p>0</text:p>
          </table:table-cell>
          <table:table-cell table:style-name="ce30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&gt; hello &gt;&gt; hello &gt; hello</text:p>
            <text:p><text:span text:style-name="T14">$&gt;</text:span><text:s/>echo hola &gt;&gt; hello</text:p>
            <text:p><text:span text:style-name="T14">$&gt;</text:span><text:s/>cat &lt; hello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$&gt;</text:p>
          </table:table-cell>
          <table:table-cell office:value-type="string" table:style-name="ce27">
            <text:p>0</text:p>
            <text:p>0</text:p>
            <text:p>0</text:p>
          </table:table-cell>
          <table:table-cell table:style-name="ce30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&gt; hello &gt;&gt; hello &gt; hello</text:p>
            <text:p><text:span text:style-name="T14">$&gt;</text:span><text:s/>echo hola &gt;&gt; hello</text:p>
            <text:p><text:span text:style-name="T14">$&gt;</text:span><text:s/>echo hola &gt;&gt; hello &gt;&gt; hello &gt; hello</text:p>
            <text:p><text:span text:style-name="T14">$&gt;</text:span><text:s/>cat &lt; hello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7">
            <text:p>0</text:p>
            <text:p>0</text:p>
            <text:p>0</text:p>
            <text:p>0</text:p>
          </table:table-cell>
          <table:table-cell table:style-name="ce30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&gt; hello</text:p>
            <text:p><text:span text:style-name="T14">$&gt;</text:span><text:s/>echo hola &gt;&gt; hello &gt;&gt; hello &gt;&gt; hello</text:p>
            <text:p><text:span text:style-name="T14">$&gt;</text:span><text:s/>echo hola &gt;&gt; hello</text:p>
            <text:p><text:span text:style-name="T14">$&gt;</text:span><text:s/>cat &lt; hello</text:p>
          </table:table-cell>
          <table:table-cell table:style-name="ce7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hola</text:p>
            <text:p>$&gt;</text:p>
          </table:table-cell>
          <table:table-cell office:value-type="string" table:style-name="ce27">
            <text:p>0</text:p>
            <text:p>0</text:p>
            <text:p>0</text:p>
            <text:p>0</text:p>
          </table:table-cell>
          <table:table-cell table:style-name="ce30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</text:p>
            <text:p><text:span text:style-name="T14">$&gt;</text:span><text:s/>echo hey &gt; bonjour</text:p>
            <text:p><text:span text:style-name="T14">$&gt;</text:span><text:s/>echo &lt;bonjour &lt;hello</text:p>
          </table:table-cell>
          <table:table-cell table:style-name="ce33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string" table:style-name="ce27">
            <text:p>0</text:p>
            <text:p>0</text:p>
            <text:p>0</text:p>
          </table:table-cell>
          <table:table-cell table:style-name="ce30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</text:p>
            <text:p><text:span text:style-name="T14">$&gt;</text:span><text:s/>echo hey &gt; bonjour</text:p>
            <text:p><text:span text:style-name="T14">$&gt;</text:span><text:s/>echo &lt;hello &lt;bonjour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string" table:style-name="ce27">
            <text:p>0</text:p>
            <text:p>0</text:p>
            <text:p>0</text:p>
          </table:table-cell>
          <table:table-cell table:style-name="ce30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7">
            <text:p>0</text:p>
            <text:p>0</text:p>
            <text:p>0</text:p>
            <text:p>0</text:p>
            <text:p>0</text:p>
            <text:p>0</text:p>
          </table:table-cell>
          <table:table-cell table:style-name="ce30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7">
            <text:p>0</text:p>
            <text:p>0</text:p>
            <text:p>0</text:p>
            <text:p>0</text:p>
            <text:p>0</text:p>
          </table:table-cell>
          <table:table-cell table:style-name="ce30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 bonjour &gt;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3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7">
            <text:p>0</text:p>
            <text:p>0</text:p>
            <text:p>0</text:p>
            <text:p>0</text:p>
            <text:p>0</text:p>
            <text:p>0</text:p>
          </table:table-cell>
          <table:table-cell table:style-name="ce30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7">
            <text:p>0</text:p>
            <text:p>0</text:p>
            <text:p>0</text:p>
            <text:p>0</text:p>
            <text:p>0</text:p>
          </table:table-cell>
          <table:table-cell table:style-name="ce30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 bonjour 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3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7">
            <text:p>0</text:p>
            <text:p>0</text:p>
            <text:p>0</text:p>
            <text:p>0</text:p>
            <text:p>0</text:p>
            <text:p>0</text:p>
          </table:table-cell>
          <table:table-cell table:style-name="ce30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 bonjour 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7">
            <text:p>0</text:p>
            <text:p>0</text:p>
            <text:p>0</text:p>
            <text:p>0</text:p>
            <text:p>0</text:p>
          </table:table-cell>
          <table:table-cell table:style-name="ce30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3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7">
            <text:p>0</text:p>
            <text:p>0</text:p>
            <text:p>0</text:p>
            <text:p>0</text:p>
            <text:p>0</text:p>
            <text:p>0</text:p>
          </table:table-cell>
          <table:table-cell table:style-name="ce30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7">
            <text:p>0</text:p>
            <text:p>0</text:p>
            <text:p>0</text:p>
            <text:p>0</text:p>
            <text:p>0</text:p>
          </table:table-cell>
          <table:table-cell table:style-name="ce30"/>
          <table:table-cell table:number-columns-repeated="16374"/>
        </table:table-row>
        <table:table-row table:style-name="ro20">
          <table:covered-table-cell/>
          <table:table-cell office:value-type="string" table:style-name="ce2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&gt; bonjour &gt;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3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7">
            <text:p>0</text:p>
            <text:p>0</text:p>
            <text:p>0</text:p>
            <text:p>0</text:p>
            <text:p>0</text:p>
            <text:p>0</text:p>
          </table:table-cell>
          <table:table-cell table:style-name="ce30"/>
          <table:table-cell table:number-columns-repeated="16374"/>
        </table:table-row>
        <table:table-row table:style-name="ro14">
          <table:covered-table-cell/>
          <table:table-cell office:value-type="string" table:style-name="ce2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&gt; bonjour &gt;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3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$&gt;</text:p>
            <text:p>hey</text:p>
            <text:p>$&gt;</text:p>
          </table:table-cell>
          <table:table-cell office:value-type="string" table:style-name="ce27">
            <text:p>0</text:p>
            <text:p>0</text:p>
            <text:p>0</text:p>
            <text:p>0</text:p>
            <text:p>0</text:p>
          </table:table-cell>
          <table:table-cell table:style-name="ce30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bonjour echo hola bonjour</text:p>
            <text:p><text:span text:style-name="T14">$&gt;</text:span><text:s/>cat bonjour</text:p>
          </table:table-cell>
          <table:table-cell table:style-name="ce7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bonjour</text:p>
          </table:table-cell>
          <table:table-cell office:value-type="string" table:style-name="ce27">
            <text:p>0</text:p>
            <text:p>0</text:p>
          </table:table-cell>
          <table:table-cell table:style-name="ce30"/>
          <table:table-cell table:number-columns-repeated="16374"/>
        </table:table-row>
        <table:table-row table:style-name="ro10">
          <table:covered-table-cell/>
          <table:table-cell office:value-type="string" table:style-name="ce29">
            <text:p><text:span text:style-name="T14">$&gt;</text:span><text:s/>&gt;bonjour echo &gt; hola&gt;bonjour&gt;hola&gt;&gt;bonjour&gt;hola hey &gt;bonjour hola &gt;hola</text:p>
            <text:p><text:span text:style-name="T14">$&gt;</text:span><text:s/>cat bonjour</text:p>
            <text:p><text:span text:style-name="T14">$&gt;<text:s/></text:span>cat hola</text:p>
          </table:table-cell>
          <table:table-cell table:style-name="ce7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hey hola</text:p>
            <text:p>$&gt;</text:p>
          </table:table-cell>
          <table:table-cell office:value-type="string" table:style-name="ce27">
            <text:p>0</text:p>
            <text:p>0</text:p>
            <text:p>0</text:p>
          </table:table-cell>
          <table:table-cell table:style-name="ce30"/>
          <table:table-cell table:number-columns-repeated="16374"/>
        </table:table-row>
        <table:table-row table:style-name="ro14">
          <table:covered-table-cell/>
          <table:table-cell office:value-type="string" table:style-name="ce29">
            <text:p><text:span text:style-name="T14">$&gt;</text:span><text:s/>echo bonjour &gt; hola1</text:p>
            <text:p><text:span text:style-name="T14">$&gt;</text:span><text:s/>echo hello &gt; hola2</text:p>
            <text:p><text:span text:style-name="T14">$&gt;</text:span><text:s/>echo 2 &gt;hola1 &gt;&gt; hola2</text:p>
            <text:p><text:span text:style-name="T14">$&gt;</text:span><text:s/>ls</text:p>
            <text:p><text:span text:style-name="T14">$&gt;</text:span><text:s/>cat hola1</text:p>
            <text:p><text:span text:style-name="T14">$&gt;</text:span><text:s/>cat hola2</text:p>
          </table:table-cell>
          <table:table-cell table:style-name="ce3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1 hola2 [...]</text:p>
            <text:p>$&gt;</text:p>
            <text:p>$&gt;</text:p>
            <text:p>hello</text:p>
            <text:p>2</text:p>
            <text:p>$&gt;</text:p>
          </table:table-cell>
          <table:table-cell office:value-type="string" table:style-name="ce27">
            <text:p>0</text:p>
            <text:p>0</text:p>
            <text:p>0</text:p>
            <text:p>0</text:p>
            <text:p>0</text:p>
            <text:p>0</text:p>
          </table:table-cell>
          <table:table-cell table:style-name="ce30"/>
          <table:table-cell table:number-columns-repeated="16374"/>
        </table:table-row>
        <table:table-row table:style-name="ro14">
          <table:covered-table-cell/>
          <table:table-cell office:value-type="string" table:style-name="ce29">
            <text:p><text:span text:style-name="T14">$&gt;</text:span><text:s/>echo bonjour &gt; hola1</text:p>
            <text:p><text:span text:style-name="T14">$&gt;</text:span><text:s/>echo hello &gt; hola2</text:p>
            <text:p><text:span text:style-name="T14">$&gt;</text:span><text:s/>echo 2 &gt;&gt;hola1 &gt; hola2</text:p>
            <text:p><text:span text:style-name="T14">$&gt;</text:span><text:s/>ls</text:p>
            <text:p><text:span text:style-name="T14">$&gt;</text:span><text:s/>cat hola1</text:p>
            <text:p><text:span text:style-name="T14">$&gt;</text:span><text:s/>cat hola2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1 hola2 [...]</text:p>
            <text:p>$&gt;</text:p>
            <text:p>bonjour</text:p>
            <text:p>$&gt;</text:p>
            <text:p>2</text:p>
            <text:p>$&gt;</text:p>
          </table:table-cell>
          <table:table-cell office:value-type="string" table:style-name="ce27">
            <text:p>0</text:p>
            <text:p>0</text:p>
            <text:p>0</text:p>
            <text:p>0</text:p>
            <text:p>0</text:p>
            <text:p>0</text:p>
          </table:table-cell>
          <table:table-cell table:style-name="ce30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pwd</text:p>
            <text:p><text:span text:style-name="T14">$&gt;</text:span><text:s/>ls</text:p>
          </table:table-cell>
          <table:table-cell table:style-name="ce33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pwd</text:p>
            <text:p>$&gt;</text:p>
          </table:table-cell>
          <table:table-cell office:value-type="string" table:style-name="ce27">
            <text:p>0</text:p>
            <text:p>0</text:p>
          </table:table-cell>
          <table:table-cell table:style-name="ce30"/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/text:span><text:s/>&lt; pwd</text:p>
          </table:table-cell>
          <table:table-cell table:style-name="ce33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69">
            <text:p>bash: pwd: No such file or directory</text:p>
            <text:p>$&gt;</text:p>
          </table:table-cell>
          <table:table-cell office:value-type="float" office:value="1" table:style-name="ce27">
            <text:p>1</text:p>
          </table:table-cell>
          <table:table-cell table:style-name="ce30"/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/text:span><text:s/>&lt;<text:s/><text:span text:style-name="T17">Makefile</text:span><text:s/>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69">
            <text:p>.: not enough arguments</text:p>
            <text:p>$&gt;</text:p>
          </table:table-cell>
          <table:table-cell office:value-type="float" office:value="1" table:style-name="ce27">
            <text:p>1</text:p>
          </table:table-cell>
          <table:table-cell office:value-type="string" table:style-name="ce30">
            <text:p>Voir pourquoi</text:p>
          </table:table-cell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/text:span><text:s/>cat &lt;pwd</text:p>
          </table:table-cell>
          <table:table-cell table:style-name="ce7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69">
            <text:p>bash: pwd: No such file or directory</text:p>
            <text:p>$&gt;</text:p>
          </table:table-cell>
          <table:table-cell office:value-type="float" office:value="1" table:style-name="ce27">
            <text:p>1</text:p>
          </table:table-cell>
          <table:table-cell table:style-name="ce30"/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/text:span><text:s/>cat &lt;srcs/pwd</text:p>
          </table:table-cell>
          <table:table-cell table:style-name="ce7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69">
            <text:p>bash: srcs/pwd: No such file or directory</text:p>
            <text:p>$&gt;</text:p>
          </table:table-cell>
          <table:table-cell office:value-type="float" office:value="1" table:style-name="ce27">
            <text:p>1</text:p>
          </table:table-cell>
          <table:table-cell table:style-name="ce30"/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/text:span><text:s/>cat &lt;../pwd</text:p>
          </table:table-cell>
          <table:table-cell table:style-name="ce7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69">
            <text:p>bash: ../pwd: No such file or directory</text:p>
            <text:p>$&gt;</text:p>
          </table:table-cell>
          <table:table-cell office:value-type="float" office:value="1" table:style-name="ce27">
            <text:p>1</text:p>
          </table:table-cell>
          <table:table-cell table:style-name="ce30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cat &gt;&gt;</text:p>
          </table:table-cell>
          <table:table-cell table:style-name="ce3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69">
            <text:p>bash: syntax error near unexpected token `newline'</text:p>
            <text:p>$&gt;</text:p>
          </table:table-cell>
          <table:table-cell office:value-type="float" office:value="2" table:style-name="ce27">
            <text:p>2</text:p>
          </table:table-cell>
          <table:table-cell office:value-type="string" table:style-name="ce30">
            <text:p>Marche aussi pour les autres operateurs de redirection</text:p>
          </table:table-cell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/text:span><text:s/>cat &gt;&gt;&gt;</text:p>
          </table:table-cell>
          <table:table-cell table:style-name="ce3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69">
            <text:p>bash: syntax error near unexpected token `&gt;'</text:p>
            <text:p>$&gt;</text:p>
          </table:table-cell>
          <table:table-cell office:value-type="float" office:value="2" table:style-name="ce27">
            <text:p>2</text:p>
          </table:table-cell>
          <table:table-cell table:style-name="ce28"/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/text:span><text:s/>cat &gt;&gt; &lt;&lt;</text:p>
          </table:table-cell>
          <table:table-cell table:style-name="ce3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69">
            <text:p>bash: syntax error near unexpected token `&lt;&lt;'</text:p>
            <text:p>$&gt;</text:p>
          </table:table-cell>
          <table:table-cell office:value-type="float" office:value="2" table:style-name="ce27">
            <text:p>2</text:p>
          </table:table-cell>
          <table:table-cell table:style-name="ce28"/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/text:span><text:s/>cat &gt;&gt; &gt; &gt;&gt; &lt;&lt; &gt;&gt;</text:p>
          </table:table-cell>
          <table:table-cell table:style-name="ce3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69">
            <text:p>bash: syntax error near unexpected token `&gt;'</text:p>
            <text:p>$&gt;</text:p>
          </table:table-cell>
          <table:table-cell office:value-type="float" office:value="2" table:style-name="ce27">
            <text:p>2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 ls</text:p>
          </table:table-cell>
          <table:table-cell table:style-name="ce7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ls: No such file or directory</text:p>
            <text:p>$&gt;</text:p>
          </table:table-cell>
          <table:table-cell office:value-type="float" office:value="1" table:style-name="ce27">
            <text:p>1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 ls &gt; ls</text:p>
          </table:table-cell>
          <table:table-cell table:style-name="ce7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ls: No such file or directory</text:p>
            <text:p>$&gt;</text:p>
          </table:table-cell>
          <table:table-cell office:value-type="float" office:value="1" table:style-name="ce27">
            <text:p>1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gt; ls1 &lt; ls2</text:p>
            <text:p><text:span text:style-name="T14">$&gt;</text:span><text:s/>ls</text:p>
          </table:table-cell>
          <table:table-cell table:style-name="ce7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ls2: No such file or directory</text:p>
            <text:p>$&gt;</text:p>
            <text:p>ls1 [...]</text:p>
            <text:p>$&gt;</text:p>
          </table:table-cell>
          <table:table-cell office:value-type="string" table:style-name="ce27">
            <text:p>1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hola</text:p>
            <text:p><text:span text:style-name="T14">$&gt;</text:span><text:s/>cat hola</text:p>
          </table:table-cell>
          <table:table-cell table:style-name="ce3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7"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cat &lt; bonjour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7"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bonjour</text:p>
            <text:p><text:span text:style-name="T14">$&gt;</text:span><text:s/>cat &lt;bonjour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7"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&gt;bonjour</text:p>
            <text:p><text:span text:style-name="T14">$&gt;</text:span><text:s/>cat&lt;bonjour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7"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&gt; bonjour</text:p>
            <text:p><text:span text:style-name="T14">$&gt;</text:span><text:s/>cat&lt; bonjour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7"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bonjour</text:p>
            <text:p><text:span text:style-name="T14">$&gt;</text:span><text:s/>cat&lt; bonjour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7"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cat &lt; bonjour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7"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cat &lt; srcs/bonjour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7"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srcs/bonjour</text:p>
            <text:p><text:span text:style-name="T14">$&gt;</text:span><text:s/>cat &lt;srcs/bonjour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7"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33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que tal</text:p>
            <text:p>$&gt;</text:p>
          </table:table-cell>
          <table:table-cell office:value-type="string" table:style-name="ce27">
            <text:p>0</text:p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rm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que tal</text:p>
            <text:p>$&gt;</text:p>
          </table:table-cell>
          <table:table-cell office:value-type="string" table:style-name="ce27">
            <text:p>0</text:p>
            <text:p>0</text:p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'c'"h"o hola &gt; bonjour</text:p>
            <text:p><text:span text:style-name="T14">$&gt;</text:span><text:s/>cat 'bo'"n"jour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7"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&gt; bonjour\ 1</text:p>
            <text:p><text:span text:style-name="T14">$&gt;</text:span><text:s/>ls</text:p>
            <text:p><text:span text:style-name="T14">$&gt;</text:span><text:s/>cat bonjour\ 1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1' [...]</text:p>
            <text:p>$&gt;</text:p>
            <text:p>hola</text:p>
            <text:p>$&gt;</text:p>
          </table:table-cell>
          <table:table-cell office:value-type="string" table:style-name="ce27">
            <text:p>0</text:p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 hey</text:p>
            <text:p><text:span text:style-name="T14">$&gt;</text:span><text:s/>ls</text:p>
            <text:p><text:span text:style-name="T14">$&gt;</text:span><text:s/>cat bonjour</text:p>
            <text:p><text:span text:style-name="T14">$&gt;</text:span><text:s/>cat hey</text:p>
          </table:table-cell>
          <table:table-cell table:style-name="ce33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[...]</text:p>
            <text:p>$&gt;</text:p>
            <text:p>hola hey</text:p>
            <text:p>$&gt;</text:p>
            <text:p>cat: hey: No such file or directory</text:p>
            <text:p>$&gt;</text:p>
          </table:table-cell>
          <table:table-cell office:value-type="string" table:style-name="ce27">
            <text:p>0</text:p>
            <text:p>0</text:p>
            <text:p>0</text:p>
            <text:p>1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gt;srcs/hello &lt;prout</text:p>
            <text:p><text:span text:style-name="T14">$&gt;</text:span><text:s/>cat srcs/bonjour srcs/hello</text:p>
          </table:table-cell>
          <table:table-cell table:style-name="ce3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</table:table-cell>
          <table:table-cell office:value-type="string" table:style-name="ce27">
            <text:p>0</text:p>
            <text:p>0</text:p>
            <text:p>1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text:s/></text:span>rm srcs/bonjour srcs/hello</text:p>
            <text:p><text:span text:style-name="T14">$&gt;</text:span><text:s/>&gt;srcs/bonjour &gt;srcs/hello &lt;prout</text:p>
            <text:p><text:span text:style-name="T14">$&gt;</text:span><text:s/>ls srcs</text:p>
            <text:p><text:span text:style-name="T14">$&gt;</text:span><text:s/>cat srcs/bonjour srcs/hello</text:p>
          </table:table-cell>
          <table:table-cell table:style-name="ce3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 hello</text:p>
            <text:p>$&gt;</text:p>
            <text:p>$&gt;</text:p>
          </table:table-cell>
          <table:table-cell office:value-type="string" table:style-name="ce27">
            <text:p>0</text:p>
            <text:p>0</text:p>
            <text:p>0</text:p>
            <text:p>1</text:p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lt;prout 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3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7">
            <text:p>0</text:p>
            <text:p>0</text:p>
            <text:p>1</text:p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text:s/></text:span>rm srcs/bonjour srcs/hello</text:p>
            <text:p><text:span text:style-name="T14">$&gt;</text:span><text:s/>&gt;srcs/bonjour &lt;prout &gt;srcs/hello</text:p>
            <text:p><text:span text:style-name="T14">$&gt;</text:span><text:s/>ls srcs</text:p>
            <text:p><text:span text:style-name="T14">$&gt;</text:span><text:s/>cat srcs/bonjour</text:p>
          </table:table-cell>
          <table:table-cell table:style-name="ce33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$&gt;</text:p>
          </table:table-cell>
          <table:table-cell office:value-type="string" table:style-name="ce27">
            <text:p>0</text:p>
            <text:p>0</text:p>
            <text:p>0</text:p>
            <text:p>1</text:p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/text:span><text:s/>&gt;../bonjour &gt;../hello &lt;prout</text:p>
            <text:p><text:span text:style-name="T14">$&gt;</text:span><text:s/>cat ../bonjour ../hello</text:p>
          </table:table-cell>
          <table:table-cell table:style-name="ce3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</table:table-cell>
          <table:table-cell office:value-type="string" table:style-name="ce27">
            <text:p>0</text:p>
            <text:p>0</text:p>
            <text:p>1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text:s/></text:span>rm ../bonjour ../hello</text:p>
            <text:p><text:span text:style-name="T14">$&gt;</text:span><text:s/>&gt;../bonjour &gt;../hello &lt;prout</text:p>
            <text:p><text:span text:style-name="T14">$&gt;</text:span><text:s/>ls ..</text:p>
            <text:p><text:span text:style-name="T14">$&gt;</text:span><text:s/>cat ../bonjour ../hello</text:p>
          </table:table-cell>
          <table:table-cell table:style-name="ce33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 hello</text:p>
            <text:p>$&gt;</text:p>
            <text:p>$&gt;</text:p>
          </table:table-cell>
          <table:table-cell office:value-type="string" table:style-name="ce27">
            <text:p>0</text:p>
            <text:p>0</text:p>
            <text:p>0</text:p>
            <text:p>1</text:p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/text:span><text:s/>&gt;../bonjour &lt;prout &gt;../hello</text:p>
            <text:p><text:span text:style-name="T14">$&gt;</text:span><text:s/>cat ../bonjour</text:p>
            <text:p><text:span text:style-name="T14">$&gt;</text:span><text:s/>cat ../hello</text:p>
          </table:table-cell>
          <table:table-cell table:style-name="ce33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7">
            <text:p>0</text:p>
            <text:p>0</text:p>
            <text:p>1</text:p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text:s/></text:span>rm ../bonjour ../hello</text:p>
            <text:p><text:span text:style-name="T14">$&gt;</text:span><text:s/>&gt;../bonjour &lt;prout &gt;../hello</text:p>
            <text:p><text:span text:style-name="T14">$&gt;</text:span><text:s/>ls ..</text:p>
            <text:p><text:span text:style-name="T14">$&gt;</text:span><text:s/>cat ../bonjour</text:p>
          </table:table-cell>
          <table:table-cell table:style-name="ce33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$&gt;</text:p>
          </table:table-cell>
          <table:table-cell office:value-type="string" table:style-name="ce27">
            <text:p>0</text:p>
            <text:p>0</text:p>
            <text:p>0</text:p>
            <text:p>1</text:p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gt;&gt;srcs/hello &lt;prout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3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7">
            <text:p>0</text:p>
            <text:p>0</text:p>
            <text:p>1</text:p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gt;srcs/hello &lt;prout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3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$&gt;</text:p>
          </table:table-cell>
          <table:table-cell office:value-type="string" table:style-name="ce27">
            <text:p>0</text:p>
            <text:p>0</text:p>
            <text:p>1</text:p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gt;&gt;srcs/hello &lt;prout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3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7">
            <text:p>0</text:p>
            <text:p>0</text:p>
            <text:p>1</text:p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lt;prout &gt;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3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7">
            <text:p>0</text:p>
            <text:p>0</text:p>
            <text:p>1</text:p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lt;prout 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3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7">
            <text:p>0</text:p>
            <text:p>0</text:p>
            <text:p>1</text:p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lt;prout &gt;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3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7">
            <text:p>0</text:p>
            <text:p>0</text:p>
            <text:p>1</text:p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lt;prout &gt;&gt;srcs/bonjour &gt;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3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7">
            <text:p>0</text:p>
            <text:p>0</text:p>
            <text:p>1</text:p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&lt;bonjour &gt;hello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3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&gt;&gt;</text:p>
          </table:table-cell>
          <table:table-cell office:value-type="string" table:style-name="ce27">
            <text:p>0</text:p>
            <text:p>0</text:p>
            <text:p>0</text:p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&gt;bonjour &gt;hello &lt; prout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3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$&gt;</text:p>
          </table:table-cell>
          <table:table-cell office:value-type="string" table:style-name="ce27">
            <text:p>0</text:p>
            <text:p>0</text:p>
            <text:p>1</text:p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rm bonjour hello</text:p>
            <text:p><text:span text:style-name="T14">$&gt;</text:span><text:s/>&gt;bonjour &gt;hello &lt; prout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3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$&gt;</text:p>
          </table:table-cell>
          <table:table-cell office:value-type="string" table:style-name="ce27">
            <text:p>0</text:p>
            <text:p>0</text:p>
            <text:p>0</text:p>
            <text:p>1</text:p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&gt;bonjour &lt;prout hello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3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7">
            <text:p>0</text:p>
            <text:p>0</text:p>
            <text:p>1</text:p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&gt;bonjour &lt;prout hello</text:p>
            <text:p><text:span text:style-name="T14">$&gt;</text:span><text:s/>cat bonjour</text:p>
          </table:table-cell>
          <table:table-cell table:style-name="ce33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</table:table-cell>
          <table:table-cell office:value-type="string" table:style-name="ce27">
            <text:p>0</text:p>
            <text:p>0</text:p>
            <text:p>0</text:p>
            <text:p>1</text:p>
            <text:p>0</text:p>
          </table:table-cell>
          <table:table-cell office:value-type="string" table:style-name="ce28">
            <text:p>Le fichier hello n'existe pa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&lt;bonjour cat | wc &gt; bonjour</text:p>
            <text:p><text:span text:style-name="T14">$&gt;</text:span><text:s/>cat bonjour</text:p>
          </table:table-cell>
          <table:table-cell table:style-name="ce33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0 0 0</text:p>
            <text:p>$&gt;</text:p>
          </table:table-cell>
          <table:table-cell office:value-type="string" table:style-name="ce27">
            <text:p>0</text:p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rm -f bonjour</text:p>
            <text:p><text:span text:style-name="T14">$&gt;</text:span><text:s/>rm bonjour &gt; bonjour</text:p>
            <text:p><text:span text:style-name="T14">$&gt;</text:span><text:s/>ls -l bonjour</text:p>
          </table:table-cell>
          <table:table-cell table:style-name="ce33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ls: cannot access 'bonjour': No such file or directory</text:p>
          </table:table-cell>
          <table:table-cell office:value-type="string" table:style-name="ce27">
            <text:p>0</text:p>
            <text:p>0</text:p>
            <text:p>2</text:p>
          </table:table-cell>
          <table:table-cell table:style-name="ce28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$HOLA</text:p>
            <text:p><text:span text:style-name="T14">$&gt;</text:span><text:s/>ls</text:p>
          </table:table-cell>
          <table:table-cell table:style-name="ce33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'bonjour hello' [...]</text:p>
            <text:p>$&gt;</text:p>
          </table:table-cell>
          <table:table-cell office:value-type="string" table:style-name="ce27">
            <text:p>0</text:p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"$HOLA"</text:p>
            <text:p><text:span text:style-name="T14">$&gt;</text:span><text:s/>ls</text:p>
          </table:table-cell>
          <table:table-cell table:style-name="ce33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'bonjour hello' [...]</text:p>
            <text:p>$&gt;</text:p>
          </table:table-cell>
          <table:table-cell office:value-type="string" table:style-name="ce27">
            <text:p>0</text:p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$"HOLA"</text:p>
            <text:p><text:span text:style-name="T14">$&gt;</text:span><text:s/>ls</text:p>
          </table:table-cell>
          <table:table-cell table:style-name="ce33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HOLA [...]</text:p>
            <text:p>$&gt;</text:p>
          </table:table-cell>
          <table:table-cell office:value-type="string" table:style-name="ce27">
            <text:p>0</text:p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$HOLA&gt;hey</text:p>
            <text:p><text:span text:style-name="T14">$&gt;</text:span><text:s/>ls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'bonjour hello' hey [...]</text:p>
            <text:p>$&gt;</text:p>
          </table:table-cell>
          <table:table-cell office:value-type="string" table:style-name="ce27">
            <text:p>0</text:p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hey&gt;$HOLA</text:p>
            <text:p><text:span text:style-name="T14">$&gt;</text:span><text:s/>ls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'bonjour hello' hey [...]</text:p>
            <text:p>$&gt;</text:p>
          </table:table-cell>
          <table:table-cell office:value-type="string" table:style-name="ce27">
            <text:p>0</text:p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hey&gt;$HOLA&gt;hey&gt;hey</text:p>
            <text:p><text:span text:style-name="T14">$&gt;</text:span><text:s/>ls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'bonjour hello' hey [...]</text:p>
            <text:p>$&gt;</text:p>
          </table:table-cell>
          <table:table-cell office:value-type="string" table:style-name="ce27">
            <text:p>0</text:p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A=hey</text:p>
            <text:p><text:span text:style-name="T14">$&gt;</text:span><text:s/>export A B=Hola D E C="Que Tal"</text:p>
            <text:p><text:span text:style-name="T14">$&gt;</text:span><text:s/>echo $PROUT$B$C &gt; /tmp/a &gt; /tmp/b &gt; /tmp/c</text:p>
            <text:p><text:span text:style-name="T14">$&gt;</text:span><text:s/>cat /tmp/a</text:p>
            <text:p><text:span text:style-name="T14">$&gt;</text:span><text:s/>cat /tmp/b</text:p>
            <text:p><text:span text:style-name="T14">$&gt;<text:s/></text:span>cat /tmp/c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29">
            <text:p>$&gt;</text:p>
            <text:p>$&gt;</text:p>
            <text:p>$&gt;</text:p>
            <text:p>HolaQue Tal</text:p>
            <text:p>$&gt;</text:p>
          </table:table-cell>
          <table:table-cell office:value-type="string" table:style-name="ce27">
            <text:p>0</text:p>
            <text:p>0</text:p>
            <text:p>0</text:p>
            <text:p>0</text:p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2">
          <table:covered-table-cell/>
          <table:table-cell office:value-type="string" table:style-name="ce79">
            <text:p><text:span text:style-name="T14">!!!!!</text:span><text:s/>Contenu du fichier a : "Amour Tu es Horrible"</text:p>
            <text:p><text:span text:style-name="T29">!!!!!</text:span><text:s/>Contenu du fichier b : "0123456789"</text:p>
            <text:p><text:span text:style-name="T26">!!!!!</text:span><text:s/>Contenu du fichier c : "Prout"</text:p>
          </table:table-cell>
          <table:table-cell table:number-columns-repeated="6" table:style-name="ce80"/>
          <table:table-cell table:number-columns-repeated="2"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a cat &lt;b &lt;c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Prout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echo <text:s text:c="3"/>" <text:s text:c="2"/>hola <text:s text:c="3"/>bon <text:s text:c="2"/>" hla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$&gt;</text:p>
            <text:p>Amour Tu es Horrible</text:p>
            <text:p>0123456789</text:p>
            <text:p>Prout</text:p>
            <text:p>$&gt;</text:p>
          </table:table-cell>
          <table:table-cell office:value-type="string" table:style-name="ce27">
            <text:p>0</text:p>
            <text:p>0</text:p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a ls &gt;b &gt;&gt;c &gt;d</text:p>
            <text:p><text:span text:style-name="T14">$&gt;</text:span><text:s/>cat a</text:p>
            <text:p><text:span text:style-name="T14">$&gt;</text:span><text:s/>cat b</text:p>
            <text:p><text:span text:style-name="T14">$&gt;</text:span><text:s/>cat c</text:p>
            <text:p><text:span text:style-name="T14">$&gt;</text:span><text:s/>cat d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$&gt;</text:p>
            <text:p>Prout</text:p>
            <text:p>$&gt;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test.c</text:span><text:span text:style-name="T17"/></text:p>
            <text:p>$&gt;</text:p>
          </table:table-cell>
          <table:table-cell office:value-type="string" table:style-name="ce27">
            <text:p>0</text:p>
            <text:p>0</text:p>
            <text:p>0</text:p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a ls &gt;b &gt;&gt;c &gt;d</text:p>
            <text:p><text:span text:style-name="T14">$&gt;</text:span><text:s/>cat a</text:p>
            <text:p><text:span text:style-name="T14">$&gt;</text:span><text:s/>cat b</text:p>
            <text:p><text:span text:style-name="T14">$&gt;</text:span><text:s/>cat c</text:p>
            <text:p><text:span text:style-name="T14">$&gt;</text:span><text:s/>cat d</text:p>
          </table:table-cell>
          <table:table-cell table:style-name="ce33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$&gt;</text:p>
            <text:p>Prout</text:p>
            <text:p>$&gt;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test.c</text:span><text:span text:style-name="T17"/></text:p>
            <text:p>$&gt;</text:p>
          </table:table-cell>
          <table:table-cell office:value-type="string" table:style-name="ce27">
            <text:p>0</text:p>
            <text:p>0</text:p>
            <text:p>0</text:p>
            <text:p>0</text:p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a &gt; b &gt; c</text:p>
            <text:p><text:span text:style-name="T14">$&gt;</text:span><text:s/>cat a</text:p>
            <text:p><text:span text:style-name="T14">$&gt;</text:span><text:s/>cat b</text:p>
            <text:p><text:span text:style-name="T14">$&gt;</text:span><text:s/>cat c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hola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mkdir dir</text:p>
            <text:p><text:span text:style-name="T14">$&gt;</text:span><text:s/>ls -la &gt; dir/bonjour</text:p>
            <text:p><text:span text:style-name="T14">$&gt;</text:span><text:s/>cat dir/bonjour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total 16</text:p>
            <text:p>drwx------ 2 vietdu91 [...] .</text:p>
            <text:p>drwxrwxewt 51 root [...] ..</text:p>
            <text:p>[...]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a</text:p>
            <text:p><text:span text:style-name="T14">$&gt;</text:span><text:s/>cat a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Amour Tu es Horrible</text:p>
            <text:p>$&gt;</text:p>
          </table:table-cell>
          <table:table-cell office:value-type="float" office:value="0" table:style-name="ce27">
            <text:p>0</text:p>
          </table:table-cell>
          <table:table-cell table:style-name="ce2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d cat &lt;a &gt;&gt;e</text:p>
            <text:p><text:span text:style-name="T14">$&gt;</text:span><text:s/>cat a</text:p>
            <text:p><text:span text:style-name="T14">$&gt;</text:span><text:s/>cat d</text:p>
            <text:p><text:span text:style-name="T14">$&gt;</text:span><text:s/>cat e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Amour</text:p>
            <text:p>$&gt;</text:p>
            <text:p>Amour</text:p>
            <text:p>$&gt;</text:p>
          </table:table-cell>
          <table:table-cell office:value-type="string" table:style-name="ce27">
            <text:p>0</text:p>
            <text:p>0</text:p>
            <text:p>0</text:p>
            <text:p>0</text:p>
          </table:table-cell>
          <table:table-cell table:style-name="ce30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 a &gt; b cat &gt; hey &gt;&gt; d</text:p>
            <text:p><text:span text:style-name="T14">$&gt;</text:span><text:s/>cat d</text:p>
            <text:p><text:span text:style-name="T14">$&gt;</text:span><text:s/>ls</text:p>
          </table:table-cell>
          <table:table-cell table:style-name="ce2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Amour Tu Es Horrible</text:p>
            <text:p>$&gt;</text:p>
            <text:p>[...] a b hey d</text:p>
          </table:table-cell>
          <table:table-cell office:value-type="string" table:style-name="ce27">
            <text:p>0</text:p>
            <text:p>0</text:p>
            <text:p>0</text:p>
          </table:table-cell>
          <table:table-cell table:style-name="ce30"/>
          <table:table-cell table:number-columns-repeated="16374"/>
        </table:table-row>
        <table:table-row table:style-name="ro6">
          <table:table-cell office:value-type="string" table:number-columns-spanned="1" table:number-rows-spanned="19" table:style-name="ce95">
            <text:p>HEREDOC<text:s/><text:span text:style-name="T23">⏮️</text:span></text:p>
          </table:table-cell>
          <table:table-cell office:value-type="string" table:style-name="ce19">
            <text:p><text:span text:style-name="T14">$&gt;</text:span><text:s/>cat &lt;&lt;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6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'hola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6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6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ho"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6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$HOME</text:p>
          </table:table-cell>
          <table:table-cell table:style-name="ce11"/>
          <table:table-cell table:style-name="ce12"/>
          <table:table-cell table:style-name="ce42"/>
          <table:table-cell table:style-name="ce14"/>
          <table:table-cell table:style-name="ce15"/>
          <table:table-cell office:value-type="string" table:style-name="ce19">
            <text:p>&gt; prout</text:p>
            <text:p>&gt; /home/vietdu91</text:p>
            <text:p>&gt; $HO</text:p>
            <text:p>&gt; 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6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hola &gt; bonjour</text:p>
            <text:p><text:span text:style-name="T14">$&gt;</text:span><text:s/>cat 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croutte</text:p>
            <text:p>&gt; antoine pue</text:p>
            <text:p>&gt; hola</text:p>
            <text:p>$&gt;</text:p>
            <text:p>prout</text:p>
            <text:p>croutte</text:p>
            <text:p>antoine pue</text:p>
          </table:table-cell>
          <table:table-cell office:value-type="float" office:value="0" table:style-name="ce18">
            <text:p>0</text:p>
          </table:table-cell>
          <table:table-cell table:style-name="ce6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hola | rev</text:p>
          </table:table-cell>
          <table:table-cell table:style-name="ce6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croutte</text:p>
            <text:p>&gt; antoine pue</text:p>
            <text:p>&gt; hola</text:p>
            <text:p>tuorp</text:p>
            <text:p>ettuorc</text:p>
            <text:p>eup eniotn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6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chola</text:p>
            <text:p>&gt; holache</text:p>
            <text:p>&gt; hola</text:p>
            <text:p>&gt; "hola"</text:p>
            <text:p>&gt; 'hola'</text:p>
            <text:p>&gt; 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6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</text:p>
            <text:p>&gt;</text:p>
            <text:p>&gt; 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66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cat &lt;&lt;</text:p>
          </table:table-cell>
          <table:table-cell table:style-name="ce8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2">
            <text:p>bash: syntax error near unexpected token `newline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6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prout &lt;&lt; lol &lt;&lt; koala</text:p>
          </table:table-cell>
          <table:table-cell table:style-name="ce8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lol</text:p>
            <text:p>&gt; koa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6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rout &lt;&lt; lol &lt;&lt; cat &lt;&lt; koala</text:p>
          </table:table-cell>
          <table:table-cell table:style-name="ce8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lol</text:p>
            <text:p>&gt; cat</text:p>
            <text:p>&gt; koala</text:p>
            <text:p>bash: prout: command not found</text:p>
          </table:table-cell>
          <table:table-cell office:value-type="float" office:value="127" table:style-name="ce18">
            <text:p>127</text:p>
          </table:table-cell>
          <table:table-cell table:style-name="ce6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$hola</text:p>
          </table:table-cell>
          <table:table-cell table:style-name="ce8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46">
            <text:p>&gt; $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6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$"hola"$"b"</text:p>
          </table:table-cell>
          <table:table-cell table:style-name="ce8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46">
            <text:p>&gt; holab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6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$"$hola"$$"b"</text:p>
          </table:table-cell>
          <table:table-cell table:style-name="ce81"/>
          <table:table-cell table:style-name="ce12"/>
          <table:table-cell table:style-name="ce13"/>
          <table:table-cell table:style-name="ce83"/>
          <table:table-cell table:style-name="ce15"/>
          <table:table-cell office:value-type="string" table:style-name="ce46">
            <text:p>&gt; $hola$$b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6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ho$la$"$a"$$"b"</text:p>
          </table:table-cell>
          <table:table-cell table:style-name="ce81"/>
          <table:table-cell table:style-name="ce12"/>
          <table:table-cell table:style-name="ce13"/>
          <table:table-cell table:style-name="ce83"/>
          <table:table-cell table:style-name="ce15"/>
          <table:table-cell office:value-type="string" table:style-name="ce46">
            <text:p>&gt; hola$a$$b</text:p>
            <text:p>&gt; ho$la$a$$nb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6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&lt;&lt; bonjour</text:p>
          </table:table-cell>
          <table:table-cell table:style-name="ce8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46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6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&lt;&lt;&lt; bonjour</text:p>
          </table:table-cell>
          <table:table-cell table:style-name="ce8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46">
            <text:p>bash: syntax error near unexpected token `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6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&lt;&lt;&lt;&lt; bonjour</text:p>
          </table:table-cell>
          <table:table-cell table:style-name="ce8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46">
            <text:p>bash: syntax error near unexpected token `&lt;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66"/>
          <table:table-cell table:number-columns-repeated="16374"/>
        </table:table-row>
        <table:table-row table:style-name="ro19">
          <table:table-cell office:value-type="string" table:number-columns-spanned="1" table:number-rows-spanned="6" table:style-name="ce92">
            <text:p>WILDCARD ⭐</text:p>
          </table:table-cell>
          <table:table-cell office:value-type="string" table:style-name="ce19">
            <text:p><text:span text:style-name="T14">$&gt;</text:span><text:s/>ls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83"/>
          <table:table-cell table:style-name="ce15"/>
          <table:table-cell office:value-type="string" table:style-name="ce29">
            <text:p><text:span text:style-name="T17">crashtest.c Docs Dockers Drawings Makefile minishell philosophers test.c</text:span><text:span text:style-name="T17"/></text:p>
            <text:p/>
            <text:p><text:span text:style-name="T17">Docs:</text:span><text:span text:style-name="T17"/></text:p>
            <text:p><text:span text:style-name="T17">identite.pdf loyer.pdf</text:span><text:span text:style-name="T17"/></text:p>
            <text:p><text:span text:style-name="T17">srcs:</text:span><text:span text:style-name="T17"/></text:p>
            <text:p><text:span text:style-name="T17">main.c utils.c sort.c</text:span><text:span text:style-name="T17"/></text:p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36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ls *.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83"/>
          <table:table-cell table:style-name="ce15"/>
          <table:table-cell office:value-type="string" table:style-name="ce29">
            <text:p><text:span text:style-name="T17">crashtest.c test.c</text:span><text:span text:style-name="T17"/></text:p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36">
            <text:p>[BONUS]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19">
            <text:p><text:span text:style-name="T14">$&gt;</text:span><text:s/>ls *.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83"/>
          <table:table-cell table:style-name="ce15"/>
          <table:table-cell office:value-type="string" table:style-name="ce29">
            <text:p>ls: cannot access '*.hola' : No such file or directory</text:p>
            <text:p>$&gt;</text:p>
          </table:table-cell>
          <table:table-cell office:value-type="float" office:value="2" table:style-name="ce27">
            <text:p>2</text:p>
          </table:table-cell>
          <table:table-cell office:value-type="string" table:style-name="ce36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at M*le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83"/>
          <table:table-cell table:style-name="ce15"/>
          <table:table-cell office:value-type="string" table:style-name="ce19">
            <text:p>[<text:span text:style-name="T16">affiche le Makefile</text:span>]</text:p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36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at M*ee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83"/>
          <table:table-cell table:style-name="ce15"/>
          <table:table-cell office:value-type="string" table:style-name="ce10">
            <text:p>cat: 'M*ee': No such file or directory</text:p>
          </table:table-cell>
          <table:table-cell office:value-type="float" office:value="1" table:style-name="ce27">
            <text:p>1</text:p>
          </table:table-cell>
          <table:table-cell office:value-type="string" table:style-name="ce36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at Make*file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83"/>
          <table:table-cell table:style-name="ce15"/>
          <table:table-cell office:value-type="string" table:style-name="ce19">
            <text:p>[<text:span text:style-name="T16">affiche le Makefile</text:span>]</text:p>
            <text:p>$&gt;</text:p>
          </table:table-cell>
          <table:table-cell office:value-type="float" office:value="0" table:style-name="ce27">
            <text:p>0</text:p>
          </table:table-cell>
          <table:table-cell office:value-type="string" table:style-name="ce36">
            <text:p>[BONUS]</text:p>
          </table:table-cell>
          <table:table-cell table:number-columns-repeated="16374"/>
        </table:table-row>
        <table:table-row table:number-rows-repeated="1047808" table:style-name="ro3">
          <table:table-cell table:number-columns-repeated="16384"/>
        </table:table-row>
        <table:named-expressions>
          <table:named-range table:name="_xlnm._FilterDatabase" table:cell-range-address="RC.$D$23:RC.$G$768" table:base-cell-address="RC.$A$1"/>
        </table:named-expressions>
      </table:table>
      <table:database-ranges>
        <table:database-range table:target-range-address="RC.D23:RC.G768" table:name="__Anonymous_Sheet_DB__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ntarell" svg:font-family="Cantarell"/>
    <style:font-face style:name="Nunito" svg:font-family="Nunito"/>
    <style:font-face style:name="Ubuntu Mono" svg:font-family="&quot;Ubuntu Mono&quot;"/>
    <style:font-face style:name="&quot;docs-Ubuntu Mono&quot;" svg:font-family="&quot;&quot;docs-Ubuntu Mono&quot;&quot;"/>
    <style:font-face style:name="Ubuntu Mono,Arial" svg:font-family="&quot;Ubuntu Mono,Arial&quot;"/>
    <style:font-face style:name="docs-Cantarell" svg:font-family="docs-Cantarell"/>
  </office:font-face-decls>
  <office:styles>
    <number:number-style style:name="N0">
      <number:number number:min-integer-digits="1"/>
    </number:number-style>
    <number:currency-style style:name="N36" number:language="ar" number:country="SA">
      <number:number number:decimal-places="2" number:min-decimal-places="2" number:min-integer-digits="1" number:grouping="true"/>
      <number:text> </number:text>
      <number:currency-symbol number:language="ar" number:country="SA">€</number:currency-symbol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onditionalStyle_1" style:family="table-cell" style:data-style-name="N0">
      <style:table-cell-properties style:vertical-align="automatic" fo:background-color="#FF0000"/>
      <style:text-properties fo:color="#FFFFFF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ltr" style:first-page-number="continue" style:scale-to-X="1" style:table-centering="horizontal" style:print="grid 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dc:creator>Olivier  Filloux</dc:creator>
    <dc:date>2025-05-19T16:50:31Z</dc:date>
    <meta:editing-cycles>1</meta:editing-cycles>
    <meta:editing-duration>PT15721S</meta:editing-duration>
  </office:meta>
</office:document-meta>
</file>